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ffcc"/>
    </style:style>
    <style:style style:name="ce8" style:family="table-cell" style:parent-style-name="Default" style:data-style-name="N0">
      <style:table-cell-properties fo:background-color="#99ff99"/>
    </style:style>
    <style:style style:name="ce9" style:family="table-cell" style:parent-style-name="Default" style:data-style-name="N0">
      <style:table-cell-properties fo:background-color="#99ff99"/>
      <style:text-properties fo:color="#ff6600"/>
    </style:style>
    <style:style style:name="ce10" style:family="table-cell" style:parent-style-name="Default" style:data-style-name="N0">
      <style:table-cell-properties fo:background-color="transparent"/>
      <style:text-properties fo:color="#ff6600"/>
    </style:style>
    <style:style style:name="ce11" style:family="table-cell" style:parent-style-name="Default" style:data-style-name="N0">
      <style:table-cell-properties fo:background-color="#99ff99"/>
      <style:text-properties fo:color="#ff9900"/>
    </style:style>
    <style:style style:name="ce12" style:family="table-cell" style:parent-style-name="Default" style:data-style-name="N0">
      <style:table-cell-properties fo:background-color="transparent"/>
      <style:text-properties fo:color="#ff9900"/>
    </style:style>
    <style:style style:name="ce1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 style:data-style-name="N0">
      <style:table-cell-properties fo:background-color="#99ff99"/>
      <style:text-properties fo:color="#ff3333"/>
    </style:style>
    <style:style style:name="ce16" style:family="table-cell" style:parent-style-name="Default">
      <style:table-cell-properties fo:background-color="#ccffcc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background-color="#ccffcc"/>
      <style:text-properties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99ff99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fo:background-color="#99ff99"/>
      <style:text-properties fo:color="#ff3333"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3 CH3" table:style-name="ta1">
        <table:shapes>
          <draw:frame draw:z-index="0" draw:style-name="gr1" draw:text-style-name="P1" svg:width="159.99mm" svg:height="89.99mm" svg:x="1426.84mm" svg:y="15.52mm">
            <loext:p draw:notify-on-update-of-ranges="'sp3 CH3'.B1:'sp3 CH3'.B1 'sp3 CH3'.D1:'sp3 CH3'.D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58.35mm" svg:y="16.5mm">
            <loext:p draw:notify-on-update-of-ranges="'sp3 CH3'.B1:'sp3 CH3'.B1 'sp3 CH3'.B1:'sp3 CH3'.B1 'sp3 CH3'.D1:'sp3 CH3'.D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5.07mm" svg:height="89.99mm" svg:x="1589.88mm" svg:y="16mm">
            <loext:p draw:notify-on-update-of-ranges="'sp3 CH3'.B1:'sp3 CH3'.B1 'sp3 CH3'.D1:'sp3 CH3'.D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922.29mm" svg:y="16.17mm">
            <loext:p draw:notify-on-update-of-ranges="'sp3 CH3'.B1:'sp3 CH3'.B1 'sp3 CH3'.D1:'sp3 CH3'.D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59.99mm" svg:height="89.99mm" svg:x="1427.03mm" svg:y="115mm">
            <loext:p draw:notify-on-update-of-ranges="'sp3 CH3'.B1:'sp3 CH3'.B1 'sp3 CH3'.D1:'sp3 CH3'.D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159.99mm" svg:height="89.99mm" svg:x="1923.5mm" svg:y="112.21mm">
            <loext:p draw:notify-on-update-of-ranges="'sp3 CH3'.B1:'sp3 CH3'.B1 'sp3 CH3'.D1:'sp3 CH3'.D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draw:text-style-name="P1" svg:width="159.99mm" svg:height="89.99mm" svg:x="1758.15mm" svg:y="109.94mm">
            <loext:p draw:notify-on-update-of-ranges="'sp3 CH3'.B1:'sp3 CH3'.B1 'sp3 CH3'.D1:'sp3 CH3'.D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7" draw:style-name="gr1" draw:text-style-name="P1" svg:width="159.99mm" svg:height="89.99mm" svg:x="1593.42mm" svg:y="111.18mm">
            <loext:p draw:notify-on-update-of-ranges="'sp3 CH3'.B1:'sp3 CH3'.B1 'sp3 CH3'.D1:'sp3 CH3'.D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966" table:default-cell-style-name="Default"/>
        <table:table-row table:style-name="ro1">
          <table:table-cell table:style-name="ce1"/>
          <table:table-cell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/>
          <table:table-cell office:value-type="float" office:value="27.2113845" calcext:value-type="float">
            <text:p>27.211384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1023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style-name="ce1" table:number-columns-repeated="2"/>
          <table:table-cell table:style-name="ce7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CH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(CH3)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CH3)3</text:p>
          </table:table-cell>
          <table:table-cell table:style-name="ce1" table:number-columns-repeated="3"/>
          <table:table-cell table:style-name="ce7"/>
          <table:table-cell table:style-name="ce1"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3.284" calcext:value-type="float">
            <text:p>-13.284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2.146" calcext:value-type="float">
            <text:p>-12.146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0.45" calcext:value-type="float">
            <text:p>-10.45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2.369" calcext:value-type="float">
            <text:p>-12.369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9.78" calcext:value-type="float">
            <text:p>-9.78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4.892" calcext:value-type="float">
            <text:p>-14.892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1.518" calcext:value-type="float">
            <text:p>-11.518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8.935" calcext:value-type="float">
            <text:p>-8.935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office:value-type="float" office:value="-79.1525771133" calcext:value-type="float">
            <text:p>-79.152577113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14.9350531276" calcext:value-type="float">
            <text:p>-114.935053127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95.1248145251" calcext:value-type="float">
            <text:p>-95.124814525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227.620441584" calcext:value-type="float">
            <text:p>-227.62044158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644.4350935604" calcext:value-type="float">
            <text:p>-644.435093560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40.1569001698" calcext:value-type="float">
            <text:p>-40.156900169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52.7875861152" calcext:value-type="float">
            <text:p>-152.787586115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459.3670141255" calcext:value-type="float">
            <text:p>-459.367014125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office:value-type="float" office:value="-78.7510146256" calcext:value-type="float">
            <text:p>-78.751014625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14.5181158966" calcext:value-type="float">
            <text:p>-114.518115896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94.898335544" calcext:value-type="float">
            <text:p>-94.89833554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227.4392707416" calcext:value-type="float">
            <text:p>-227.439270741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644.2823688253" calcext:value-type="float">
            <text:p>-644.282368825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39.7413849918" calcext:value-type="float">
            <text:p>-39.741384991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52.6736253505" calcext:value-type="float">
            <text:p>-152.673625350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459.1623073645" calcext:value-type="float">
            <text:p>-459.162307364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8]-[.G7]" office:value-type="float" office:value="0.401562487699991" calcext:value-type="float">
            <text:p>0.4015624877</text:p>
          </table:table-cell>
          <table:table-cell table:style-name="ce2" table:formula="of:=[.G9]*conv" office:value-type="float" office:value="10.927071253581" calcext:value-type="float">
            <text:p>10.9270712536</text:p>
          </table:table-cell>
          <table:table-cell table:style-name="ce7"/>
          <table:table-cell table:style-name="ce1" table:number-columns-repeated="3"/>
          <table:table-cell table:style-name="ce2" table:formula="of:=[.M8]-[.M7]" office:value-type="float" office:value="0.416937231000006" calcext:value-type="float">
            <text:p>0.416937231</text:p>
          </table:table-cell>
          <table:table-cell table:style-name="ce2" table:formula="of:=[.M9]*conv" office:value-type="float" office:value="11.3454393051065" calcext:value-type="float">
            <text:p>11.3454393051</text:p>
          </table:table-cell>
          <table:table-cell table:style-name="ce7"/>
          <table:table-cell table:style-name="ce1" table:number-columns-repeated="3"/>
          <table:table-cell table:style-name="ce2" table:formula="of:=[.S8]-[.S7]" office:value-type="float" office:value="0.226478981100001" calcext:value-type="float">
            <text:p>0.2264789811</text:p>
          </table:table-cell>
          <table:table-cell table:style-name="ce2" table:formula="of:=[.S9]*conv" office:value-type="float" office:value="6.16280663588037" calcext:value-type="float">
            <text:p>6.1628066359</text:p>
          </table:table-cell>
          <table:table-cell table:style-name="ce7"/>
          <table:table-cell table:style-name="ce1" table:number-columns-repeated="3"/>
          <table:table-cell table:style-name="ce2" table:formula="of:=[.Y8]-[.Y7]" office:value-type="float" office:value="0.181170842399979" calcext:value-type="float">
            <text:p>0.1811708424</text:p>
          </table:table-cell>
          <table:table-cell table:style-name="ce2" table:formula="of:=[.Y9]*conv" office:value-type="float" office:value="4.92990945273473" calcext:value-type="float">
            <text:p>4.9299094527</text:p>
          </table:table-cell>
          <table:table-cell table:style-name="ce7"/>
          <table:table-cell table:style-name="ce1" table:number-columns-repeated="3"/>
          <table:table-cell table:style-name="ce2" table:formula="of:=[.AE8]-[.AE7]" office:value-type="float" office:value="0.152724735100037" calcext:value-type="float">
            <text:p>0.1527247351</text:p>
          </table:table-cell>
          <table:table-cell table:style-name="ce2" table:formula="of:=[.AE9]*conv" office:value-type="float" office:value="4.15585148946775" calcext:value-type="float">
            <text:p>4.1558514895</text:p>
          </table:table-cell>
          <table:table-cell table:style-name="ce7"/>
          <table:table-cell table:style-name="ce1" table:number-columns-repeated="3"/>
          <table:table-cell table:style-name="ce2" table:formula="of:=[.AK8]-[.AK7]" office:value-type="float" office:value="0.415515178" calcext:value-type="float">
            <text:p>0.415515178</text:p>
          </table:table-cell>
          <table:table-cell table:style-name="ce2" table:formula="of:=[.AK9]*conv" office:value-type="float" office:value="11.3067432741439" calcext:value-type="float">
            <text:p>11.3067432741</text:p>
          </table:table-cell>
          <table:table-cell table:style-name="ce7"/>
          <table:table-cell table:style-name="ce1" table:number-columns-repeated="3"/>
          <table:table-cell table:style-name="ce2" table:formula="of:=[.AQ8]-[.AQ7]" office:value-type="float" office:value="0.11396076470001" calcext:value-type="float">
            <text:p>0.1139607647</text:p>
          </table:table-cell>
          <table:table-cell table:style-name="ce2" table:formula="of:=[.AQ9]*conv" office:value-type="float" office:value="3.10103018616601" calcext:value-type="float">
            <text:p>3.1010301862</text:p>
          </table:table-cell>
          <table:table-cell table:style-name="ce7"/>
          <table:table-cell table:style-name="ce1" table:number-columns-repeated="3"/>
          <table:table-cell table:style-name="ce2" table:formula="of:=[.AW8]-[.AW7]" office:value-type="float" office:value="0.204706761000011" calcext:value-type="float">
            <text:p>0.204706761</text:p>
          </table:table-cell>
          <table:table-cell table:style-name="ce2" table:formula="of:=[.AW9]*conv" office:value-type="float" office:value="5.57035438332091" calcext:value-type="float">
            <text:p>5.5703543833</text:p>
          </table:table-cell>
          <table:table-cell table:style-name="ce7"/>
          <table:table-cell table:style-name="ce1" table:number-columns-repeated="3"/>
          <table:table-cell table:style-name="ce2" table:formula="of:=[.BC8]-[.BC7]" office:value-type="float" office:value="0" calcext:value-type="float">
            <text:p>0</text:p>
          </table:table-cell>
          <table:table-cell table:style-name="ce2" table:formula="of:=[.BC9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BI8]-[.BI7]" office:value-type="float" office:value="0" calcext:value-type="float">
            <text:p>0</text:p>
          </table:table-cell>
          <table:table-cell table:style-name="ce2" table:formula="of:=[.BI9]*conv" office:value-type="float" office:value="0" calcext:value-type="float">
            <text:p>0</text:p>
          </table:table-cell>
          <table:table-cell table:style-name="ce7"/>
          <table:table-cell table:style-name="ce1"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 office:value-type="float" office:value="0.378210651247436" calcext:value-type="float">
            <text:p>0.3782106512</text:p>
          </table:table-cell>
          <table:table-cell table:style-name="ce2" table:formula="of:=[.G10]*conv" office:value-type="float" office:value="10.2916354530894" calcext:value-type="float">
            <text:p>10.2916354531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309122361903688" calcext:value-type="float">
            <text:p>0.3091223619</text:p>
          </table:table-cell>
          <table:table-cell table:style-name="ce2" table:formula="of:=[.M10]*conv" office:value-type="float" office:value="8.41164744730941" calcext:value-type="float">
            <text:p>8.4116474473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72516349960189" calcext:value-type="float">
            <text:p>0.27251635</text:p>
          </table:table-cell>
          <table:table-cell table:style-name="ce2" table:formula="of:=[.S10]*conv" office:value-type="float" office:value="7.41554718130326" calcext:value-type="float">
            <text:p>7.4155471813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38281750588106" calcext:value-type="float">
            <text:p>0.2382817506</text:p>
          </table:table-cell>
          <table:table-cell table:style-name="ce2" table:formula="of:=[.Y10]*conv" office:value-type="float" office:value="6.48397633458605" calcext:value-type="float">
            <text:p>6.4839763346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3805163669004" calcext:value-type="float">
            <text:p>0.1238051637</text:p>
          </table:table-cell>
          <table:table-cell table:style-name="ce2" table:formula="of:=[.AE10]*conv" office:value-type="float" office:value="3.3689099116827" calcext:value-type="float">
            <text:p>3.3689099117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11958197062924" calcext:value-type="float">
            <text:p>0.4119581971</text:p>
          </table:table-cell>
          <table:table-cell table:style-name="ce2" table:formula="of:=[.AK10]*conv" office:value-type="float" office:value="11.209952898206" calcext:value-type="float">
            <text:p>11.2099528982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56738945139328" calcext:value-type="float">
            <text:p>0.1567389451</text:p>
          </table:table-cell>
          <table:table-cell table:style-name="ce2" table:formula="of:=[.AQ10]*conv" office:value-type="float" office:value="4.26508370231067" calcext:value-type="float">
            <text:p>4.2650837023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11688876711216" calcext:value-type="float">
            <text:p>0.2116888767</text:p>
          </table:table-cell>
          <table:table-cell table:style-name="ce2" table:formula="of:=[.AW10]*conv" office:value-type="float" office:value="5.76034741856198" calcext:value-type="float">
            <text:p>5.7603474186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C10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I10]*conv" office:value-type="float" office:value="0" calcext:value-type="float">
            <text:p>0</text:p>
          </table:table-cell>
          <table:table-cell table:style-name="ce7"/>
          <table:table-cell table:style-name="ce1"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office:value-type="float" office:value="-78.7060607" calcext:value-type="float">
            <text:p>-78.7060607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14.5750463113" calcext:value-type="float">
            <text:p>-114.575046311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94.8201675674" calcext:value-type="float">
            <text:p>-94.820167567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227.2683839387" calcext:value-type="float">
            <text:p>-227.2683839387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644.0862757225" calcext:value-type="float">
            <text:p>-644.086275722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39.6612877607" calcext:value-type="float">
            <text:p>-39.6612877607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52.4571001381" calcext:value-type="float">
            <text:p>-152.457100138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459.088231159" calcext:value-type="float">
            <text:p>-459.088231159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11]-[.G7]" office:value-type="float" office:value="0.446516413300003" calcext:value-type="float">
            <text:p>0.4465164133</text:p>
          </table:table-cell>
          <table:table-cell table:style-name="ce1" table:formula="of:=[.G12]*conv" office:value-type="float" office:value="12.1503298078673" calcext:value-type="float">
            <text:p>12.1503298079</text:p>
          </table:table-cell>
          <table:table-cell table:style-name="ce7"/>
          <table:table-cell table:style-name="ce1" table:number-columns-repeated="3"/>
          <table:table-cell table:style-name="ce1" table:formula="of:=[.M11]-[.M7]" office:value-type="float" office:value="0.3600068163" calcext:value-type="float">
            <text:p>0.3600068163</text:p>
          </table:table-cell>
          <table:table-cell table:style-name="ce1" table:formula="of:=[.M12]*conv" office:value-type="float" office:value="9.79628390096018" calcext:value-type="float">
            <text:p>9.796283901</text:p>
          </table:table-cell>
          <table:table-cell table:style-name="ce7"/>
          <table:table-cell table:style-name="ce1" table:number-columns-repeated="3"/>
          <table:table-cell table:style-name="ce1" table:formula="of:=[.S11]-[.S7]" office:value-type="float" office:value="0.304646957700001" calcext:value-type="float">
            <text:p>0.3046469577</text:p>
          </table:table-cell>
          <table:table-cell table:style-name="ce1" table:formula="of:=[.S12]*conv" office:value-type="float" office:value="8.28986550272997" calcext:value-type="float">
            <text:p>8.2898655027</text:p>
          </table:table-cell>
          <table:table-cell table:style-name="ce7"/>
          <table:table-cell table:style-name="ce1" table:number-columns-repeated="3"/>
          <table:table-cell table:style-name="ce1" table:formula="of:=[.Y11]-[.Y7]" office:value-type="float" office:value="0.352057645299993" calcext:value-type="float">
            <text:p>0.3520576453</text:p>
          </table:table-cell>
          <table:table-cell table:style-name="ce1" table:formula="of:=[.Y12]*conv" office:value-type="float" office:value="9.57997595242274" calcext:value-type="float">
            <text:p>9.5799759524</text:p>
          </table:table-cell>
          <table:table-cell table:style-name="ce7"/>
          <table:table-cell table:style-name="ce1" table:number-columns-repeated="3"/>
          <table:table-cell table:style-name="ce1" table:formula="of:=[.AE11]-[.AE7]" office:value-type="float" office:value="0.348817837900015" calcext:value-type="float">
            <text:p>0.3488178379</text:p>
          </table:table-cell>
          <table:table-cell table:style-name="ce1" table:formula="of:=[.AE12]*conv" office:value-type="float" office:value="9.49181630755597" calcext:value-type="float">
            <text:p>9.4918163076</text:p>
          </table:table-cell>
          <table:table-cell table:style-name="ce7"/>
          <table:table-cell table:style-name="ce1" table:number-columns-repeated="3"/>
          <table:table-cell table:style-name="ce1" table:formula="of:=[.AK11]-[.AK7]" office:value-type="float" office:value="0.495612409099998" calcext:value-type="float">
            <text:p>0.4956124091</text:p>
          </table:table-cell>
          <table:table-cell table:style-name="ce1" table:formula="of:=[.AK12]*conv" office:value-type="float" office:value="13.4862998269913" calcext:value-type="float">
            <text:p>13.486299827</text:p>
          </table:table-cell>
          <table:table-cell table:style-name="ce7"/>
          <table:table-cell table:style-name="ce1" table:number-columns-repeated="3"/>
          <table:table-cell table:style-name="ce1" table:formula="of:=[.AQ11]-[.AQ7]" office:value-type="float" office:value="0.330485977100011" calcext:value-type="float">
            <text:p>0.3304859771</text:p>
          </table:table-cell>
          <table:table-cell table:style-name="ce1" table:formula="of:=[.AQ12]*conv" office:value-type="float" office:value="8.9929809947266" calcext:value-type="float">
            <text:p>8.9929809947</text:p>
          </table:table-cell>
          <table:table-cell table:style-name="ce7"/>
          <table:table-cell table:style-name="ce1" table:number-columns-repeated="3"/>
          <table:table-cell table:style-name="ce1" table:formula="of:=[.AW11]-[.AW7]" office:value-type="float" office:value="0.278782966500046" calcext:value-type="float">
            <text:p>0.2787829665</text:p>
          </table:table-cell>
          <table:table-cell table:style-name="ce1" table:formula="of:=[.AW12]*conv" office:value-type="float" office:value="7.58607049348337" calcext:value-type="float">
            <text:p>7.5860704935</text:p>
          </table:table-cell>
          <table:table-cell table:style-name="ce7"/>
          <table:table-cell table:style-name="ce1" table:number-columns-repeated="3"/>
          <table:table-cell table:style-name="ce1" table:formula="of:=[.BC11]-[.BC7]" office:value-type="float" office:value="0" calcext:value-type="float">
            <text:p>0</text:p>
          </table:table-cell>
          <table:table-cell table:style-name="ce1" table:formula="of:=[.BC12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BI11]-[.BI7]" office:value-type="float" office:value="0" calcext:value-type="float">
            <text:p>0</text:p>
          </table:table-cell>
          <table:table-cell table:style-name="ce1" table:formula="of:=[.BI12]*conv" office:value-type="float" office:value="0" calcext:value-type="float">
            <text:p>0</text:p>
          </table:table-cell>
          <table:table-cell table:style-name="ce7"/>
          <table:table-cell table:style-name="ce1" table:number-columns-repeated="961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style-name="ce4" table:number-columns-repeated="961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ane</text:p>
          </table:table-cell>
          <table:table-cell table:style-name="ce4" office:value-type="string" calcext:value-type="string">
            <text:p><text:s/>(eclipsed)</text:p>
          </table:table-cell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CH3)3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(CH3)3)3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CH3)3</text:p>
          </table:table-cell>
          <table:table-cell table:style-name="ce4" table:number-columns-repeated="3"/>
          <table:table-cell table:style-name="ce8"/>
          <table:table-cell table:style-name="ce4"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3.911" calcext:value-type="float">
            <text:p>-13.911</text:p>
          </table:table-cell>
          <table:table-cell table:style-name="ce15" table:formula="of:=[.H6]-[.H15]" office:value-type="float" office:value="0.626999999999999" calcext:value-type="float">
            <text:p>0.627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2.903" calcext:value-type="float">
            <text:p>-12.903</text:p>
          </table:table-cell>
          <table:table-cell table:style-name="ce15" table:formula="of:=[.N6]-[.N15]" office:value-type="float" office:value="0.757" calcext:value-type="float">
            <text:p>0.757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0.621" calcext:value-type="float">
            <text:p>-10.621</text:p>
          </table:table-cell>
          <table:table-cell table:style-name="ce15" table:formula="of:=[.T6]-[.T15]" office:value-type="float" office:value="0.171000000000001" calcext:value-type="float">
            <text:p>0.171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2.157" calcext:value-type="float">
            <text:p>-12.157</text:p>
          </table:table-cell>
          <table:table-cell table:style-name="ce15" table:formula="of:=[.Z6]-[.Z15]" office:value-type="float" office:value="-0.212" calcext:value-type="float">
            <text:p>-0.212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9.744" calcext:value-type="float">
            <text:p>-9.744</text:p>
          </table:table-cell>
          <table:table-cell table:style-name="ce15" table:formula="of:=[.AF6]-[.AF15]" office:value-type="float" office:value="-0.0359999999999996" calcext:value-type="float">
            <text:p>-0.036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5.074" calcext:value-type="float">
            <text:p>-15.074</text:p>
          </table:table-cell>
          <table:table-cell table:style-name="ce15" table:formula="of:=[.AL6]-[.AL15]" office:value-type="float" office:value="0.182" calcext:value-type="float">
            <text:p>0.182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R6]-[.AR15]" office:value-type="float" office:value="-11.518" calcext:value-type="float">
            <text:p>-11.518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X6]-[.AX15]" office:value-type="float" office:value="-8.935" calcext:value-type="float">
            <text:p>-8.935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BD6]-[.BD15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BJ6]-[.BJ15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office:value-type="float" office:value="-40.3115575671" calcext:value-type="float">
            <text:p>-40.3115575671</text:p>
          </table:table-cell>
          <table:table-cell table:style-name="ce4"/>
          <table:table-cell table:style-name="ce11" table:formula="of:=ABS(([.I15]/[.H15])*100)" office:value-type="float" office:value="4.50722449859822" calcext:value-type="float">
            <text:p>4.5072244986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76.2067478369" calcext:value-type="float">
            <text:p>-76.2067478369</text:p>
          </table:table-cell>
          <table:table-cell table:style-name="ce4"/>
          <table:table-cell table:style-name="ce11" table:formula="of:=ABS(([.O15]/[.N15])*100)" office:value-type="float" office:value="5.86685266992172" calcext:value-type="float">
            <text:p>5.8668526699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56.3626965544" calcext:value-type="float">
            <text:p>-56.3626965544</text:p>
          </table:table-cell>
          <table:table-cell table:style-name="ce4"/>
          <table:table-cell table:style-name="ce11" table:formula="of:=ABS(([.U15]/[.T15])*100)" office:value-type="float" office:value="1.61001788908767" calcext:value-type="float">
            <text:p>1.6100178891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188.8013076478" calcext:value-type="float">
            <text:p>-188.8013076478</text:p>
          </table:table-cell>
          <table:table-cell table:style-name="ce4"/>
          <table:table-cell table:style-name="ce11" table:formula="of:=ABS(([.AA15]/[.Z15])*100)" office:value-type="float" office:value="1.74385127909846" calcext:value-type="float">
            <text:p>1.7438512791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605.6306461309" calcext:value-type="float">
            <text:p>-605.6306461309</text:p>
          </table:table-cell>
          <table:table-cell table:style-name="ce4"/>
          <table:table-cell table:style-name="ce11" table:formula="of:=ABS(([.AG15]/[.AF15])*100)" office:value-type="float" office:value="0.369458128078813" calcext:value-type="float">
            <text:p>0.3694581281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1.2833752998" calcext:value-type="float">
            <text:p>-1.2833752998</text:p>
          </table:table-cell>
          <table:table-cell table:style-name="ce4"/>
          <table:table-cell table:style-name="ce11" table:formula="of:=ABS(([.AM15]/[.AL15])*100)" office:value-type="float" office:value="1.20737694042723" calcext:value-type="float">
            <text:p>1.2073769404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S15]/[.AR15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Y15]/[.AX15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BE15]/[.BD15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BK15]/[.BJ15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39.9289467352" calcext:value-type="float">
            <text:p>-39.9289467352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75.9046020619" calcext:value-type="float">
            <text:p>-75.9046020619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56.179169142" calcext:value-type="float">
            <text:p>-56.179169142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188.6366153328" calcext:value-type="float">
            <text:p>-188.6366153328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605.4771658403" calcext:value-type="float">
            <text:p>-605.4771658403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0.8902528789" calcext:value-type="float">
            <text:p>-0.8902528789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964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17]-[.G16]" office:value-type="float" office:value="0.382610831900003" calcext:value-type="float">
            <text:p>0.3826108319</text:p>
          </table:table-cell>
          <table:table-cell table:style-name="ce13" table:formula="of:=[.G18]*conv" office:value-type="float" office:value="10.4113704606958" calcext:value-type="float">
            <text:p>10.4113704607</text:p>
          </table:table-cell>
          <table:table-cell table:style-name="ce15" table:formula="of:=[.H9]-[.H18]" office:value-type="float" office:value="0.515700792885129" calcext:value-type="float">
            <text:p>0.5157007929</text:p>
          </table:table-cell>
          <table:table-cell/>
          <table:table-cell table:style-name="ce4"/>
          <table:table-cell/>
          <table:table-cell table:style-name="ce13" table:formula="of:=[.M17]-[.M16]" office:value-type="float" office:value="0.302145775000014" calcext:value-type="float">
            <text:p>0.302145775</text:p>
          </table:table-cell>
          <table:table-cell table:style-name="ce13" table:formula="of:=[.M18]*conv" office:value-type="float" office:value="8.22180485857586" calcext:value-type="float">
            <text:p>8.2218048586</text:p>
          </table:table-cell>
          <table:table-cell table:style-name="ce15" table:formula="of:=[.N9]-[.N18]" office:value-type="float" office:value="3.12363444653061" calcext:value-type="float">
            <text:p>3.1236344465</text:p>
          </table:table-cell>
          <table:table-cell/>
          <table:table-cell table:style-name="ce4"/>
          <table:table-cell/>
          <table:table-cell table:style-name="ce13" table:formula="of:=[.S17]-[.S16]" office:value-type="float" office:value="0.183527412400004" calcext:value-type="float">
            <text:p>0.1835274124</text:p>
          </table:table-cell>
          <table:table-cell table:style-name="ce13" table:formula="of:=[.S18]*conv" office:value-type="float" office:value="4.99403498510657" calcext:value-type="float">
            <text:p>4.9940349851</text:p>
          </table:table-cell>
          <table:table-cell table:style-name="ce15" table:formula="of:=[.T9]-[.T18]" office:value-type="float" office:value="1.1687716507738" calcext:value-type="float">
            <text:p>1.1687716508</text:p>
          </table:table-cell>
          <table:table-cell/>
          <table:table-cell table:style-name="ce4"/>
          <table:table-cell/>
          <table:table-cell table:style-name="ce13" table:formula="of:=[.Y17]-[.Y16]" office:value-type="float" office:value="0.164692314999996" calcext:value-type="float">
            <text:p>0.164692315</text:p>
          </table:table-cell>
          <table:table-cell table:style-name="ce13" table:formula="of:=[.Y18]*conv" office:value-type="float" office:value="4.48150590766002" calcext:value-type="float">
            <text:p>4.4815059077</text:p>
          </table:table-cell>
          <table:table-cell table:style-name="ce15" table:formula="of:=[.Z9]-[.Z18]" office:value-type="float" office:value="0.448403545074712" calcext:value-type="float">
            <text:p>0.4484035451</text:p>
          </table:table-cell>
          <table:table-cell/>
          <table:table-cell table:style-name="ce4"/>
          <table:table-cell/>
          <table:table-cell table:style-name="ce13" table:formula="of:=[.AE17]-[.AE16]" office:value-type="float" office:value="0.153480290599987" calcext:value-type="float">
            <text:p>0.1534802906</text:p>
          </table:table-cell>
          <table:table-cell table:style-name="ce13" table:formula="of:=[.AE18]*conv" office:value-type="float" office:value="4.17641120068798" calcext:value-type="float">
            <text:p>4.1764112007</text:p>
          </table:table-cell>
          <table:table-cell table:style-name="ce15" table:formula="of:=[.AF9]-[.AF18]" office:value-type="float" office:value="-0.0205597112202254" calcext:value-type="float">
            <text:p>-0.0205597112</text:p>
          </table:table-cell>
          <table:table-cell/>
          <table:table-cell table:style-name="ce4" table:number-columns-repeated="2"/>
          <table:table-cell table:style-name="ce13" table:formula="of:=[.AK17]-[.AK16]" office:value-type="float" office:value="0.3931224209" calcext:value-type="float">
            <text:p>0.3931224209</text:p>
          </table:table-cell>
          <table:table-cell table:style-name="ce13" table:formula="of:=[.AK18]*conv" office:value-type="float" office:value="10.6974053506807" calcext:value-type="float">
            <text:p>10.6974053507</text:p>
          </table:table-cell>
          <table:table-cell table:style-name="ce15" table:formula="of:=[.AL9]-[.AL18]" office:value-type="float" office:value="0.609337923463196" calcext:value-type="float">
            <text:p>0.6093379235</text:p>
          </table:table-cell>
          <table:table-cell/>
          <table:table-cell table:style-name="ce4" table:number-columns-repeated="2"/>
          <table:table-cell table:style-name="ce13" table:formula="of:=[.AQ17]-[.AQ16]" office:value-type="float" office:value="0" calcext:value-type="float">
            <text:p>0</text:p>
          </table:table-cell>
          <table:table-cell table:style-name="ce13" table:formula="of:=[.AQ18]*conv" office:value-type="float" office:value="0" calcext:value-type="float">
            <text:p>0</text:p>
          </table:table-cell>
          <table:table-cell table:style-name="ce15" table:formula="of:=[.AR9]-[.AR18]" office:value-type="float" office:value="3.10103018616601" calcext:value-type="float">
            <text:p>3.1010301862</text:p>
          </table:table-cell>
          <table:table-cell/>
          <table:table-cell table:style-name="ce4" table:number-columns-repeated="2"/>
          <table:table-cell table:style-name="ce13" table:formula="of:=[.AW17]-[.AW16]" office:value-type="float" office:value="0" calcext:value-type="float">
            <text:p>0</text:p>
          </table:table-cell>
          <table:table-cell table:style-name="ce13" table:formula="of:=[.AW18]*conv" office:value-type="float" office:value="0" calcext:value-type="float">
            <text:p>0</text:p>
          </table:table-cell>
          <table:table-cell table:style-name="ce15" table:formula="of:=[.AX9]-[.AX18]" office:value-type="float" office:value="5.57035438332091" calcext:value-type="float">
            <text:p>5.5703543833</text:p>
          </table:table-cell>
          <table:table-cell/>
          <table:table-cell table:style-name="ce4" table:number-columns-repeated="2"/>
          <table:table-cell table:style-name="ce13"/>
          <table:table-cell table:style-name="ce13" table:formula="of:=[.BC18]*conv" office:value-type="float" office:value="0" calcext:value-type="float">
            <text:p>0</text:p>
          </table:table-cell>
          <table:table-cell table:style-name="ce15" table:formula="of:=[.BD9]-[.BD18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BI17]-[.BI16]" office:value-type="float" office:value="0" calcext:value-type="float">
            <text:p>0</text:p>
          </table:table-cell>
          <table:table-cell table:style-name="ce13" table:formula="of:=[.BI18]*conv" office:value-type="float" office:value="0" calcext:value-type="float">
            <text:p>0</text:p>
          </table:table-cell>
          <table:table-cell table:style-name="ce15" table:formula="of:=[.BJ9]-[.BJ18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18]/[.H18])*100)" office:value-type="float" office:value="4.95324601916684" calcext:value-type="float">
            <text:p>4.9532460192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18]/[.N18])*100)" office:value-type="float" office:value="37.9920771687066" calcext:value-type="float">
            <text:p>37.9920771687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18]/[.T18])*100)" office:value-type="float" office:value="23.4033532856571" calcext:value-type="float">
            <text:p>23.4033532857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18]/[.Z18])*100)" office:value-type="float" office:value="10.0056444042231" calcext:value-type="float">
            <text:p>10.0056444042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18]/[.AF18])*100)" office:value-type="float" office:value="0.492281775722625" calcext:value-type="float">
            <text:p>0.4922817757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18]/[.AL18])*100)" office:value-type="float" office:value="5.69612820574683" calcext:value-type="float">
            <text:p>5.6961282057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18]/[.AR18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18]/[.AX18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18]/[.BD18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K18]/[.BJ18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 office:value-type="float" office:value="0.392906656579651" calcext:value-type="float">
            <text:p>0.3929066566</text:p>
          </table:table-cell>
          <table:table-cell table:style-name="ce13" table:formula="of:=[.G20]*conv" office:value-type="float" office:value="10.6915341047983" calcext:value-type="float">
            <text:p>10.6915341048</text:p>
          </table:table-cell>
          <table:table-cell table:style-name="ce15" table:formula="of:=[.H10]-[.H20]" office:value-type="float" office:value="-0.399898651708952" calcext:value-type="float">
            <text:p>-0.3998986517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314986591819849" calcext:value-type="float">
            <text:p>0.3149865918</text:p>
          </table:table-cell>
          <table:table-cell table:style-name="ce13" table:formula="of:=[.M20]*conv" office:value-type="float" office:value="8.57122126235447" calcext:value-type="float">
            <text:p>8.5712212624</text:p>
          </table:table-cell>
          <table:table-cell table:style-name="ce15" table:formula="of:=[.N10]-[.N20]" office:value-type="float" office:value="-0.159573815045059" calcext:value-type="float">
            <text:p>-0.159573815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55943104067436" calcext:value-type="float">
            <text:p>0.2559431041</text:p>
          </table:table-cell>
          <table:table-cell table:style-name="ce13" table:formula="of:=[.S20]*conv" office:value-type="float" office:value="6.96456621490252" calcext:value-type="float">
            <text:p>6.9645662149</text:p>
          </table:table-cell>
          <table:table-cell table:style-name="ce15" table:formula="of:=[.T10]-[.T20]" office:value-type="float" office:value="0.450980966400748" calcext:value-type="float">
            <text:p>0.4509809664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18457133205118" calcext:value-type="float">
            <text:p>0.2184571332</text:p>
          </table:table-cell>
          <table:table-cell table:style-name="ce13" table:formula="of:=[.Y20]*conv" office:value-type="float" office:value="5.94452104841218" calcext:value-type="float">
            <text:p>5.9445210484</text:p>
          </table:table-cell>
          <table:table-cell table:style-name="ce15" table:formula="of:=[.Z10]-[.Z20]" office:value-type="float" office:value="0.539455286173871" calcext:value-type="float">
            <text:p>0.5394552862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124393020389931" calcext:value-type="float">
            <text:p>0.1243930204</text:p>
          </table:table-cell>
          <table:table-cell table:style-name="ce13" table:formula="of:=[.AE20]*conv" office:value-type="float" office:value="3.38490630694675" calcext:value-type="float">
            <text:p>3.3849063069</text:p>
          </table:table-cell>
          <table:table-cell table:style-name="ce15" table:formula="of:=[.AF10]-[.AF20]" office:value-type="float" office:value="-0.0159963952640538" calcext:value-type="float">
            <text:p>-0.0159963953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388679884244521" calcext:value-type="float">
            <text:p>0.3886798842</text:p>
          </table:table-cell>
          <table:table-cell table:style-name="ce13" table:formula="of:=[.AK20]*conv" office:value-type="float" office:value="10.5765177775932" calcext:value-type="float">
            <text:p>10.5765177776</text:p>
          </table:table-cell>
          <table:table-cell table:style-name="ce15" table:formula="of:=[.AL10]-[.AL20]" office:value-type="float" office:value="0.633435120612841" calcext:value-type="float">
            <text:p>0.6334351206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AQ20]*conv" office:value-type="float" office:value="0" calcext:value-type="float">
            <text:p>0</text:p>
          </table:table-cell>
          <table:table-cell table:style-name="ce15" table:formula="of:=[.AR10]-[.AR20]" office:value-type="float" office:value="4.26508370231067" calcext:value-type="float">
            <text:p>4.2650837023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AW20]*conv" office:value-type="float" office:value="0" calcext:value-type="float">
            <text:p>0</text:p>
          </table:table-cell>
          <table:table-cell table:style-name="ce15" table:formula="of:=[.AX10]-[.AX20]" office:value-type="float" office:value="5.76034741856198" calcext:value-type="float">
            <text:p>5.7603474186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BC20]*conv" office:value-type="float" office:value="0" calcext:value-type="float">
            <text:p>0</text:p>
          </table:table-cell>
          <table:table-cell table:style-name="ce15" table:formula="of:=[.BD10]-[.BD20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BI20]*conv" office:value-type="float" office:value="0" calcext:value-type="float">
            <text:p>0</text:p>
          </table:table-cell>
          <table:table-cell table:style-name="ce15" table:formula="of:=[.BJ10]-[.BJ20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20]/[.H20])*100)" office:value-type="float" office:value="3.7403299450682" calcext:value-type="float">
            <text:p>3.7403299451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20]/[.N20])*100)" office:value-type="float" office:value="1.86173953700065" calcext:value-type="float">
            <text:p>1.861739537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20]/[.T20])*100)" office:value-type="float" office:value="6.4753633246498" calcext:value-type="float">
            <text:p>6.4753633246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20]/[.Z20])*100)" office:value-type="float" office:value="9.07483179520346" calcext:value-type="float">
            <text:p>9.0748317952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20]/[.AF20])*100)" office:value-type="float" office:value="0.47258014885744" calcext:value-type="float">
            <text:p>0.4725801489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20]/[.AL20])*100)" office:value-type="float" office:value="5.98907063679128" calcext:value-type="float">
            <text:p>5.9890706368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20]/[.AR20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20]/[.AX20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20]/[.BD20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K20]/[.BJ20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office:value-type="float" office:value="-39.8527218826" calcext:value-type="float">
            <text:p>-39.8527218826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75.7530680484" calcext:value-type="float">
            <text:p>-75.7530680484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56.0498782667" calcext:value-type="float">
            <text:p>-56.0498782667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188.4531710645" calcext:value-type="float">
            <text:p>-188.4531710645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605.2838068363" calcext:value-type="float">
            <text:p>-605.2838068363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0.7537277853" calcext:value-type="float">
            <text:p>-0.7537277853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style-name="ce4"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22]-[.G16]" office:value-type="float" office:value="0.458835684500002" calcext:value-type="float">
            <text:p>0.4588356845</text:p>
          </table:table-cell>
          <table:table-cell table:style-name="ce4" table:formula="of:=[.G23]*conv" office:value-type="float" office:value="12.4855542332503" calcext:value-type="float">
            <text:p>12.4855542333</text:p>
          </table:table-cell>
          <table:table-cell table:style-name="ce15" table:formula="of:=[.H11]-[.H23]" office:value-type="float" office:value="-12.4855542332503" calcext:value-type="float">
            <text:p>-12.4855542333</text:p>
          </table:table-cell>
          <table:table-cell/>
          <table:table-cell table:style-name="ce4"/>
          <table:table-cell/>
          <table:table-cell table:style-name="ce4" table:formula="of:=[.M22]-[.M16]" office:value-type="float" office:value="0.453679788500011" calcext:value-type="float">
            <text:p>0.4536797885</text:p>
          </table:table-cell>
          <table:table-cell table:style-name="ce4" table:formula="of:=[.M23]*conv" office:value-type="float" office:value="12.3452551647525" calcext:value-type="float">
            <text:p>12.3452551648</text:p>
          </table:table-cell>
          <table:table-cell table:style-name="ce15" table:formula="of:=[.N12]-[.N23]" office:value-type="float" office:value="-2.54897126379231" calcext:value-type="float">
            <text:p>-2.5489712638</text:p>
          </table:table-cell>
          <table:table-cell/>
          <table:table-cell table:style-name="ce4"/>
          <table:table-cell/>
          <table:table-cell table:style-name="ce4" table:formula="of:=[.S22]-[.S16]" office:value-type="float" office:value="0.312818287700004" calcext:value-type="float">
            <text:p>0.3128182877</text:p>
          </table:table-cell>
          <table:table-cell table:style-name="ce4" table:formula="of:=[.S23]*conv" office:value-type="float" office:value="8.51221870523644" calcext:value-type="float">
            <text:p>8.5122187052</text:p>
          </table:table-cell>
          <table:table-cell table:style-name="ce15" table:formula="of:=[.T12]-[.T23]" office:value-type="float" office:value="-0.222353202506474" calcext:value-type="float">
            <text:p>-0.2223532025</text:p>
          </table:table-cell>
          <table:table-cell/>
          <table:table-cell table:style-name="ce4"/>
          <table:table-cell/>
          <table:table-cell table:style-name="ce4" table:formula="of:=[.Y22]-[.Y16]" office:value-type="float" office:value="0.348136583300004" calcext:value-type="float">
            <text:p>0.3481365833</text:p>
          </table:table-cell>
          <table:table-cell table:style-name="ce4" table:formula="of:=[.Y23]*conv" office:value-type="float" office:value="9.47327842669269" calcext:value-type="float">
            <text:p>9.4732784267</text:p>
          </table:table-cell>
          <table:table-cell table:style-name="ce15" table:formula="of:=[.Z12]-[.Z23]" office:value-type="float" office:value="0.106697525730045" calcext:value-type="float">
            <text:p>0.1066975257</text:p>
          </table:table-cell>
          <table:table-cell/>
          <table:table-cell table:style-name="ce4"/>
          <table:table-cell/>
          <table:table-cell table:style-name="ce4" table:formula="of:=[.AE22]-[.AE16]" office:value-type="float" office:value="0.346839294600045" calcext:value-type="float">
            <text:p>0.3468392946</text:p>
          </table:table-cell>
          <table:table-cell table:style-name="ce4" table:formula="of:=[.AE23]*conv" office:value-type="float" office:value="9.4379774050706" calcext:value-type="float">
            <text:p>9.4379774051</text:p>
          </table:table-cell>
          <table:table-cell table:style-name="ce15" table:formula="of:=[.AF12]-[.AF23]" office:value-type="float" office:value="0.0538389024853707" calcext:value-type="float">
            <text:p>0.0538389025</text:p>
          </table:table-cell>
          <table:table-cell/>
          <table:table-cell table:style-name="ce4" table:number-columns-repeated="2"/>
          <table:table-cell table:style-name="ce4" table:formula="of:=[.AK22]-[.AK16]" office:value-type="float" office:value="0.5296475145" calcext:value-type="float">
            <text:p>0.5296475145</text:p>
          </table:table-cell>
          <table:table-cell table:style-name="ce4" table:formula="of:=[.AK23]*conv" office:value-type="float" office:value="14.4124421665288" calcext:value-type="float">
            <text:p>14.4124421665</text:p>
          </table:table-cell>
          <table:table-cell table:style-name="ce15" table:formula="of:=[.AL12]-[.AL23]" office:value-type="float" office:value="-0.926142339537487" calcext:value-type="float">
            <text:p>-0.9261423395</text:p>
          </table:table-cell>
          <table:table-cell/>
          <table:table-cell table:style-name="ce4" table:number-columns-repeated="2"/>
          <table:table-cell table:style-name="ce4" table:formula="of:=[.AQ22]-[.AQ16]" office:value-type="float" office:value="0" calcext:value-type="float">
            <text:p>0</text:p>
          </table:table-cell>
          <table:table-cell table:style-name="ce4" table:formula="of:=[.AQ23]*conv" office:value-type="float" office:value="0" calcext:value-type="float">
            <text:p>0</text:p>
          </table:table-cell>
          <table:table-cell table:style-name="ce15" table:formula="of:=[.AR12]-[.AR23]" office:value-type="float" office:value="8.9929809947266" calcext:value-type="float">
            <text:p>8.9929809947</text:p>
          </table:table-cell>
          <table:table-cell/>
          <table:table-cell table:style-name="ce4" table:number-columns-repeated="2"/>
          <table:table-cell table:style-name="ce4" table:formula="of:=[.AW22]-[.AW16]" office:value-type="float" office:value="0" calcext:value-type="float">
            <text:p>0</text:p>
          </table:table-cell>
          <table:table-cell table:style-name="ce4" table:formula="of:=[.AW23]*conv" office:value-type="float" office:value="0" calcext:value-type="float">
            <text:p>0</text:p>
          </table:table-cell>
          <table:table-cell table:style-name="ce15" table:formula="of:=[.AX12]-[.AX23]" office:value-type="float" office:value="7.58607049348337" calcext:value-type="float">
            <text:p>7.5860704935</text:p>
          </table:table-cell>
          <table:table-cell/>
          <table:table-cell table:style-name="ce4" table:number-columns-repeated="2"/>
          <table:table-cell table:style-name="ce4" table:formula="of:=[.BC22]-[.BC16]" office:value-type="float" office:value="0" calcext:value-type="float">
            <text:p>0</text:p>
          </table:table-cell>
          <table:table-cell table:style-name="ce4" table:formula="of:=[.BC23]*conv" office:value-type="float" office:value="0" calcext:value-type="float">
            <text:p>0</text:p>
          </table:table-cell>
          <table:table-cell table:style-name="ce15" table:formula="of:=[.BD12]-[.BD23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BI22]-[.BI16]" office:value-type="float" office:value="0" calcext:value-type="float">
            <text:p>0</text:p>
          </table:table-cell>
          <table:table-cell table:style-name="ce4" table:formula="of:=[.BI23]*conv" office:value-type="float" office:value="0" calcext:value-type="float">
            <text:p>0</text:p>
          </table:table-cell>
          <table:table-cell table:style-name="ce15" table:formula="of:=[.BJ12]-[.BJ23]" office:value-type="float" office:value="0" calcext:value-type="float">
            <text:p>0</text:p>
          </table:table-cell>
          <table:table-cell table:style-name="ce4"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23]/[.H23])*100)" office:value-type="float" office:value="100" calcext:value-type="float">
            <text:p>100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O23]/[.N23])*100)" office:value-type="float" office:value="20.6473760953115" calcext:value-type="float">
            <text:p>20.6473760953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U23]/[.T23])*100)" office:value-type="float" office:value="2.61216505597641" calcext:value-type="float">
            <text:p>2.612165056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A23]/[.Z23])*100)" office:value-type="float" office:value="1.12629990299245" calcext:value-type="float">
            <text:p>1.126299903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G23]/[.AF23])*100)" office:value-type="float" office:value="0.570449580187016" calcext:value-type="float">
            <text:p>0.5704495802</text:p>
          </table:table-cell>
          <table:table-cell/>
          <table:table-cell table:style-name="ce4" table:number-columns-repeated="4"/>
          <table:table-cell table:style-name="ce11" table:formula="of:=ABS(([.AM23]/[.AL23])*100)" office:value-type="float" office:value="6.42599171491103" calcext:value-type="float">
            <text:p>6.4259917149</text:p>
          </table:table-cell>
          <table:table-cell/>
          <table:table-cell table:style-name="ce4" table:number-columns-repeated="4"/>
          <table:table-cell table:style-name="ce11" table:formula="of:=ABS(([.AS23]/[.AR23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Y23]/[.AX23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BE23]/[.BD23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BK23]/[.BJ23])*100)" office:value-type="string" office:string-value="" calcext:value-type="error">
            <text:p>#DIV/0!</text:p>
          </table:table-cell>
          <table:table-cell table:style-name="ce4"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62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style-name="ce1" table:number-columns-repeated="2"/>
          <table:table-cell table:style-name="ce7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CH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(CH3)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CH3</text:p>
          </table:table-cell>
          <table:table-cell table:style-name="ce1" table:number-columns-repeated="3"/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9.492" calcext:value-type="float">
            <text:p>-9.492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7.603" calcext:value-type="float">
            <text:p>-7.603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6.47" calcext:value-type="float">
            <text:p>-6.47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7.956" calcext:value-type="float">
            <text:p>-7.956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7.518" calcext:value-type="float">
            <text:p>-7.518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10.924" calcext:value-type="float">
            <text:p>-10.924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7.357" calcext:value-type="float">
            <text:p>-7.357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6.309" calcext:value-type="float">
            <text:p>-6.309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6.706" calcext:value-type="float">
            <text:p>-6.706</text:p>
          </table:table-cell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office:value-type="float" office:value="-79.6448527128" calcext:value-type="float">
            <text:p>-79.644852712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15.4816644148" calcext:value-type="float">
            <text:p>-115.481664414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95.648713672" calcext:value-type="float">
            <text:p>-95.64871367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228.648136802" calcext:value-type="float">
            <text:p>-228.64813680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647.4759523172" calcext:value-type="float">
            <text:p>-647.475952317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40.4182104508" calcext:value-type="float">
            <text:p>-40.418210450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53.525504489" calcext:value-type="float">
            <text:p>-153.525504489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460.5990370198" calcext:value-type="float">
            <text:p>-460.599037019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056.334094109" calcext:value-type="float">
            <text:p>-1056.334094109</text:p>
          </table:table-cell>
          <table:table-cell table:style-name="ce1"/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office:value-type="float" office:value="-79.2505217382" calcext:value-type="float">
            <text:p>-79.250521738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15.1525108848" calcext:value-type="float">
            <text:p>-115.152510884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95.414445775" calcext:value-type="float">
            <text:p>-95.41444577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228.4480471786" calcext:value-type="float">
            <text:p>-228.448047178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647.3347495945" calcext:value-type="float">
            <text:p>-647.334749594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40.0091124317" calcext:value-type="float">
            <text:p>-40.0091124317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53.3935410993" calcext:value-type="float">
            <text:p>-153.393541099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460.3886491422" calcext:value-type="float">
            <text:p>-460.388649142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056.124903461" calcext:value-type="float">
            <text:p>-1056.124903461</text:p>
          </table:table-cell>
          <table:table-cell table:style-name="ce1"/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30]-[.G29]" office:value-type="float" office:value="0.394330974599995" calcext:value-type="float">
            <text:p>0.3943309746</text:p>
          </table:table-cell>
          <table:table-cell table:style-name="ce2" table:formula="of:=[.G31]*conv" office:value-type="float" office:value="10.7302917701002" calcext:value-type="float">
            <text:p>10.7302917701</text:p>
          </table:table-cell>
          <table:table-cell table:style-name="ce7"/>
          <table:table-cell table:style-name="ce1" table:number-columns-repeated="3"/>
          <table:table-cell table:style-name="ce2" table:formula="of:=[.M30]-[.M29]" office:value-type="float" office:value="0.329153529999999" calcext:value-type="float">
            <text:p>0.32915353</text:p>
          </table:table-cell>
          <table:table-cell table:style-name="ce2" table:formula="of:=[.M31]*conv" office:value-type="float" office:value="8.95672326436227" calcext:value-type="float">
            <text:p>8.9567232644</text:p>
          </table:table-cell>
          <table:table-cell table:style-name="ce7"/>
          <table:table-cell table:style-name="ce1" table:number-columns-repeated="3"/>
          <table:table-cell table:style-name="ce2" table:formula="of:=[.S30]-[.S29]" office:value-type="float" office:value="0.234267896999995" calcext:value-type="float">
            <text:p>0.234267897</text:p>
          </table:table-cell>
          <table:table-cell table:style-name="ce2" table:formula="of:=[.S31]*conv" office:value-type="float" office:value="6.37475382127327" calcext:value-type="float">
            <text:p>6.3747538213</text:p>
          </table:table-cell>
          <table:table-cell table:style-name="ce7"/>
          <table:table-cell table:style-name="ce1" table:number-columns-repeated="3"/>
          <table:table-cell table:style-name="ce2" table:formula="of:=[.Y30]-[.Y29]" office:value-type="float" office:value="0.200089623400004" calcext:value-type="float">
            <text:p>0.2000896234</text:p>
          </table:table-cell>
          <table:table-cell table:style-name="ce2" table:formula="of:=[.Y31]*conv" office:value-type="float" office:value="5.4447156767977" calcext:value-type="float">
            <text:p>5.4447156768</text:p>
          </table:table-cell>
          <table:table-cell table:style-name="ce7"/>
          <table:table-cell table:style-name="ce1" table:number-columns-repeated="3"/>
          <table:table-cell table:style-name="ce2" table:formula="of:=[.AE30]-[.AE29]" office:value-type="float" office:value="0.141202722700086" calcext:value-type="float">
            <text:p>0.1412027227</text:p>
          </table:table-cell>
          <table:table-cell table:style-name="ce2" table:formula="of:=[.AE31]*conv" office:value-type="float" office:value="3.84232157983893" calcext:value-type="float">
            <text:p>3.8423215798</text:p>
          </table:table-cell>
          <table:table-cell table:style-name="ce7"/>
          <table:table-cell table:style-name="ce1" table:number-columns-repeated="3"/>
          <table:table-cell table:style-name="ce2" table:formula="of:=[.AK30]-[.AK29]" office:value-type="float" office:value="0.4090980191" calcext:value-type="float">
            <text:p>0.4090980191</text:p>
          </table:table-cell>
          <table:table-cell table:style-name="ce2" table:formula="of:=[.AK31]*conv" office:value-type="float" office:value="11.1321234959184" calcext:value-type="float">
            <text:p>11.1321234959</text:p>
          </table:table-cell>
          <table:table-cell table:style-name="ce7"/>
          <table:table-cell table:style-name="ce1" table:number-columns-repeated="3"/>
          <table:table-cell table:style-name="ce2" table:formula="of:=[.AQ30]-[.AQ29]" office:value-type="float" office:value="0.131963389700019" calcext:value-type="float">
            <text:p>0.1319633897</text:p>
          </table:table-cell>
          <table:table-cell table:style-name="ce2" table:formula="of:=[.AQ31]*conv" office:value-type="float" office:value="3.59090653705055" calcext:value-type="float">
            <text:p>3.5909065371</text:p>
          </table:table-cell>
          <table:table-cell table:style-name="ce7"/>
          <table:table-cell table:style-name="ce1" table:number-columns-repeated="3"/>
          <table:table-cell table:style-name="ce2" table:formula="of:=[.AW30]-[.AW29]" office:value-type="float" office:value="0.210387877599999" calcext:value-type="float">
            <text:p>0.2103878776</text:p>
          </table:table-cell>
          <table:table-cell table:style-name="ce2" table:formula="of:=[.AW31]*conv" office:value-type="float" office:value="5.7249454315125" calcext:value-type="float">
            <text:p>5.7249454315</text:p>
          </table:table-cell>
          <table:table-cell table:style-name="ce7"/>
          <table:table-cell table:style-name="ce1" table:number-columns-repeated="3"/>
          <table:table-cell table:style-name="ce2" table:formula="of:=[.BC30]-[.BC29]" office:value-type="float" office:value="0" calcext:value-type="float">
            <text:p>0</text:p>
          </table:table-cell>
          <table:table-cell table:style-name="ce2" table:formula="of:=[.BC31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BI30]-[.BI29]" office:value-type="float" office:value="0.209190648000003" calcext:value-type="float">
            <text:p>0.209190648</text:p>
          </table:table-cell>
          <table:table-cell table:style-name="ce2" table:formula="of:=[.BI31]*conv" office:value-type="float" office:value="5.69236715653225" calcext:value-type="float">
            <text:p>5.6923671565</text:p>
          </table:table-cell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 office:value-type="float" office:value="0.350112343295901" calcext:value-type="float">
            <text:p>0.3501123433</text:p>
          </table:table-cell>
          <table:table-cell table:style-name="ce2" table:formula="of:=[.G32]*conv" office:value-type="float" office:value="9.52704159162076" calcext:value-type="float">
            <text:p>9.5270415916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57155061801203" calcext:value-type="float">
            <text:p>0.2571550618</text:p>
          </table:table-cell>
          <table:table-cell table:style-name="ce2" table:formula="of:=[.M32]*conv" office:value-type="float" office:value="6.99754526279379" calcext:value-type="float">
            <text:p>6.9975452628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29208750213517" calcext:value-type="float">
            <text:p>0.2292087502</text:p>
          </table:table-cell>
          <table:table-cell table:style-name="ce2" table:formula="of:=[.S32]*conv" office:value-type="float" office:value="6.23708743282447" calcext:value-type="float">
            <text:p>6.2370874328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9928004213902" calcext:value-type="float">
            <text:p>0.1992800421</text:p>
          </table:table-cell>
          <table:table-cell table:style-name="ce2" table:formula="of:=[.Y32]*conv" office:value-type="float" office:value="5.42268584982107" calcext:value-type="float">
            <text:p>5.4226858498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3805163669004" calcext:value-type="float">
            <text:p>0.1238051637</text:p>
          </table:table-cell>
          <table:table-cell table:style-name="ce2" table:formula="of:=[.AE32]*conv" office:value-type="float" office:value="3.3689099116827" calcext:value-type="float">
            <text:p>3.3689099117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407195642293938" calcext:value-type="float">
            <text:p>0.4071956423</text:p>
          </table:table-cell>
          <table:table-cell table:style-name="ce2" table:formula="of:=[.AK32]*conv" office:value-type="float" office:value="11.0803571891848" calcext:value-type="float">
            <text:p>11.0803571892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32105487518442" calcext:value-type="float">
            <text:p>0.1321054875</text:p>
          </table:table-cell>
          <table:table-cell table:style-name="ce2" table:formula="of:=[.AQ32]*conv" office:value-type="float" office:value="3.59477321542428" calcext:value-type="float">
            <text:p>3.5947732154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09202342457497" calcext:value-type="float">
            <text:p>0.2092023425</text:p>
          </table:table-cell>
          <table:table-cell table:style-name="ce2" table:formula="of:=[.AW32]*conv" office:value-type="float" office:value="5.69268537891162" calcext:value-type="float">
            <text:p>5.6926853789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C32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95206534812612" calcext:value-type="float">
            <text:p>0.1952065348</text:p>
          </table:table-cell>
          <table:table-cell table:style-name="ce2" table:formula="of:=[.BI32]*conv" office:value-type="float" office:value="5.31184007569861" calcext:value-type="float">
            <text:p>5.3118400757</text:p>
          </table:table-cell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office:value-type="float" office:value="-79.1649968883" calcext:value-type="float">
            <text:p>-79.164996888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15.088516932" calcext:value-type="float">
            <text:p>-115.08851693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95.304169574" calcext:value-type="float">
            <text:p>-95.30416957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228.2567862208" calcext:value-type="float">
            <text:p>-228.2567862208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647.13665777943" calcext:value-type="float">
            <text:p>-647.136657779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39.8964345385" calcext:value-type="float">
            <text:p>-39.896434538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53.1552079359" calcext:value-type="float">
            <text:p>-153.1552079359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460.2874306079" calcext:value-type="float">
            <text:p>-460.2874306079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056.005331466" calcext:value-type="float">
            <text:p>-1056.005331466</text:p>
          </table:table-cell>
          <table:table-cell table:style-name="ce1"/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33]-[.G29]" office:value-type="float" office:value="0.479855824500007" calcext:value-type="float">
            <text:p>0.4798558245</text:p>
          </table:table-cell>
          <table:table-cell table:style-name="ce1" table:formula="of:=[.G34]*conv" office:value-type="float" office:value="13.0575413450342" calcext:value-type="float">
            <text:p>13.057541345</text:p>
          </table:table-cell>
          <table:table-cell table:style-name="ce7"/>
          <table:table-cell table:style-name="ce1" table:number-columns-repeated="3"/>
          <table:table-cell table:style-name="ce1" table:formula="of:=[.M33]-[.M29]" office:value-type="float" office:value="0.393147482799989" calcext:value-type="float">
            <text:p>0.3931474828</text:p>
          </table:table-cell>
          <table:table-cell table:style-name="ce1" table:formula="of:=[.M34]*conv" office:value-type="float" office:value="10.6980873196776" calcext:value-type="float">
            <text:p>10.6980873197</text:p>
          </table:table-cell>
          <table:table-cell table:style-name="ce7"/>
          <table:table-cell table:style-name="ce1" table:number-columns-repeated="3"/>
          <table:table-cell table:style-name="ce1" table:formula="of:=[.S33]-[.S29]" office:value-type="float" office:value="0.344544098" calcext:value-type="float">
            <text:p>0.344544098</text:p>
          </table:table-cell>
          <table:table-cell table:style-name="ce1" table:formula="of:=[.S34]*conv" office:value-type="float" office:value="9.37552192788368" calcext:value-type="float">
            <text:p>9.3755219279</text:p>
          </table:table-cell>
          <table:table-cell table:style-name="ce7"/>
          <table:table-cell table:style-name="ce1" table:number-columns-repeated="3"/>
          <table:table-cell table:style-name="ce1" table:formula="of:=[.Y33]-[.Y29]" office:value-type="float" office:value="0.391350581200015" calcext:value-type="float">
            <text:p>0.3913505812</text:p>
          </table:table-cell>
          <table:table-cell table:style-name="ce1" table:formula="of:=[.Y34]*conv" office:value-type="float" office:value="10.6491911393321" calcext:value-type="float">
            <text:p>10.6491911393</text:p>
          </table:table-cell>
          <table:table-cell table:style-name="ce7"/>
          <table:table-cell table:style-name="ce1" table:number-columns-repeated="3"/>
          <table:table-cell table:style-name="ce1" table:formula="of:=[.AE33]-[.AE29]" office:value-type="float" office:value="0.339294537770002" calcext:value-type="float">
            <text:p>0.3392945378</text:p>
          </table:table-cell>
          <table:table-cell table:style-name="ce1" table:formula="of:=[.AE34]*conv" office:value-type="float" office:value="9.23267412600929" calcext:value-type="float">
            <text:p>9.232674126</text:p>
          </table:table-cell>
          <table:table-cell table:style-name="ce7"/>
          <table:table-cell table:style-name="ce1" table:number-columns-repeated="3"/>
          <table:table-cell table:style-name="ce1" table:formula="of:=[.AK33]-[.AK29]" office:value-type="float" office:value="0.521775912299994" calcext:value-type="float">
            <text:p>0.5217759123</text:p>
          </table:table-cell>
          <table:table-cell table:style-name="ce1" table:formula="of:=[.AK34]*conv" office:value-type="float" office:value="14.1982449724334" calcext:value-type="float">
            <text:p>14.1982449724</text:p>
          </table:table-cell>
          <table:table-cell table:style-name="ce7"/>
          <table:table-cell table:style-name="ce1" table:number-columns-repeated="3"/>
          <table:table-cell table:style-name="ce1" table:formula="of:=[.AQ33]-[.AQ29]" office:value-type="float" office:value="0.370296553100019" calcext:value-type="float">
            <text:p>0.3702965531</text:p>
          </table:table-cell>
          <table:table-cell table:style-name="ce1" table:formula="of:=[.AQ34]*conv" office:value-type="float" office:value="10.0762818854293" calcext:value-type="float">
            <text:p>10.0762818854</text:p>
          </table:table-cell>
          <table:table-cell table:style-name="ce7"/>
          <table:table-cell table:style-name="ce1" table:number-columns-repeated="3"/>
          <table:table-cell table:style-name="ce1" table:formula="of:=[.AW33]-[.AW29]" office:value-type="float" office:value="0.311606411900016" calcext:value-type="float">
            <text:p>0.3116064119</text:p>
          </table:table-cell>
          <table:table-cell table:style-name="ce1" table:formula="of:=[.AW34]*conv" office:value-type="float" office:value="8.4792418868767" calcext:value-type="float">
            <text:p>8.4792418869</text:p>
          </table:table-cell>
          <table:table-cell table:style-name="ce7"/>
          <table:table-cell table:style-name="ce1" table:number-columns-repeated="3"/>
          <table:table-cell table:style-name="ce1" table:formula="of:=[.BC33]-[.BC29]" office:value-type="float" office:value="0" calcext:value-type="float">
            <text:p>0</text:p>
          </table:table-cell>
          <table:table-cell table:style-name="ce1" table:formula="of:=[.BC34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BI33]-[.BI29]" office:value-type="float" office:value="0.328762643000118" calcext:value-type="float">
            <text:p>0.328762643</text:p>
          </table:table-cell>
          <table:table-cell table:style-name="ce1" table:formula="of:=[.BI34]*conv" office:value-type="float" office:value="8.94608668791245" calcext:value-type="float">
            <text:p>8.9460866879</text:p>
          </table:table-cell>
          <table:table-cell table:style-name="ce7"/>
          <table:table-cell table:number-columns-repeated="961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ane</text:p>
          </table:table-cell>
          <table:table-cell table:style-name="ce4" office:value-type="string" calcext:value-type="string">
            <text:p><text:s/>(eclipsed)</text:p>
          </table:table-cell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CH3)3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(CH3)3)3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CH3</text:p>
          </table:table-cell>
          <table:table-cell table:style-name="ce4" table:number-columns-repeated="3"/>
          <table:table-cell table:style-name="ce8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7.898" calcext:value-type="float">
            <text:p>-7.898</text:p>
          </table:table-cell>
          <table:table-cell table:style-name="ce15" table:formula="of:=[.H28]-[.H37]" office:value-type="float" office:value="-1.594" calcext:value-type="float">
            <text:p>-1.594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8.196" calcext:value-type="float">
            <text:p>-8.196</text:p>
          </table:table-cell>
          <table:table-cell table:style-name="ce15" table:formula="of:=[.N28]-[.N37]" office:value-type="float" office:value="0.593" calcext:value-type="float">
            <text:p>0.593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6.713" calcext:value-type="float">
            <text:p>-6.713</text:p>
          </table:table-cell>
          <table:table-cell table:style-name="ce15" table:formula="of:=[.T28]-[.T37]" office:value-type="float" office:value="0.243" calcext:value-type="float">
            <text:p>0.243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7.86" calcext:value-type="float">
            <text:p>-7.86</text:p>
          </table:table-cell>
          <table:table-cell table:style-name="ce15" table:formula="of:=[.Z28]-[.Z37]" office:value-type="float" office:value="-0.0960000000000001" calcext:value-type="float">
            <text:p>-0.096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7.518" calcext:value-type="float">
            <text:p>-7.518</text:p>
          </table:table-cell>
          <table:table-cell table:style-name="ce15" table:formula="of:=[.AF28]-[.AF37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1.084" calcext:value-type="float">
            <text:p>-11.084</text:p>
          </table:table-cell>
          <table:table-cell table:style-name="ce15" table:formula="of:=[.AL28]-[.AL37]" office:value-type="float" office:value="0.16" calcext:value-type="float">
            <text:p>0.16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7.113" calcext:value-type="float">
            <text:p>-7.113</text:p>
          </table:table-cell>
          <table:table-cell table:style-name="ce15" table:formula="of:=[.AR28]-[.AR37]" office:value-type="float" office:value="-0.244" calcext:value-type="float">
            <text:p>-0.244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5.962" calcext:value-type="float">
            <text:p>-5.962</text:p>
          </table:table-cell>
          <table:table-cell table:style-name="ce15" table:formula="of:=[.AX28]-[.AX37]" office:value-type="float" office:value="-0.347" calcext:value-type="float">
            <text:p>-0.347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BD28]-[.BD37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6.549" calcext:value-type="float">
            <text:p>-6.549</text:p>
          </table:table-cell>
          <table:table-cell table:style-name="ce15" table:formula="of:=[.BJ28]-[.BJ37]" office:value-type="float" office:value="-0.156999999999999" calcext:value-type="float">
            <text:p>-0.157</text:p>
          </table:table-cell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office:value-type="float" office:value="-28.0787392205" calcext:value-type="float">
            <text:p>-28.0787392205</text:p>
          </table:table-cell>
          <table:table-cell table:style-name="ce4"/>
          <table:table-cell table:style-name="ce11" table:formula="of:=ABS(([.I37]/[.H37])*100)" office:value-type="float" office:value="20.1823246391492" calcext:value-type="float">
            <text:p>20.1823246391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76.5232387158" calcext:value-type="float">
            <text:p>-76.5232387158</text:p>
          </table:table-cell>
          <table:table-cell table:style-name="ce4"/>
          <table:table-cell table:style-name="ce11" table:formula="of:=ABS(([.O37]/[.N37])*100)" office:value-type="float" office:value="7.23523670082967" calcext:value-type="float">
            <text:p>7.2352367008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56.6578101677" calcext:value-type="float">
            <text:p>-56.6578101677</text:p>
          </table:table-cell>
          <table:table-cell table:style-name="ce4"/>
          <table:table-cell table:style-name="ce11" table:formula="of:=ABS(([.U37]/[.T37])*100)" office:value-type="float" office:value="3.61984209742292" calcext:value-type="float">
            <text:p>3.6198420974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189.6070908796" calcext:value-type="float">
            <text:p>-189.6070908796</text:p>
          </table:table-cell>
          <table:table-cell table:style-name="ce4"/>
          <table:table-cell table:style-name="ce11" table:formula="of:=ABS(([.AA37]/[.Z37])*100)" office:value-type="float" office:value="1.22137404580153" calcext:value-type="float">
            <text:p>1.2213740458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608.4363311461" calcext:value-type="float">
            <text:p>-608.4363311461</text:p>
          </table:table-cell>
          <table:table-cell table:style-name="ce4"/>
          <table:table-cell table:style-name="ce11" table:formula="of:=ABS(([.AG37]/[.AF37])*100)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1.3263122087" calcext:value-type="float">
            <text:p>-1.3263122087</text:p>
          </table:table-cell>
          <table:table-cell table:style-name="ce4"/>
          <table:table-cell table:style-name="ce11" table:formula="of:=ABS(([.AM37]/[.AL37])*100)" office:value-type="float" office:value="1.44352219415374" calcext:value-type="float">
            <text:p>1.4435221942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114.4741706876" calcext:value-type="float">
            <text:p>-114.4741706876</text:p>
          </table:table-cell>
          <table:table-cell table:style-name="ce4"/>
          <table:table-cell table:style-name="ce11" table:formula="of:=ABS(([.AS37]/[.AR37])*100)" office:value-type="float" office:value="3.43033881625193" calcext:value-type="float">
            <text:p>3.4303388163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343.2538536069" calcext:value-type="float">
            <text:p>-343.2538536069</text:p>
          </table:table-cell>
          <table:table-cell table:style-name="ce4"/>
          <table:table-cell table:style-name="ce11" table:formula="of:=ABS(([.AY37]/[.AX37])*100)" office:value-type="float" office:value="5.82019456558203" calcext:value-type="float">
            <text:p>5.8201945656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BE37]/[.BD37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939.024793877" calcext:value-type="float">
            <text:p>-939.024793877</text:p>
          </table:table-cell>
          <table:table-cell table:style-name="ce4"/>
          <table:table-cell table:style-name="ce11" table:formula="of:=ABS(([.BK37]/[.BJ37])*100)" office:value-type="float" office:value="2.39731256680408" calcext:value-type="float">
            <text:p>2.3973125668</text:p>
          </table:table-cell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28.1141399435" calcext:value-type="float">
            <text:p>-28.1141399435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76.1628016167" calcext:value-type="float">
            <text:p>-76.1628016167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56.4162337461" calcext:value-type="float">
            <text:p>-56.4162337461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189.4244490969" calcext:value-type="float">
            <text:p>-189.4244490969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608.2943230183" calcext:value-type="float">
            <text:p>-608.2943230183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0.934714201" calcext:value-type="float">
            <text:p>-0.934714201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114.3532904212" calcext:value-type="float">
            <text:p>-114.3532904212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343.0809297968" calcext:value-type="float">
            <text:p>-343.0809297968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938.8344173523" calcext:value-type="float">
            <text:p>-938.8344173523</text:p>
          </table:table-cell>
          <table:table-cell table:style-name="ce4" table:number-columns-repeated="2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39]-[.G38]" office:value-type="float" office:value="-0.0354007229999986" calcext:value-type="float">
            <text:p>-0.035400723</text:p>
          </table:table-cell>
          <table:table-cell table:style-name="ce13" table:formula="of:=[.G40]*conv" office:value-type="float" office:value="-0.963302685130956" calcext:value-type="float">
            <text:p>-0.9633026851</text:p>
          </table:table-cell>
          <table:table-cell table:style-name="ce15" table:formula="of:=[.H31]-[.H40]" office:value-type="float" office:value="11.6935944552312" calcext:value-type="float">
            <text:p>11.6935944552</text:p>
          </table:table-cell>
          <table:table-cell/>
          <table:table-cell table:style-name="ce4"/>
          <table:table-cell/>
          <table:table-cell table:style-name="ce13" table:formula="of:=[.M39]-[.M38]" office:value-type="float" office:value="0.360437099100011" calcext:value-type="float">
            <text:p>0.3604370991</text:p>
          </table:table-cell>
          <table:table-cell table:style-name="ce13" table:formula="of:=[.M40]*conv" office:value-type="float" office:value="9.807992491675" calcext:value-type="float">
            <text:p>9.8079924917</text:p>
          </table:table-cell>
          <table:table-cell table:style-name="ce15" table:formula="of:=[.N31]-[.N40]" office:value-type="float" office:value="-0.851269227312734" calcext:value-type="float">
            <text:p>-0.8512692273</text:p>
          </table:table-cell>
          <table:table-cell/>
          <table:table-cell table:style-name="ce4"/>
          <table:table-cell/>
          <table:table-cell table:style-name="ce13" table:formula="of:=[.S39]-[.S38]" office:value-type="float" office:value="0.241576421600001" calcext:value-type="float">
            <text:p>0.2415764216</text:p>
          </table:table-cell>
          <table:table-cell table:style-name="ce13" table:formula="of:=[.S40]*conv" office:value-type="float" office:value="6.57362889429174" calcext:value-type="float">
            <text:p>6.5736288943</text:p>
          </table:table-cell>
          <table:table-cell table:style-name="ce15" table:formula="of:=[.T31]-[.T40]" office:value-type="float" office:value="-0.198875073018473" calcext:value-type="float">
            <text:p>-0.198875073</text:p>
          </table:table-cell>
          <table:table-cell/>
          <table:table-cell table:style-name="ce4"/>
          <table:table-cell/>
          <table:table-cell table:style-name="ce13" table:formula="of:=[.Y39]-[.Y38]" office:value-type="float" office:value="0.182641782700017" calcext:value-type="float">
            <text:p>0.1826417827</text:p>
          </table:table-cell>
          <table:table-cell table:style-name="ce13" table:formula="of:=[.Y40]*conv" office:value-type="float" office:value="4.96993577481561" calcext:value-type="float">
            <text:p>4.9699357748</text:p>
          </table:table-cell>
          <table:table-cell table:style-name="ce15" table:formula="of:=[.Z31]-[.Z40]" office:value-type="float" office:value="0.474779901982087" calcext:value-type="float">
            <text:p>0.474779902</text:p>
          </table:table-cell>
          <table:table-cell/>
          <table:table-cell table:style-name="ce4"/>
          <table:table-cell/>
          <table:table-cell table:style-name="ce13" table:formula="of:=[.AE39]-[.AE38]" office:value-type="float" office:value="0.142008127799954" calcext:value-type="float">
            <text:p>0.1420081278</text:p>
          </table:table-cell>
          <table:table-cell table:style-name="ce13" table:formula="of:=[.AE40]*conv" office:value-type="float" office:value="3.8642377676897" calcext:value-type="float">
            <text:p>3.8642377677</text:p>
          </table:table-cell>
          <table:table-cell table:style-name="ce15" table:formula="of:=[.AF31]-[.AF40]" office:value-type="float" office:value="-0.0219161878507661" calcext:value-type="float">
            <text:p>-0.0219161879</text:p>
          </table:table-cell>
          <table:table-cell/>
          <table:table-cell table:style-name="ce4" table:number-columns-repeated="2"/>
          <table:table-cell table:style-name="ce13" table:formula="of:=[.AK39]-[.AK38]" office:value-type="float" office:value="0.3915980077" calcext:value-type="float">
            <text:p>0.3915980077</text:p>
          </table:table-cell>
          <table:table-cell table:style-name="ce13" table:formula="of:=[.AK40]*conv" office:value-type="float" office:value="10.6559239569587" calcext:value-type="float">
            <text:p>10.655923957</text:p>
          </table:table-cell>
          <table:table-cell table:style-name="ce15" table:formula="of:=[.AL31]-[.AL40]" office:value-type="float" office:value="0.476199538959737" calcext:value-type="float">
            <text:p>0.476199539</text:p>
          </table:table-cell>
          <table:table-cell/>
          <table:table-cell table:style-name="ce4" table:number-columns-repeated="2"/>
          <table:table-cell table:style-name="ce13" table:formula="of:=[.AQ39]-[.AQ38]" office:value-type="float" office:value="0.120880266399993" calcext:value-type="float">
            <text:p>0.1208802664</text:p>
          </table:table-cell>
          <table:table-cell table:style-name="ce13" table:formula="of:=[.AQ40]*conv" office:value-type="float" office:value="3.28931940747265" calcext:value-type="float">
            <text:p>3.2893194075</text:p>
          </table:table-cell>
          <table:table-cell table:style-name="ce15" table:formula="of:=[.AR31]-[.AR40]" office:value-type="float" office:value="0.301587129577902" calcext:value-type="float">
            <text:p>0.3015871296</text:p>
          </table:table-cell>
          <table:table-cell/>
          <table:table-cell table:style-name="ce4" table:number-columns-repeated="2"/>
          <table:table-cell table:style-name="ce13" table:formula="of:=[.AW39]-[.AW38]" office:value-type="float" office:value="0.172923810100031" calcext:value-type="float">
            <text:p>0.1729238101</text:p>
          </table:table-cell>
          <table:table-cell table:style-name="ce13" table:formula="of:=[.AW40]*conv" office:value-type="float" office:value="4.70549628583692" calcext:value-type="float">
            <text:p>4.7054962858</text:p>
          </table:table-cell>
          <table:table-cell table:style-name="ce15" table:formula="of:=[.AX31]-[.AX40]" office:value-type="float" office:value="1.01944914567559" calcext:value-type="float">
            <text:p>1.0194491457</text:p>
          </table:table-cell>
          <table:table-cell/>
          <table:table-cell table:style-name="ce4" table:number-columns-repeated="2"/>
          <table:table-cell table:style-name="ce13"/>
          <table:table-cell table:style-name="ce13" table:formula="of:=[.BC40]*conv" office:value-type="float" office:value="0" calcext:value-type="float">
            <text:p>0</text:p>
          </table:table-cell>
          <table:table-cell table:style-name="ce15" table:formula="of:=[.BD31]-[.BD40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BI39]-[.BI38]" office:value-type="float" office:value="0.190376524700014" calcext:value-type="float">
            <text:p>0.1903765247</text:p>
          </table:table-cell>
          <table:table-cell table:style-name="ce13" table:formula="of:=[.BI40]*conv" office:value-type="float" office:value="5.18040881338582" calcext:value-type="float">
            <text:p>5.1804088134</text:p>
          </table:table-cell>
          <table:table-cell table:style-name="ce15" table:formula="of:=[.BJ31]-[.BJ40]" office:value-type="float" office:value="0.511958343146429" calcext:value-type="float">
            <text:p>0.5119583431</text:p>
          </table:table-cell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40]/[.H40])*100)" office:value-type="float" office:value="1213.90655665425" calcext:value-type="float">
            <text:p>1213.9065566543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40]/[.N40])*100)" office:value-type="float" office:value="8.67934215931843" calcext:value-type="float">
            <text:p>8.6793421593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40]/[.T40])*100)" office:value-type="float" office:value="3.0253468246613" calcext:value-type="float">
            <text:p>3.0253468247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40]/[.Z40])*100)" office:value-type="float" office:value="9.55303898267582" calcext:value-type="float">
            <text:p>9.5530389827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40]/[.AF40])*100)" office:value-type="float" office:value="0.567154227258358" calcext:value-type="float">
            <text:p>0.5671542273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40]/[.AL40])*100)" office:value-type="float" office:value="4.46887140789667" calcext:value-type="float">
            <text:p>4.4688714079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40]/[.AR40])*100)" office:value-type="float" office:value="9.16867875137815" calcext:value-type="float">
            <text:p>9.1686787514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40]/[.AX40])*100)" office:value-type="float" office:value="21.6650717320515" calcext:value-type="float">
            <text:p>21.6650717321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40]/[.BD40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K40]/[.BJ40])*100)" office:value-type="float" office:value="9.8825857492861" calcext:value-type="float">
            <text:p>9.8825857493</text:p>
          </table:table-cell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G42]*conv" office:value-type="float" office:value="0" calcext:value-type="float">
            <text:p>0</text:p>
          </table:table-cell>
          <table:table-cell table:style-name="ce15" table:formula="of:=[.H32]-[.H42]" office:value-type="float" office:value="9.52704159162076" calcext:value-type="float">
            <text:p>9.5270415916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76942307655903" calcext:value-type="float">
            <text:p>0.2769423077</text:p>
          </table:table-cell>
          <table:table-cell table:style-name="ce13" table:formula="of:=[.M42]*conv" office:value-type="float" office:value="7.53598361794206" calcext:value-type="float">
            <text:p>7.5359836179</text:p>
          </table:table-cell>
          <table:table-cell table:style-name="ce15" table:formula="of:=[.N32]-[.N42]" office:value-type="float" office:value="-0.538438355148273" calcext:value-type="float">
            <text:p>-0.5384383551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35941751813166" calcext:value-type="float">
            <text:p>0.2359417518</text:p>
          </table:table-cell>
          <table:table-cell table:style-name="ce13" table:formula="of:=[.S42]*conv" office:value-type="float" office:value="6.42030172819162" calcext:value-type="float">
            <text:p>6.4203017282</text:p>
          </table:table-cell>
          <table:table-cell table:style-name="ce15" table:formula="of:=[.T32]-[.T42]" office:value-type="float" office:value="-0.183214295367151" calcext:value-type="float">
            <text:p>-0.1832142954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18345280235003" calcext:value-type="float">
            <text:p>0.1834528024</text:p>
          </table:table-cell>
          <table:table-cell table:style-name="ce13" table:formula="of:=[.Y42]*conv" office:value-type="float" office:value="4.99200474234918" calcext:value-type="float">
            <text:p>4.9920047423</text:p>
          </table:table-cell>
          <table:table-cell table:style-name="ce15" table:formula="of:=[.Z32]-[.Z42]" office:value-type="float" office:value="0.430681107471892" calcext:value-type="float">
            <text:p>0.4306811075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139797153637402" calcext:value-type="float">
            <text:p>0.1397971536</text:p>
          </table:table-cell>
          <table:table-cell table:style-name="ce13" table:formula="of:=[.AE42]*conv" office:value-type="float" office:value="3.80407409963292" calcext:value-type="float">
            <text:p>3.8040740996</text:p>
          </table:table-cell>
          <table:table-cell table:style-name="ce15" table:formula="of:=[.AF32]-[.AF42]" office:value-type="float" office:value="-0.435164187950224" calcext:value-type="float">
            <text:p>-0.435164188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367399057073582" calcext:value-type="float">
            <text:p>0.3673990571</text:p>
          </table:table-cell>
          <table:table-cell table:style-name="ce13" table:formula="of:=[.AK42]*conv" office:value-type="float" office:value="9.99743700696669" calcext:value-type="float">
            <text:p>9.997437007</text:p>
          </table:table-cell>
          <table:table-cell table:style-name="ce15" table:formula="of:=[.AL32]-[.AL42]" office:value-type="float" office:value="1.08292018221811" calcext:value-type="float">
            <text:p>1.0829201822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21760634798682" calcext:value-type="float">
            <text:p>0.1217606348</text:p>
          </table:table-cell>
          <table:table-cell table:style-name="ce13" table:formula="of:=[.AQ42]*conv" office:value-type="float" office:value="3.31327545047102" calcext:value-type="float">
            <text:p>3.3132754505</text:p>
          </table:table-cell>
          <table:table-cell table:style-name="ce15" table:formula="of:=[.AR32]-[.AR42]" office:value-type="float" office:value="0.281497764953256" calcext:value-type="float">
            <text:p>0.281497765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72831757017452" calcext:value-type="float">
            <text:p>0.172831757</text:p>
          </table:table-cell>
          <table:table-cell table:style-name="ce13" table:formula="of:=[.AW42]*conv" office:value-type="float" office:value="4.70299139401246" calcext:value-type="float">
            <text:p>4.702991394</text:p>
          </table:table-cell>
          <table:table-cell table:style-name="ce15" table:formula="of:=[.AX32]-[.AX42]" office:value-type="float" office:value="0.989693984899161" calcext:value-type="float">
            <text:p>0.9896939849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BC42]*conv" office:value-type="float" office:value="0" calcext:value-type="float">
            <text:p>0</text:p>
          </table:table-cell>
          <table:table-cell table:style-name="ce15" table:formula="of:=[.BD32]-[.BD42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68546945192293" calcext:value-type="float">
            <text:p>0.1685469452</text:p>
          </table:table-cell>
          <table:table-cell table:style-name="ce13" table:formula="of:=[.BI42]*conv" office:value-type="float" office:value="4.5863957319279" calcext:value-type="float">
            <text:p>4.5863957319</text:p>
          </table:table-cell>
          <table:table-cell table:style-name="ce15" table:formula="of:=[.BJ32]-[.BJ42]" office:value-type="float" office:value="0.725444343770709" calcext:value-type="float">
            <text:p>0.7254443438</text:p>
          </table:table-cell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42]/[.H42])*100)" office:value-type="string" office:string-value="" calcext:value-type="error">
            <text:p>#DIV/0!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42]/[.N42])*100)" office:value-type="float" office:value="7.14489816387513" calcext:value-type="float">
            <text:p>7.1448981639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42]/[.T42])*100)" office:value-type="float" office:value="2.85367110649418" calcext:value-type="float">
            <text:p>2.8536711065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42]/[.Z42])*100)" office:value-type="float" office:value="8.62741783512846" calcext:value-type="float">
            <text:p>8.6274178351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42]/[.AF42])*100)" office:value-type="float" office:value="11.4394245893427" calcext:value-type="float">
            <text:p>11.4394245893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42]/[.AL42])*100)" office:value-type="float" office:value="10.8319780506092" calcext:value-type="float">
            <text:p>10.8319780506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42]/[.AR42])*100)" office:value-type="float" office:value="8.496056822358" calcext:value-type="float">
            <text:p>8.4960568224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42]/[.AX42])*100)" office:value-type="float" office:value="21.0439250677595" calcext:value-type="float">
            <text:p>21.0439250678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42]/[.BD4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K42]/[.BJ42])*100)" office:value-type="float" office:value="15.8173081036286" calcext:value-type="float">
            <text:p>15.8173081036</text:p>
          </table:table-cell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office:value-type="float" office:value="-27.7240541754" calcext:value-type="float">
            <text:p>-27.7240541754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76.0231861057" calcext:value-type="float">
            <text:p>-76.0231861057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56.2965154156" calcext:value-type="float">
            <text:p>-56.2965154156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189.2114410934" calcext:value-type="float">
            <text:p>-189.2114410934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608.0953954444" calcext:value-type="float">
            <text:p>-608.0953954444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0.7587820789" calcext:value-type="float">
            <text:p>-0.7587820789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114.1017875806" calcext:value-type="float">
            <text:p>-114.1017875806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342.9433315397" calcext:value-type="float">
            <text:p>-342.9433315397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938.7002823407" calcext:value-type="float">
            <text:p>-938.7002823407</text:p>
          </table:table-cell>
          <table:table-cell table:style-name="ce4"/>
          <table:table-cell table:style-name="ce11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44]-[.G38]" office:value-type="float" office:value="0.354685045100002" calcext:value-type="float">
            <text:p>0.3546850451</text:p>
          </table:table-cell>
          <table:table-cell table:style-name="ce4" table:formula="of:=[.G45]*conv" office:value-type="float" office:value="9.65147113861599" calcext:value-type="float">
            <text:p>9.6514711386</text:p>
          </table:table-cell>
          <table:table-cell table:style-name="ce15" table:formula="of:=[.H33]-[.H45]" office:value-type="float" office:value="-9.65147113861599" calcext:value-type="float">
            <text:p>-9.6514711386</text:p>
          </table:table-cell>
          <table:table-cell/>
          <table:table-cell table:style-name="ce4"/>
          <table:table-cell/>
          <table:table-cell table:style-name="ce4" table:formula="of:=[.M44]-[.M38]" office:value-type="float" office:value="0.500052610099999" calcext:value-type="float">
            <text:p>0.5000526101</text:p>
          </table:table-cell>
          <table:table-cell table:style-name="ce4" table:formula="of:=[.M45]*conv" office:value-type="float" office:value="13.6071238436597" calcext:value-type="float">
            <text:p>13.6071238437</text:p>
          </table:table-cell>
          <table:table-cell table:style-name="ce15" table:formula="of:=[.N34]-[.N45]" office:value-type="float" office:value="-2.90903652398202" calcext:value-type="float">
            <text:p>-2.909036524</text:p>
          </table:table-cell>
          <table:table-cell/>
          <table:table-cell table:style-name="ce4"/>
          <table:table-cell/>
          <table:table-cell table:style-name="ce4" table:formula="of:=[.S44]-[.S38]" office:value-type="float" office:value="0.361294752100001" calcext:value-type="float">
            <text:p>0.3612947521</text:p>
          </table:table-cell>
          <table:table-cell table:style-name="ce4" table:formula="of:=[.S45]*conv" office:value-type="float" office:value="9.83133041722531" calcext:value-type="float">
            <text:p>9.8313304172</text:p>
          </table:table-cell>
          <table:table-cell table:style-name="ce15" table:formula="of:=[.T34]-[.T45]" office:value-type="float" office:value="-0.455808489341624" calcext:value-type="float">
            <text:p>-0.4558084893</text:p>
          </table:table-cell>
          <table:table-cell/>
          <table:table-cell table:style-name="ce4"/>
          <table:table-cell/>
          <table:table-cell table:style-name="ce4" table:formula="of:=[.Y44]-[.Y38]" office:value-type="float" office:value="0.395649786200011" calcext:value-type="float">
            <text:p>0.3956497862</text:p>
          </table:table-cell>
          <table:table-cell table:style-name="ce4" table:formula="of:=[.Y45]*conv" office:value-type="float" office:value="10.7661784596313" calcext:value-type="float">
            <text:p>10.7661784596</text:p>
          </table:table-cell>
          <table:table-cell table:style-name="ce15" table:formula="of:=[.Z34]-[.Z45]" office:value-type="float" office:value="-0.116987320299193" calcext:value-type="float">
            <text:p>-0.1169873203</text:p>
          </table:table-cell>
          <table:table-cell/>
          <table:table-cell table:style-name="ce4"/>
          <table:table-cell/>
          <table:table-cell table:style-name="ce4" table:formula="of:=[.AE44]-[.AE38]" office:value-type="float" office:value="0.340935701700005" calcext:value-type="float">
            <text:p>0.3409357017</text:p>
          </table:table-cell>
          <table:table-cell table:style-name="ce4" table:formula="of:=[.AE45]*conv" office:value-type="float" office:value="9.27733246873613" calcext:value-type="float">
            <text:p>9.2773324687</text:p>
          </table:table-cell>
          <table:table-cell table:style-name="ce15" table:formula="of:=[.AF34]-[.AF45]" office:value-type="float" office:value="-0.0446583427268408" calcext:value-type="float">
            <text:p>-0.0446583427</text:p>
          </table:table-cell>
          <table:table-cell/>
          <table:table-cell table:style-name="ce4" table:number-columns-repeated="2"/>
          <table:table-cell table:style-name="ce4" table:formula="of:=[.AK44]-[.AK38]" office:value-type="float" office:value="0.5675301298" calcext:value-type="float">
            <text:p>0.5675301298</text:p>
          </table:table-cell>
          <table:table-cell table:style-name="ce4" table:formula="of:=[.AK45]*conv" office:value-type="float" office:value="15.4432805773227" calcext:value-type="float">
            <text:p>15.4432805773</text:p>
          </table:table-cell>
          <table:table-cell table:style-name="ce15" table:formula="of:=[.AL34]-[.AL45]" office:value-type="float" office:value="-1.2450356048893" calcext:value-type="float">
            <text:p>-1.2450356049</text:p>
          </table:table-cell>
          <table:table-cell/>
          <table:table-cell table:style-name="ce4" table:number-columns-repeated="2"/>
          <table:table-cell table:style-name="ce4" table:formula="of:=[.AQ44]-[.AQ38]" office:value-type="float" office:value="0.37238310699999" calcext:value-type="float">
            <text:p>0.372383107</text:p>
          </table:table-cell>
          <table:table-cell table:style-name="ce4" table:formula="of:=[.AQ45]*conv" office:value-type="float" office:value="10.1330599058814" calcext:value-type="float">
            <text:p>10.1330599059</text:p>
          </table:table-cell>
          <table:table-cell table:style-name="ce15" table:formula="of:=[.AR34]-[.AR45]" office:value-type="float" office:value="-0.0567780204520982" calcext:value-type="float">
            <text:p>-0.0567780205</text:p>
          </table:table-cell>
          <table:table-cell/>
          <table:table-cell table:style-name="ce4" table:number-columns-repeated="2"/>
          <table:table-cell table:style-name="ce4" table:formula="of:=[.AW44]-[.AW38]" office:value-type="float" office:value="0.310522067199997" calcext:value-type="float">
            <text:p>0.3105220672</text:p>
          </table:table-cell>
          <table:table-cell table:style-name="ce4" table:formula="of:=[.AW45]*conv" office:value-type="float" office:value="8.44973536631397" calcext:value-type="float">
            <text:p>8.4497353663</text:p>
          </table:table-cell>
          <table:table-cell table:style-name="ce15" table:formula="of:=[.AX34]-[.AX45]" office:value-type="float" office:value="0.0295065205627374" calcext:value-type="float">
            <text:p>0.0295065206</text:p>
          </table:table-cell>
          <table:table-cell/>
          <table:table-cell table:style-name="ce4" table:number-columns-repeated="2"/>
          <table:table-cell table:style-name="ce4" table:formula="of:=[.BC44]-[.BC38]" office:value-type="float" office:value="0" calcext:value-type="float">
            <text:p>0</text:p>
          </table:table-cell>
          <table:table-cell table:style-name="ce4" table:formula="of:=[.BC45]*conv" office:value-type="float" office:value="0" calcext:value-type="float">
            <text:p>0</text:p>
          </table:table-cell>
          <table:table-cell table:style-name="ce15" table:formula="of:=[.BD34]-[.BD45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BI44]-[.BI38]" office:value-type="float" office:value="0.324511536299951" calcext:value-type="float">
            <text:p>0.3245115363</text:p>
          </table:table-cell>
          <table:table-cell table:style-name="ce4" table:formula="of:=[.BI45]*conv" office:value-type="float" office:value="8.83040818894368" calcext:value-type="float">
            <text:p>8.8304081889</text:p>
          </table:table-cell>
          <table:table-cell table:style-name="ce15" table:formula="of:=[.BJ34]-[.BJ45]" office:value-type="float" office:value="0.115678498968768" calcext:value-type="float">
            <text:p>0.115678499</text:p>
          </table:table-cell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45]/[.H45])*100)" office:value-type="float" office:value="100" calcext:value-type="float">
            <text:p>100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O45]/[.N45])*100)" office:value-type="float" office:value="21.3787759809176" calcext:value-type="float">
            <text:p>21.3787759809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U45]/[.T45])*100)" office:value-type="float" office:value="4.6362849176853" calcext:value-type="float">
            <text:p>4.6362849177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A45]/[.Z45])*100)" office:value-type="float" office:value="1.0866188103592" calcext:value-type="float">
            <text:p>1.0866188104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G45]/[.AF45])*100)" office:value-type="float" office:value="0.481370511160787" calcext:value-type="float">
            <text:p>0.4813705112</text:p>
          </table:table-cell>
          <table:table-cell/>
          <table:table-cell table:style-name="ce4" table:number-columns-repeated="4"/>
          <table:table-cell table:style-name="ce11" table:formula="of:=ABS(([.AM45]/[.AL45])*100)" office:value-type="float" office:value="8.06198915221124" calcext:value-type="float">
            <text:p>8.0619891522</text:p>
          </table:table-cell>
          <table:table-cell/>
          <table:table-cell table:style-name="ce4" table:number-columns-repeated="4"/>
          <table:table-cell table:style-name="ce11" table:formula="of:=ABS(([.AS45]/[.AR45])*100)" office:value-type="float" office:value="0.560324531577509" calcext:value-type="float">
            <text:p>0.5603245316</text:p>
          </table:table-cell>
          <table:table-cell/>
          <table:table-cell table:style-name="ce4" table:number-columns-repeated="4"/>
          <table:table-cell table:style-name="ce11" table:formula="of:=ABS(([.AY45]/[.AX45])*100)" office:value-type="float" office:value="0.349200528579501" calcext:value-type="float">
            <text:p>0.3492005286</text:p>
          </table:table-cell>
          <table:table-cell/>
          <table:table-cell table:style-name="ce4" table:number-columns-repeated="4"/>
          <table:table-cell table:style-name="ce11" table:formula="of:=ABS(([.BE45]/[.BD45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BK45]/[.BJ45])*100)" office:value-type="float" office:value="1.31000171785496" calcext:value-type="float">
            <text:p>1.3100017179</text:p>
          </table:table-cell>
          <table:table-cell table:number-columns-repeated="9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ce2" office:value-type="string" calcext:value-type="string">
            <text:p>PBE</text:p>
          </table:table-cell>
          <table:table-cell table:style-name="ce1" table:number-columns-repeated="62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ane</text:p>
          </table:table-cell>
          <table:table-cell table:style-name="ce1" office:value-type="string" calcext:value-type="string">
            <text:p><text:s/>(eclipsed)</text:p>
          </table:table-cell>
          <table:table-cell table:style-name="ce1" table:number-columns-repeated="2"/>
          <table:table-cell table:style-name="ce7"/>
          <table:table-cell table:style-name="ce1"/>
          <table:table-cell table:style-name="ce2" office:value-type="string" calcext:value-type="string">
            <text:p>Metha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ylami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cetic Acid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spirin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CH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((CH3)3)3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lAuPCH3</text:p>
          </table:table-cell>
          <table:table-cell table:style-name="ce1" table:number-columns-repeated="3"/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5.776" calcext:value-type="float">
            <text:p>-5.776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4.895" calcext:value-type="float">
            <text:p>-4.895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6.194" calcext:value-type="float">
            <text:p>-6.194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6.168" calcext:value-type="float">
            <text:p>-6.168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/>
          <table:table-cell table:style-name="ce1" office:value-type="float" office:value="-5.689" calcext:value-type="float">
            <text:p>-5.689</text:p>
          </table:table-cell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15.47188912644" calcext:value-type="float">
            <text:p>-115.471889126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95.63351942735" calcext:value-type="float">
            <text:p>-95.6335194274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228.643494717" calcext:value-type="float">
            <text:p>-228.643494717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647.45969298818" calcext:value-type="float">
            <text:p>-647.459692988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office:value-type="float" office:value="-153.51705145149" calcext:value-type="float">
            <text:p>-153.517051451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15.22230907047" calcext:value-type="float">
            <text:p>-115.2223090705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95.40727348013" calcext:value-type="float">
            <text:p>-95.407273480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228.4455785181" calcext:value-type="float">
            <text:p>-228.445578518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647.32714388097" calcext:value-type="float">
            <text:p>-647.32714388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office:value-type="float" office:value="-153.38523570622" calcext:value-type="float">
            <text:p>-153.385235706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52]-[.G51]" office:value-type="float" office:value="0" calcext:value-type="float">
            <text:p>0</text:p>
          </table:table-cell>
          <table:table-cell table:style-name="ce2" table:formula="of:=[.G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M52]-[.M51]" office:value-type="float" office:value="0.24958005597" calcext:value-type="float">
            <text:p>0.249580056</text:p>
          </table:table-cell>
          <table:table-cell table:style-name="ce2" table:formula="of:=[.M53]*conv" office:value-type="float" office:value="6.79141886653119" calcext:value-type="float">
            <text:p>6.7914188665</text:p>
          </table:table-cell>
          <table:table-cell table:style-name="ce7"/>
          <table:table-cell table:style-name="ce1" table:number-columns-repeated="3"/>
          <table:table-cell table:style-name="ce2" table:formula="of:=[.S52]-[.S51]" office:value-type="float" office:value="0.226245947219994" calcext:value-type="float">
            <text:p>0.2262459472</text:p>
          </table:table-cell>
          <table:table-cell table:style-name="ce2" table:formula="of:=[.S53]*conv" office:value-type="float" office:value="6.15646546136995" calcext:value-type="float">
            <text:p>6.1564654614</text:p>
          </table:table-cell>
          <table:table-cell table:style-name="ce7"/>
          <table:table-cell table:style-name="ce1" table:number-columns-repeated="3"/>
          <table:table-cell table:style-name="ce2" table:formula="of:=[.Y52]-[.Y51]" office:value-type="float" office:value="0.197916198900003" calcext:value-type="float">
            <text:p>0.1979161989</text:p>
          </table:table-cell>
          <table:table-cell table:style-name="ce2" table:formula="of:=[.Y53]*conv" office:value-type="float" office:value="5.38557378704647" calcext:value-type="float">
            <text:p>5.385573787</text:p>
          </table:table-cell>
          <table:table-cell table:style-name="ce7"/>
          <table:table-cell table:style-name="ce1" table:number-columns-repeated="3"/>
          <table:table-cell table:style-name="ce2" table:formula="of:=[.AE52]-[.AE51]" office:value-type="float" office:value="0.132549107210025" calcext:value-type="float">
            <text:p>0.1325491072</text:p>
          </table:table-cell>
          <table:table-cell table:style-name="ce2" table:formula="of:=[.AE53]*conv" office:value-type="float" office:value="3.60684472142371" calcext:value-type="float">
            <text:p>3.6068447214</text:p>
          </table:table-cell>
          <table:table-cell table:style-name="ce7"/>
          <table:table-cell table:style-name="ce1" table:number-columns-repeated="3"/>
          <table:table-cell table:style-name="ce2" table:formula="of:=[.AK52]-[.AK51]" office:value-type="float" office:value="0" calcext:value-type="float">
            <text:p>0</text:p>
          </table:table-cell>
          <table:table-cell table:style-name="ce2" table:formula="of:=[.AK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AQ52]-[.AQ51]" office:value-type="float" office:value="0.131815745270018" calcext:value-type="float">
            <text:p>0.1318157453</text:p>
          </table:table-cell>
          <table:table-cell table:style-name="ce2" table:formula="of:=[.AQ53]*conv" office:value-type="float" office:value="3.58688892769651" calcext:value-type="float">
            <text:p>3.5868889277</text:p>
          </table:table-cell>
          <table:table-cell table:style-name="ce7"/>
          <table:table-cell table:style-name="ce1" table:number-columns-repeated="3"/>
          <table:table-cell table:style-name="ce2" table:formula="of:=[.AW52]-[.AW51]" office:value-type="float" office:value="0" calcext:value-type="float">
            <text:p>0</text:p>
          </table:table-cell>
          <table:table-cell table:style-name="ce2" table:formula="of:=[.AW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BC52]-[.BC51]" office:value-type="float" office:value="0" calcext:value-type="float">
            <text:p>0</text:p>
          </table:table-cell>
          <table:table-cell table:style-name="ce2" table:formula="of:=[.BC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BI52]-[.BI51]" office:value-type="float" office:value="0" calcext:value-type="float">
            <text:p>0</text:p>
          </table:table-cell>
          <table:table-cell table:style-name="ce2" table:formula="of:=[.BI53]*conv" office:value-type="float" office:value="0" calcext:value-type="float">
            <text:p>0</text:p>
          </table:table-cell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G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30363461763077" calcext:value-type="float">
            <text:p>0.2303634618</text:p>
          </table:table-cell>
          <table:table-cell table:style-name="ce2" table:formula="of:=[.M54]*conv" office:value-type="float" office:value="6.26850873278613" calcext:value-type="float">
            <text:p>6.2685087328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20584074144251" calcext:value-type="float">
            <text:p>0.2058407414</text:p>
          </table:table-cell>
          <table:table-cell table:style-name="ce2" table:formula="of:=[.S54]*conv" office:value-type="float" office:value="5.60121156115722" calcext:value-type="float">
            <text:p>5.6012115612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86176820296676" calcext:value-type="float">
            <text:p>0.1861768203</text:p>
          </table:table-cell>
          <table:table-cell table:style-name="ce2" table:formula="of:=[.Y54]*conv" office:value-type="float" office:value="5.06612904208026" calcext:value-type="float">
            <text:p>5.0661290421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7341225444509" calcext:value-type="float">
            <text:p>0.1273412254</text:p>
          </table:table-cell>
          <table:table-cell table:style-name="ce2" table:formula="of:=[.AE54]*conv" office:value-type="float" office:value="3.46513104827172" calcext:value-type="float">
            <text:p>3.4651310483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K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 office:value-type="float" office:value="0.125198350987463" calcext:value-type="float">
            <text:p>0.125198351</text:p>
          </table:table-cell>
          <table:table-cell table:style-name="ce2" table:formula="of:=[.AQ54]*conv" office:value-type="float" office:value="3.40682046748582" calcext:value-type="float">
            <text:p>3.4068204675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W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C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BI54]*conv" office:value-type="float" office:value="0" calcext:value-type="float">
            <text:p>0</text:p>
          </table:table-cell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15.08668103062" calcext:value-type="float">
            <text:p>-115.086681030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95.29132707455" calcext:value-type="float">
            <text:p>-95.291327074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228.2590584283" calcext:value-type="float">
            <text:p>-228.2590584283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647.14048884521" calcext:value-type="float">
            <text:p>-647.1404888452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office:value-type="float" office:value="-153.15179686562" calcext:value-type="float">
            <text:p>-153.1517968656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number-columns-repeated="961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55]-[.G51]" office:value-type="float" office:value="0" calcext:value-type="float">
            <text:p>0</text:p>
          </table:table-cell>
          <table:table-cell table:style-name="ce1" table:formula="of:=[.G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M55]-[.M51]" office:value-type="float" office:value="0.385208095820005" calcext:value-type="float">
            <text:p>0.3852080958</text:p>
          </table:table-cell>
          <table:table-cell table:style-name="ce1" table:formula="of:=[.M56]*conv" office:value-type="float" office:value="10.482045607871" calcext:value-type="float">
            <text:p>10.4820456079</text:p>
          </table:table-cell>
          <table:table-cell table:style-name="ce7"/>
          <table:table-cell table:style-name="ce1" table:number-columns-repeated="3"/>
          <table:table-cell table:style-name="ce1" table:formula="of:=[.S55]-[.S51]" office:value-type="float" office:value="0.342192352799998" calcext:value-type="float">
            <text:p>0.3421923528</text:p>
          </table:table-cell>
          <table:table-cell table:style-name="ce1" table:formula="of:=[.S56]*conv" office:value-type="float" office:value="9.3115276850004" calcext:value-type="float">
            <text:p>9.311527685</text:p>
          </table:table-cell>
          <table:table-cell table:style-name="ce7"/>
          <table:table-cell table:style-name="ce1" table:number-columns-repeated="3"/>
          <table:table-cell table:style-name="ce1" table:formula="of:=[.Y55]-[.Y51]" office:value-type="float" office:value="0.384436288700016" calcext:value-type="float">
            <text:p>0.3844362887</text:p>
          </table:table-cell>
          <table:table-cell table:style-name="ce1" table:formula="of:=[.Y56]*conv" office:value-type="float" office:value="10.4610436675691" calcext:value-type="float">
            <text:p>10.4610436676</text:p>
          </table:table-cell>
          <table:table-cell table:style-name="ce7"/>
          <table:table-cell table:style-name="ce1" table:number-columns-repeated="3"/>
          <table:table-cell table:style-name="ce1" table:formula="of:=[.AE55]-[.AE51]" office:value-type="float" office:value="0.319204142969966" calcext:value-type="float">
            <text:p>0.319204143</text:p>
          </table:table-cell>
          <table:table-cell table:style-name="ce1" table:formula="of:=[.AE56]*conv" office:value-type="float" office:value="8.68598666834871" calcext:value-type="float">
            <text:p>8.6859866683</text:p>
          </table:table-cell>
          <table:table-cell table:style-name="ce7"/>
          <table:table-cell table:style-name="ce1" table:number-columns-repeated="3"/>
          <table:table-cell table:style-name="ce1" table:formula="of:=[.AK55]-[.AK51]" office:value-type="float" office:value="0" calcext:value-type="float">
            <text:p>0</text:p>
          </table:table-cell>
          <table:table-cell table:style-name="ce1" table:formula="of:=[.AK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AQ55]-[.AQ51]" office:value-type="float" office:value="0.365254585869991" calcext:value-type="float">
            <text:p>0.3652545859</text:p>
          </table:table-cell>
          <table:table-cell table:style-name="ce1" table:formula="of:=[.AQ56]*conv" office:value-type="float" office:value="9.93908297649659" calcext:value-type="float">
            <text:p>9.9390829765</text:p>
          </table:table-cell>
          <table:table-cell table:style-name="ce7"/>
          <table:table-cell table:style-name="ce1" table:number-columns-repeated="3"/>
          <table:table-cell table:style-name="ce1" table:formula="of:=[.AW55]-[.AW51]" office:value-type="float" office:value="0" calcext:value-type="float">
            <text:p>0</text:p>
          </table:table-cell>
          <table:table-cell table:style-name="ce1" table:formula="of:=[.AW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BC55]-[.BC51]" office:value-type="float" office:value="0" calcext:value-type="float">
            <text:p>0</text:p>
          </table:table-cell>
          <table:table-cell table:style-name="ce1" table:formula="of:=[.BC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BI55]-[.BI51]" office:value-type="float" office:value="0" calcext:value-type="float">
            <text:p>0</text:p>
          </table:table-cell>
          <table:table-cell table:style-name="ce1" table:formula="of:=[.BI56]*conv" office:value-type="float" office:value="0" calcext:value-type="float">
            <text:p>0</text:p>
          </table:table-cell>
          <table:table-cell table:style-name="ce7"/>
          <table:table-cell table:number-columns-repeated="961"/>
        </table:table-row>
        <table:table-row table:style-name="ro1">
          <table:table-cell table:style-name="ce3" office:value-type="string" calcext:value-type="string">
            <text:p>PBE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ane</text:p>
          </table:table-cell>
          <table:table-cell table:style-name="ce4" office:value-type="string" calcext:value-type="string">
            <text:p><text:s/>(eclipsed)</text:p>
          </table:table-cell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ol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ylami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cetic Acid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Aspirin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Metha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CH3)3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P((CH3)3)3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lAuCH3</text:p>
          </table:table-cell>
          <table:table-cell table:style-name="ce4" table:number-columns-repeated="3"/>
          <table:table-cell table:style-name="ce8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H50]-[.H59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6.357" calcext:value-type="float">
            <text:p>-6.357</text:p>
          </table:table-cell>
          <table:table-cell table:style-name="ce15" table:formula="of:=[.N50]-[.N59]" office:value-type="float" office:value="0.581" calcext:value-type="float">
            <text:p>0.581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5.268" calcext:value-type="float">
            <text:p>-5.268</text:p>
          </table:table-cell>
          <table:table-cell table:style-name="ce15" table:formula="of:=[.T50]-[.T59]" office:value-type="float" office:value="0.373" calcext:value-type="float">
            <text:p>0.373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6.173" calcext:value-type="float">
            <text:p>-6.173</text:p>
          </table:table-cell>
          <table:table-cell table:style-name="ce15" table:formula="of:=[.Z50]-[.Z59]" office:value-type="float" office:value="-0.0209999999999999" calcext:value-type="float">
            <text:p>-0.021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6.211" calcext:value-type="float">
            <text:p>-6.211</text:p>
          </table:table-cell>
          <table:table-cell table:style-name="ce15" table:formula="of:=[.AF50]-[.AF59]" office:value-type="float" office:value="0.0430000000000002" calcext:value-type="float">
            <text:p>0.043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L50]-[.AL59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5.581" calcext:value-type="float">
            <text:p>-5.581</text:p>
          </table:table-cell>
          <table:table-cell table:style-name="ce15" table:formula="of:=[.AR50]-[.AR59]" office:value-type="float" office:value="-0.108000000000001" calcext:value-type="float">
            <text:p>-0.108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X50]-[.AX59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BD50]-[.BD59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BJ50]-[.BJ59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I59]/[.H59])*100)" office:value-type="string" office:string-value="" calcext:value-type="error">
            <text:p>#DIV/0!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76.51511962638" calcext:value-type="float">
            <text:p>-76.5151196264</text:p>
          </table:table-cell>
          <table:table-cell table:style-name="ce4"/>
          <table:table-cell table:style-name="ce11" table:formula="of:=ABS(([.O59]/[.N59])*100)" office:value-type="float" office:value="9.1395312254208" calcext:value-type="float">
            <text:p>9.1395312254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56.64795592326" calcext:value-type="float">
            <text:p>-56.6479559233</text:p>
          </table:table-cell>
          <table:table-cell table:style-name="ce4"/>
          <table:table-cell table:style-name="ce11" table:formula="of:=ABS(([.U59]/[.T59])*100)" office:value-type="float" office:value="7.08048595292332" calcext:value-type="float">
            <text:p>7.0804859529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189.60827551473" calcext:value-type="float">
            <text:p>-189.6082755147</text:p>
          </table:table-cell>
          <table:table-cell table:style-name="ce4"/>
          <table:table-cell table:style-name="ce11" table:formula="of:=ABS(([.AA59]/[.Z59])*100)" office:value-type="float" office:value="0.340191155029968" calcext:value-type="float">
            <text:p>0.340191155</text:p>
          </table:table-cell>
          <table:table-cell/>
          <table:table-cell table:style-name="ce4"/>
          <table:table-cell office:value-type="string" calcext:value-type="string">
            <text:p>Singlet</text:p>
          </table:table-cell>
          <table:table-cell table:style-name="ce4" office:value-type="float" office:value="-608.42642837347" calcext:value-type="float">
            <text:p>-608.4264283735</text:p>
          </table:table-cell>
          <table:table-cell table:style-name="ce4"/>
          <table:table-cell table:style-name="ce11" table:formula="of:=ABS(([.AG59]/[.AF59])*100)" office:value-type="float" office:value="0.692320077282244" calcext:value-type="float">
            <text:p>0.6923200773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M59]/[.AL59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office:value-type="float" office:value="-114.47367086403" calcext:value-type="float">
            <text:p>-114.473670864</text:p>
          </table:table-cell>
          <table:table-cell table:style-name="ce4"/>
          <table:table-cell table:style-name="ce11" table:formula="of:=ABS(([.AS59]/[.AR59])*100)" office:value-type="float" office:value="1.93513707220929" calcext:value-type="float">
            <text:p>1.9351370722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Y59]/[.AX59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BE59]/[.BD59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BK59]/[.BJ59])*100)" office:value-type="string" office:string-value="" calcext:value-type="error">
            <text:p>#DIV/0!</text:p>
          </table:table-cell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76.23677551736" calcext:value-type="float">
            <text:p>-76.2367755174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56.40923524951" calcext:value-type="float">
            <text:p>-56.4092352495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189.4273887568" calcext:value-type="float">
            <text:p>-189.4273887568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608.29274763856" calcext:value-type="float">
            <text:p>-608.2927476386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office:value-type="float" office:value="-114.35687297569" calcext:value-type="float">
            <text:p>-114.3568729757</text:p>
          </table:table-cell>
          <table:table-cell table:style-name="ce4" table:number-columns-repeated="2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61]-[.G60]" office:value-type="float" office:value="0" calcext:value-type="float">
            <text:p>0</text:p>
          </table:table-cell>
          <table:table-cell table:style-name="ce13" table:formula="of:=[.G62]*conv" office:value-type="float" office:value="0" calcext:value-type="float">
            <text:p>0</text:p>
          </table:table-cell>
          <table:table-cell table:style-name="ce15" table:formula="of:=[.H53]-[.H62]" office:value-type="float" office:value="0" calcext:value-type="float">
            <text:p>0</text:p>
          </table:table-cell>
          <table:table-cell/>
          <table:table-cell table:style-name="ce4"/>
          <table:table-cell/>
          <table:table-cell table:style-name="ce13" table:formula="of:=[.M61]-[.M60]" office:value-type="float" office:value="0.278344109019997" calcext:value-type="float">
            <text:p>0.278344109</text:p>
          </table:table-cell>
          <table:table-cell table:style-name="ce13" table:formula="of:=[.M62]*conv" office:value-type="float" office:value="7.57412857385306" calcext:value-type="float">
            <text:p>7.5741285739</text:p>
          </table:table-cell>
          <table:table-cell table:style-name="ce15" table:formula="of:=[.N53]-[.N62]" office:value-type="float" office:value="-0.782709707321868" calcext:value-type="float">
            <text:p>-0.7827097073</text:p>
          </table:table-cell>
          <table:table-cell/>
          <table:table-cell table:style-name="ce4"/>
          <table:table-cell/>
          <table:table-cell table:style-name="ce13" table:formula="of:=[.S61]-[.S60]" office:value-type="float" office:value="0.238720673750002" calcext:value-type="float">
            <text:p>0.2387206738</text:p>
          </table:table-cell>
          <table:table-cell table:style-name="ce13" table:formula="of:=[.S62]*conv" office:value-type="float" office:value="6.49592004151037" calcext:value-type="float">
            <text:p>6.4959200415</text:p>
          </table:table-cell>
          <table:table-cell table:style-name="ce15" table:formula="of:=[.T53]-[.T62]" office:value-type="float" office:value="-0.339454580140417" calcext:value-type="float">
            <text:p>-0.3394545801</text:p>
          </table:table-cell>
          <table:table-cell/>
          <table:table-cell table:style-name="ce4"/>
          <table:table-cell/>
          <table:table-cell table:style-name="ce13" table:formula="of:=[.Y61]-[.Y60]" office:value-type="float" office:value="0.180886757929983" calcext:value-type="float">
            <text:p>0.1808867579</text:p>
          </table:table-cell>
          <table:table-cell table:style-name="ce13" table:formula="of:=[.Y62]*conv" office:value-type="float" office:value="4.92217912099119" calcext:value-type="float">
            <text:p>4.922179121</text:p>
          </table:table-cell>
          <table:table-cell table:style-name="ce15" table:formula="of:=[.Z53]-[.Z62]" office:value-type="float" office:value="0.463394666055279" calcext:value-type="float">
            <text:p>0.4633946661</text:p>
          </table:table-cell>
          <table:table-cell/>
          <table:table-cell table:style-name="ce4"/>
          <table:table-cell/>
          <table:table-cell table:style-name="ce13" table:formula="of:=[.AE61]-[.AE60]" office:value-type="float" office:value="0.133680734910058" calcext:value-type="float">
            <text:p>0.1336807349</text:p>
          </table:table-cell>
          <table:table-cell table:style-name="ce13" table:formula="of:=[.AE62]*conv" office:value-type="float" office:value="3.63763787788017" calcext:value-type="float">
            <text:p>3.6376378779</text:p>
          </table:table-cell>
          <table:table-cell table:style-name="ce15" table:formula="of:=[.AF53]-[.AF62]" office:value-type="float" office:value="-0.0307931564564563" calcext:value-type="float">
            <text:p>-0.0307931565</text:p>
          </table:table-cell>
          <table:table-cell/>
          <table:table-cell table:style-name="ce4" table:number-columns-repeated="2"/>
          <table:table-cell table:style-name="ce13" table:formula="of:=[.AK61]-[.AK60]" office:value-type="float" office:value="0" calcext:value-type="float">
            <text:p>0</text:p>
          </table:table-cell>
          <table:table-cell table:style-name="ce13" table:formula="of:=[.AK62]*conv" office:value-type="float" office:value="0" calcext:value-type="float">
            <text:p>0</text:p>
          </table:table-cell>
          <table:table-cell table:style-name="ce15" table:formula="of:=[.AL53]-[.AL62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AQ61]-[.AQ60]" office:value-type="float" office:value="0.116797888340002" calcext:value-type="float">
            <text:p>0.1167978883</text:p>
          </table:table-cell>
          <table:table-cell table:style-name="ce13" table:formula="of:=[.AQ62]*conv" office:value-type="float" office:value="3.17823224840787" calcext:value-type="float">
            <text:p>3.1782322484</text:p>
          </table:table-cell>
          <table:table-cell table:style-name="ce15" table:formula="of:=[.AR53]-[.AR62]" office:value-type="float" office:value="0.408656679288634" calcext:value-type="float">
            <text:p>0.4086566793</text:p>
          </table:table-cell>
          <table:table-cell/>
          <table:table-cell table:style-name="ce4" table:number-columns-repeated="2"/>
          <table:table-cell table:style-name="ce13" table:formula="of:=[.AW61]-[.AW60]" office:value-type="float" office:value="0" calcext:value-type="float">
            <text:p>0</text:p>
          </table:table-cell>
          <table:table-cell table:style-name="ce13" table:formula="of:=[.AW62]*conv" office:value-type="float" office:value="0" calcext:value-type="float">
            <text:p>0</text:p>
          </table:table-cell>
          <table:table-cell table:style-name="ce15" table:formula="of:=[.AX53]-[.AX62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/>
          <table:table-cell table:style-name="ce13" table:formula="of:=[.BC62]*conv" office:value-type="float" office:value="0" calcext:value-type="float">
            <text:p>0</text:p>
          </table:table-cell>
          <table:table-cell table:style-name="ce15" table:formula="of:=[.BD53]-[.BD62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BI61]-[.BI60]" office:value-type="float" office:value="0" calcext:value-type="float">
            <text:p>0</text:p>
          </table:table-cell>
          <table:table-cell table:style-name="ce13" table:formula="of:=[.BI62]*conv" office:value-type="float" office:value="0" calcext:value-type="float">
            <text:p>0</text:p>
          </table:table-cell>
          <table:table-cell table:style-name="ce15" table:formula="of:=[.BJ53]-[.BJ62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62]/[.H62])*100)" office:value-type="string" office:string-value="" calcext:value-type="error">
            <text:p>#DIV/0!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62]/[.N62])*100)" office:value-type="float" office:value="10.3339902364992" calcext:value-type="float">
            <text:p>10.3339902365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62]/[.T62])*100)" office:value-type="float" office:value="5.22565822810668" calcext:value-type="float">
            <text:p>5.2256582281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62]/[.Z62])*100)" office:value-type="float" office:value="9.41442102501066" calcext:value-type="float">
            <text:p>9.414421025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62]/[.AF62])*100)" office:value-type="float" office:value="0.846515169739793" calcext:value-type="float">
            <text:p>0.8465151697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62]/[.AL6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62]/[.AR62])*100)" office:value-type="float" office:value="12.8579866840552" calcext:value-type="float">
            <text:p>12.8579866841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62]/[.AX6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62]/[.BD6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K62]/[.BJ62])*100)" office:value-type="string" office:string-value="" calcext:value-type="error">
            <text:p>#DIV/0!</text:p>
          </table:table-cell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G64]*conv" office:value-type="float" office:value="0" calcext:value-type="float">
            <text:p>0</text:p>
          </table:table-cell>
          <table:table-cell table:style-name="ce15" table:formula="of:=[.H54]-[.H64]" office:value-type="float" office:value="0" calcext:value-type="float">
            <text:p>0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45384705270577" calcext:value-type="float">
            <text:p>0.2453847053</text:p>
          </table:table-cell>
          <table:table-cell table:style-name="ce13" table:formula="of:=[.M64]*conv" office:value-type="float" office:value="6.67725756553686" calcext:value-type="float">
            <text:p>6.6772575655</text:p>
          </table:table-cell>
          <table:table-cell table:style-name="ce15" table:formula="of:=[.N54]-[.N64]" office:value-type="float" office:value="-0.408748832750722" calcext:value-type="float">
            <text:p>-0.4087488328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212555598918037" calcext:value-type="float">
            <text:p>0.2125555989</text:p>
          </table:table-cell>
          <table:table-cell table:style-name="ce13" table:formula="of:=[.S64]*conv" office:value-type="float" office:value="5.7839321297865" calcext:value-type="float">
            <text:p>5.7839321298</text:p>
          </table:table-cell>
          <table:table-cell table:style-name="ce15" table:formula="of:=[.T54]-[.T64]" office:value-type="float" office:value="-0.182720568629276" calcext:value-type="float">
            <text:p>-0.1827205686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170936337005924" calcext:value-type="float">
            <text:p>0.170936337</text:p>
          </table:table-cell>
          <table:table-cell table:style-name="ce13" table:formula="of:=[.Y64]*conv" office:value-type="float" office:value="4.65141439128977" calcext:value-type="float">
            <text:p>4.6514143913</text:p>
          </table:table-cell>
          <table:table-cell table:style-name="ce15" table:formula="of:=[.Z54]-[.Z64]" office:value-type="float" office:value="0.414714650790484" calcext:value-type="float">
            <text:p>0.4147146508</text:p>
          </table:table-cell>
          <table:table-cell/>
          <table:table-cell table:style-name="ce4"/>
          <table:table-cell office:value-type="string" calcext:value-type="string">
            <text:p>TDDFT</text:p>
          </table:table-cell>
          <table:table-cell table:style-name="ce13" office:value-type="float" office:value="0.129862663830757" calcext:value-type="float">
            <text:p>0.1298626638</text:p>
          </table:table-cell>
          <table:table-cell table:style-name="ce13" table:formula="of:=[.AE64]*conv" office:value-type="float" office:value="3.53374287769296" calcext:value-type="float">
            <text:p>3.5337428777</text:p>
          </table:table-cell>
          <table:table-cell table:style-name="ce15" table:formula="of:=[.AF54]-[.AF64]" office:value-type="float" office:value="-0.0686118294212403" calcext:value-type="float">
            <text:p>-0.0686118294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AK64]*conv" office:value-type="float" office:value="0" calcext:value-type="float">
            <text:p>0</text:p>
          </table:table-cell>
          <table:table-cell table:style-name="ce15" table:formula="of:=[.AL54]-[.AL64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 office:value-type="float" office:value="0.111767626883293" calcext:value-type="float">
            <text:p>0.1117676269</text:p>
          </table:table-cell>
          <table:table-cell table:style-name="ce13" table:formula="of:=[.AQ64]*conv" office:value-type="float" office:value="3.04135186977383" calcext:value-type="float">
            <text:p>3.0413518698</text:p>
          </table:table-cell>
          <table:table-cell table:style-name="ce15" table:formula="of:=[.AR54]-[.AR64]" office:value-type="float" office:value="0.365468597711988" calcext:value-type="float">
            <text:p>0.3654685977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AW64]*conv" office:value-type="float" office:value="0" calcext:value-type="float">
            <text:p>0</text:p>
          </table:table-cell>
          <table:table-cell table:style-name="ce15" table:formula="of:=[.AX54]-[.AX64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BC64]*conv" office:value-type="float" office:value="0" calcext:value-type="float">
            <text:p>0</text:p>
          </table:table-cell>
          <table:table-cell table:style-name="ce15" table:formula="of:=[.BD54]-[.BD64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BI64]*conv" office:value-type="float" office:value="0" calcext:value-type="float">
            <text:p>0</text:p>
          </table:table-cell>
          <table:table-cell table:style-name="ce15" table:formula="of:=[.BJ54]-[.BJ64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64]/[.H64])*100)" office:value-type="string" office:string-value="" calcext:value-type="error">
            <text:p>#DIV/0!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O64]/[.N64])*100)" office:value-type="float" office:value="6.12150765099112" calcext:value-type="float">
            <text:p>6.121507651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U64]/[.T64])*100)" office:value-type="float" office:value="3.15910637485334" calcext:value-type="float">
            <text:p>3.1591063749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A64]/[.Z64])*100)" office:value-type="float" office:value="8.91588269510189" calcext:value-type="float">
            <text:p>8.9158826951</text:p>
          </table:table-cell>
          <table:table-cell/>
          <table:table-cell table:style-name="ce4"/>
          <table:table-cell/>
          <table:table-cell table:style-name="ce13" table:number-columns-repeated="2"/>
          <table:table-cell table:style-name="ce11" table:formula="of:=ABS(([.AG64]/[.AF64])*100)" office:value-type="float" office:value="1.94161917819086" calcext:value-type="float">
            <text:p>1.9416191782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M64]/[.AL64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S64]/[.AR64])*100)" office:value-type="float" office:value="12.0166496137511" calcext:value-type="float">
            <text:p>12.0166496138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Y64]/[.AX64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E64]/[.BD64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BK64]/[.BJ64])*100)" office:value-type="string" office:string-value="" calcext:value-type="error">
            <text:p>#DIV/0!</text:p>
          </table:table-cell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76.08229011436" calcext:value-type="float">
            <text:p>-76.0822901144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56.27988824137" calcext:value-type="float">
            <text:p>-56.2798882414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189.21518570581" calcext:value-type="float">
            <text:p>-189.2151857058</text:p>
          </table:table-cell>
          <table:table-cell table:style-name="ce4"/>
          <table:table-cell table:style-name="ce11"/>
          <table:table-cell/>
          <table:table-cell table:style-name="ce4"/>
          <table:table-cell office:value-type="string" calcext:value-type="string">
            <text:p>cation</text:p>
          </table:table-cell>
          <table:table-cell table:style-name="ce4" office:value-type="float" office:value="-608.10509495213" calcext:value-type="float">
            <text:p>-608.1050949521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office:value-type="float" office:value="-114.10129085892" calcext:value-type="float">
            <text:p>-114.1012908589</text:p>
          </table:table-cell>
          <table:table-cell table:style-name="ce4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96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66]-[.G60]" office:value-type="float" office:value="0" calcext:value-type="float">
            <text:p>0</text:p>
          </table:table-cell>
          <table:table-cell table:style-name="ce4" table:formula="of:=[.G67]*conv" office:value-type="float" office:value="0" calcext:value-type="float">
            <text:p>0</text:p>
          </table:table-cell>
          <table:table-cell table:style-name="ce15" table:formula="of:=[.H55]-[.H67]" office:value-type="float" office:value="0" calcext:value-type="float">
            <text:p>0</text:p>
          </table:table-cell>
          <table:table-cell/>
          <table:table-cell table:style-name="ce4"/>
          <table:table-cell/>
          <table:table-cell table:style-name="ce4" table:formula="of:=[.M66]-[.M60]" office:value-type="float" office:value="0.432829512019993" calcext:value-type="float">
            <text:p>0.432829512</text:p>
          </table:table-cell>
          <table:table-cell table:style-name="ce4" table:formula="of:=[.M67]*conv" office:value-type="float" office:value="11.7778902745234" calcext:value-type="float">
            <text:p>11.7778902745</text:p>
          </table:table-cell>
          <table:table-cell table:style-name="ce15" table:formula="of:=[.N56]-[.N67]" office:value-type="float" office:value="-1.29584466665239" calcext:value-type="float">
            <text:p>-1.2958446667</text:p>
          </table:table-cell>
          <table:table-cell/>
          <table:table-cell table:style-name="ce4"/>
          <table:table-cell/>
          <table:table-cell table:style-name="ce4" table:formula="of:=[.S66]-[.S60]" office:value-type="float" office:value="0.368067681889997" calcext:value-type="float">
            <text:p>0.3680676819</text:p>
          </table:table-cell>
          <table:table-cell table:style-name="ce4" table:formula="of:=[.S67]*conv" office:value-type="float" office:value="10.0156312139324" calcext:value-type="float">
            <text:p>10.0156312139</text:p>
          </table:table-cell>
          <table:table-cell table:style-name="ce15" table:formula="of:=[.T56]-[.T67]" office:value-type="float" office:value="-0.704103528931995" calcext:value-type="float">
            <text:p>-0.7041035289</text:p>
          </table:table-cell>
          <table:table-cell/>
          <table:table-cell table:style-name="ce4"/>
          <table:table-cell/>
          <table:table-cell table:style-name="ce4" table:formula="of:=[.Y66]-[.Y60]" office:value-type="float" office:value="0.393089808919996" calcext:value-type="float">
            <text:p>0.3930898089</text:p>
          </table:table-cell>
          <table:table-cell table:style-name="ce4" table:formula="of:=[.Y67]*conv" office:value-type="float" office:value="10.6965179335535" calcext:value-type="float">
            <text:p>10.6965179336</text:p>
          </table:table-cell>
          <table:table-cell table:style-name="ce15" table:formula="of:=[.Z56]-[.Z67]" office:value-type="float" office:value="-0.235474265984395" calcext:value-type="float">
            <text:p>-0.235474266</text:p>
          </table:table-cell>
          <table:table-cell/>
          <table:table-cell table:style-name="ce4"/>
          <table:table-cell/>
          <table:table-cell table:style-name="ce4" table:formula="of:=[.AE66]-[.AE60]" office:value-type="float" office:value="0.32133342134" calcext:value-type="float">
            <text:p>0.3213334213</text:p>
          </table:table-cell>
          <table:table-cell table:style-name="ce4" table:formula="of:=[.AE67]*conv" office:value-type="float" office:value="8.74392728078325" calcext:value-type="float">
            <text:p>8.7439272808</text:p>
          </table:table-cell>
          <table:table-cell table:style-name="ce15" table:formula="of:=[.AF56]-[.AF67]" office:value-type="float" office:value="-0.0579406124345443" calcext:value-type="float">
            <text:p>-0.0579406124</text:p>
          </table:table-cell>
          <table:table-cell/>
          <table:table-cell table:style-name="ce4" table:number-columns-repeated="2"/>
          <table:table-cell table:style-name="ce4" table:formula="of:=[.AK66]-[.AK60]" office:value-type="float" office:value="0" calcext:value-type="float">
            <text:p>0</text:p>
          </table:table-cell>
          <table:table-cell table:style-name="ce4" table:formula="of:=[.AK67]*conv" office:value-type="float" office:value="0" calcext:value-type="float">
            <text:p>0</text:p>
          </table:table-cell>
          <table:table-cell table:style-name="ce15" table:formula="of:=[.AL56]-[.AL67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AQ66]-[.AQ60]" office:value-type="float" office:value="0.372380005110003" calcext:value-type="float">
            <text:p>0.3723800051</text:p>
          </table:table-cell>
          <table:table-cell table:style-name="ce4" table:formula="of:=[.AQ67]*conv" office:value-type="float" office:value="10.1329754991603" calcext:value-type="float">
            <text:p>10.1329754992</text:p>
          </table:table-cell>
          <table:table-cell table:style-name="ce15" table:formula="of:=[.AR56]-[.AR67]" office:value-type="float" office:value="-0.19389252266366" calcext:value-type="float">
            <text:p>-0.1938925227</text:p>
          </table:table-cell>
          <table:table-cell/>
          <table:table-cell table:style-name="ce4" table:number-columns-repeated="2"/>
          <table:table-cell table:style-name="ce4" table:formula="of:=[.AW66]-[.AW60]" office:value-type="float" office:value="0" calcext:value-type="float">
            <text:p>0</text:p>
          </table:table-cell>
          <table:table-cell table:style-name="ce4" table:formula="of:=[.AW67]*conv" office:value-type="float" office:value="0" calcext:value-type="float">
            <text:p>0</text:p>
          </table:table-cell>
          <table:table-cell table:style-name="ce15" table:formula="of:=[.AX56]-[.AX67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BC66]-[.BC60]" office:value-type="float" office:value="0" calcext:value-type="float">
            <text:p>0</text:p>
          </table:table-cell>
          <table:table-cell table:style-name="ce4" table:formula="of:=[.BC67]*conv" office:value-type="float" office:value="0" calcext:value-type="float">
            <text:p>0</text:p>
          </table:table-cell>
          <table:table-cell table:style-name="ce15" table:formula="of:=[.BD56]-[.BD67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BI66]-[.BI60]" office:value-type="float" office:value="0" calcext:value-type="float">
            <text:p>0</text:p>
          </table:table-cell>
          <table:table-cell table:style-name="ce4" table:formula="of:=[.BI67]*conv" office:value-type="float" office:value="0" calcext:value-type="float">
            <text:p>0</text:p>
          </table:table-cell>
          <table:table-cell table:style-name="ce15" table:formula="of:=[.BJ56]-[.BJ67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67]/[.H67])*100)" office:value-type="string" office:string-value="" calcext:value-type="error">
            <text:p>#DIV/0!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O67]/[.N67])*100)" office:value-type="float" office:value="11.002349626702" calcext:value-type="float">
            <text:p>11.0023496267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U67]/[.T67])*100)" office:value-type="float" office:value="7.0300464732821" calcext:value-type="float">
            <text:p>7.0300464733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A67]/[.Z67])*100)" office:value-type="float" office:value="2.20141047252157" calcext:value-type="float">
            <text:p>2.2014104725</text:p>
          </table:table-cell>
          <table:table-cell/>
          <table:table-cell table:style-name="ce4"/>
          <table:table-cell/>
          <table:table-cell table:style-name="ce4" table:number-columns-repeated="2"/>
          <table:table-cell table:style-name="ce11" table:formula="of:=ABS(([.AG67]/[.AF67])*100)" office:value-type="float" office:value="0.662638315415566" calcext:value-type="float">
            <text:p>0.6626383154</text:p>
          </table:table-cell>
          <table:table-cell/>
          <table:table-cell table:style-name="ce4" table:number-columns-repeated="4"/>
          <table:table-cell table:style-name="ce11" table:formula="of:=ABS(([.AM67]/[.AL67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S67]/[.AR67])*100)" office:value-type="float" office:value="1.91348062254496" calcext:value-type="float">
            <text:p>1.9134806225</text:p>
          </table:table-cell>
          <table:table-cell/>
          <table:table-cell table:style-name="ce4" table:number-columns-repeated="4"/>
          <table:table-cell table:style-name="ce11" table:formula="of:=ABS(([.AY67]/[.AX67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BE67]/[.BD67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BK67]/[.BJ67])*100)" office:value-type="string" office:string-value="" calcext:value-type="error">
            <text:p>#DIV/0!</text:p>
          </table:table-cell>
          <table:table-cell table:number-columns-repeated="961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5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ce6" office:value-type="string" calcext:value-type="string">
            <text:p>GEOMETRY OPTIMISATION</text:p>
          </table:table-cell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ce6" office:value-type="string" calcext:value-type="string">
            <text:p>HF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ane</text:p>
          </table:table-cell>
          <table:table-cell table:style-name="ce6"/>
          <table:table-cell table:style-name="ce6" office:value-type="string" calcext:value-type="string">
            <text:p>Methanol</text:p>
          </table:table-cell>
          <table:table-cell table:style-name="ce6"/>
          <table:table-cell table:style-name="ce6" office:value-type="string" calcext:value-type="string">
            <text:p>Methylamine</text:p>
          </table:table-cell>
          <table:table-cell table:style-name="ce6"/>
          <table:table-cell table:style-name="ce6" office:value-type="string" calcext:value-type="string">
            <text:p>Acetic Acid</text:p>
          </table:table-cell>
          <table:table-cell table:style-name="ce6"/>
          <table:table-cell table:style-name="ce6" office:value-type="string" calcext:value-type="string">
            <text:p>Aspirin</text:p>
          </table:table-cell>
          <table:table-cell table:style-name="ce6"/>
          <table:table-cell table:style-name="ce6" office:value-type="string" calcext:value-type="string">
            <text:p>Methane</text:p>
          </table:table-cell>
          <table:table-cell table:style-name="ce6"/>
          <table:table-cell table:style-name="ce6" office:value-type="string" calcext:value-type="string">
            <text:p>Ethanal</text:p>
          </table:table-cell>
          <table:table-cell table:style-name="ce6"/>
          <table:table-cell table:style-name="ce6" office:value-type="string" calcext:value-type="string">
            <text:p>Toluene</text:p>
          </table:table-cell>
          <table:table-cell table:style-name="ce6"/>
          <table:table-cell table:style-name="ce6" office:value-type="string" calcext:value-type="string">
            <text:p>Peptide</text:p>
          </table:table-cell>
          <table:table-cell table:style-name="ce6" table:number-columns-repeated="3"/>
          <table:table-cell table:style-name="ce6" office:value-type="string" calcext:value-type="string">
            <text:p>ClAuP(CH3)3</text:p>
          </table:table-cell>
          <table:table-cell table:style-name="ce6"/>
          <table:table-cell table:style-name="ce6" office:value-type="string" calcext:value-type="string">
            <text:p>ClAuP(C(CH3)3)3</text:p>
          </table:table-cell>
          <table:table-cell table:style-name="ce6" table:number-columns-repeated="99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H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/>
          <table:table-cell office:value-type="float" office:value="2.90969" calcext:value-type="float">
            <text:p>2.90969</text:p>
          </table:table-cell>
          <table:table-cell table:number-columns-repeated="2"/>
          <table:table-cell table:style-name="Default"/>
          <table:table-cell office:value-type="float" office:value="2.73578" calcext:value-type="float">
            <text:p>2.73578</text:p>
          </table:table-cell>
          <table:table-cell table:style-name="Default"/>
          <table:table-cell office:value-type="float" office:value="2.84167" calcext:value-type="float">
            <text:p>2.84167</text:p>
          </table:table-cell>
          <table:table-cell table:number-columns-repeated="2"/>
          <table:table-cell table:style-name="Default"/>
          <table:table-cell office:value-type="float" office:value="2.0643" calcext:value-type="float">
            <text:p>2.0643</text:p>
          </table:table-cell>
          <table:table-cell table:style-name="Default"/>
          <table:table-cell table:number-columns-repeated="2"/>
          <table:table-cell office:value-type="float" office:value="2.08552" calcext:value-type="float">
            <text:p>2.08552</text:p>
          </table:table-cell>
          <table:table-cell table:style-name="Default"/>
          <table:table-cell office:value-type="float" office:value="2.86237" calcext:value-type="float">
            <text:p>2.86237</text:p>
          </table:table-cell>
          <table:table-cell table:style-name="Default"/>
          <table:table-cell office:value-type="float" office:value="2.73076" calcext:value-type="float">
            <text:p>2.73076</text:p>
          </table:table-cell>
          <table:table-cell/>
          <table:table-cell office:value-type="float" office:value="3.4627" calcext:value-type="float">
            <text:p>3.4627</text:p>
          </table:table-cell>
          <table:table-cell table:style-name="Default"/>
          <table:table-cell office:value-type="float" office:value="2.92563" calcext:value-type="float">
            <text:p>2.92563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/>
          <table:table-cell office:value-type="float" office:value="2.88518" calcext:value-type="float">
            <text:p>2.88518</text:p>
          </table:table-cell>
          <table:table-cell table:style-name="ce14" table:formula="of:=[.G75]-[.G76]" office:value-type="float" office:value="0.0245100000000003" calcext:value-type="float">
            <text:p>0.02451</text:p>
          </table:table-cell>
          <table:table-cell/>
          <table:table-cell table:style-name="ce14" table:formula="of:=[.I75]-[.I76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Default"/>
          <table:table-cell office:value-type="float" office:value="2.89013" calcext:value-type="float">
            <text:p>2.89013</text:p>
          </table:table-cell>
          <table:table-cell table:style-name="ce14" table:formula="of:=[.M75]-[.M76]" office:value-type="float" office:value="-0.04846" calcext:value-type="float">
            <text:p>-0.04846</text:p>
          </table:table-cell>
          <table:table-cell/>
          <table:table-cell table:style-name="ce14" table:formula="of:=[.O75]-[.O76]" office:value-type="float" office:value="0" calcext:value-type="float">
            <text:p>0</text:p>
          </table:table-cell>
          <table:table-cell office:value-type="float" office:value="3.485" calcext:value-type="float">
            <text:p>3.485</text:p>
          </table:table-cell>
          <table:table-cell table:style-name="ce14" table:formula="of:=[.Q75]-[.Q76]" office:value-type="float" office:value="-1.4207" calcext:value-type="float">
            <text:p>-1.4207</text:p>
          </table:table-cell>
          <table:table-cell/>
          <table:table-cell table:style-name="ce14" table:formula="of:=[.S75]-[.S76]" office:value-type="float" office:value="0" calcext:value-type="float">
            <text:p>0</text:p>
          </table:table-cell>
          <table:table-cell/>
          <table:table-cell table:style-name="ce14" table:formula="of:=[.U75]-[.U76]" office:value-type="float" office:value="2.08552" calcext:value-type="float">
            <text:p>2.08552</text:p>
          </table:table-cell>
          <table:table-cell office:value-type="float" office:value="2.90737" calcext:value-type="float">
            <text:p>2.90737</text:p>
          </table:table-cell>
          <table:table-cell table:style-name="ce14" table:formula="of:=[.W75]-[.W76]" office:value-type="float" office:value="-0.0449999999999999" calcext:value-type="float">
            <text:p>-0.045</text:p>
          </table:table-cell>
          <table:table-cell office:value-type="float" office:value="2.6551" calcext:value-type="float">
            <text:p>2.6551</text:p>
          </table:table-cell>
          <table:table-cell table:style-name="ce14" table:formula="of:=[.Y75]-[.Y76]" office:value-type="float" office:value="0.0756600000000001" calcext:value-type="float">
            <text:p>0.07566</text:p>
          </table:table-cell>
          <table:table-cell office:value-type="float" office:value="3.0245" calcext:value-type="float">
            <text:p>3.0245</text:p>
          </table:table-cell>
          <table:table-cell table:style-name="ce14" table:formula="of:=[.AA75]-[.AA76]" office:value-type="float" office:value="0.4382" calcext:value-type="float">
            <text:p>0.4382</text:p>
          </table:table-cell>
          <table:table-cell office:value-type="float" office:value="2.90282" calcext:value-type="float">
            <text:p>2.90282</text:p>
          </table:table-cell>
          <table:table-cell table:style-name="ce14" table:formula="of:=[.AC75]-[.AC76]" office:value-type="float" office:value="0.0228099999999998" calcext:value-type="float">
            <text:p>0.0228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76]/[.G76])*100)" office:value-type="float" office:value="0.849513721847519" calcext:value-type="float">
            <text:p>0.8495137218</text:p>
          </table:table-cell>
          <table:table-cell/>
          <table:table-cell table:style-name="ce12" table:formula="of:=ABS(([.J76]/[.I76])*100)" office:value-type="string" office:string-value="" calcext:value-type="error">
            <text:p>#DIV/0!</text:p>
          </table:table-cell>
          <table:table-cell/>
          <table:table-cell table:style-name="Default"/>
          <table:table-cell/>
          <table:table-cell table:style-name="ce12" table:formula="of:=ABS(([.N76]/[.M76])*100)" office:value-type="float" office:value="1.67674118465259" calcext:value-type="float">
            <text:p>1.6767411847</text:p>
          </table:table-cell>
          <table:table-cell/>
          <table:table-cell table:style-name="ce12" table:formula="of:=ABS(([.P76]/[.O76])*100)" office:value-type="string" office:string-value="" calcext:value-type="error">
            <text:p>#DIV/0!</text:p>
          </table:table-cell>
          <table:table-cell/>
          <table:table-cell table:style-name="ce12" table:formula="of:=ABS(([.R76]/[.Q76])*100)" office:value-type="float" office:value="40.7661406025825" calcext:value-type="float">
            <text:p>40.7661406026</text:p>
          </table:table-cell>
          <table:table-cell/>
          <table:table-cell table:style-name="ce12" table:formula="of:=ABS(([.T76]/[.S76])*100)" office:value-type="string" office:string-value="" calcext:value-type="error">
            <text:p>#DIV/0!</text:p>
          </table:table-cell>
          <table:table-cell/>
          <table:table-cell table:style-name="ce12" table:formula="of:=ABS(([.V76]/[.U76])*100)" office:value-type="string" office:string-value="" calcext:value-type="error">
            <text:p>#DIV/0!</text:p>
          </table:table-cell>
          <table:table-cell/>
          <table:table-cell table:style-name="ce12" table:formula="of:=ABS(([.X76]/[.W76])*100)" office:value-type="float" office:value="1.54779061488562" calcext:value-type="float">
            <text:p>1.5477906149</text:p>
          </table:table-cell>
          <table:table-cell/>
          <table:table-cell table:style-name="ce12" table:formula="of:=ABS(([.Z76]/[.Y76])*100)" office:value-type="float" office:value="2.84961018417386" calcext:value-type="float">
            <text:p>2.8496101842</text:p>
          </table:table-cell>
          <table:table-cell/>
          <table:table-cell table:style-name="ce12" table:formula="of:=ABS(([.AB76]/[.AA76])*100)" office:value-type="float" office:value="14.4883451810216" calcext:value-type="float">
            <text:p>14.488345181</text:p>
          </table:table-cell>
          <table:table-cell/>
          <table:table-cell table:style-name="ce12" table:formula="of:=ABS(([.AD76]/[.AC76])*100)" office:value-type="float" office:value="0.78578761342418" calcext:value-type="float">
            <text:p>0.7857876134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 table:number-columns-repeated="4"/>
          <table:table-cell table:style-name="Default"/>
          <table:table-cell office:value-type="string" calcext:value-type="string">
            <text:p>geom break</text:p>
          </table:table-cell>
          <table:table-cell table:style-name="Default"/>
          <table:table-cell table:number-columns-repeated="2"/>
          <table:table-cell office:value-type="string" calcext:value-type="string">
            <text:p>pbe0</text:p>
          </table:table-cell>
          <table:table-cell table:style-name="Default"/>
          <table:table-cell office:value-type="string" calcext:value-type="string">
            <text:p>break</text:p>
          </table:table-cell>
          <table:table-cell table:style-name="Default"/>
          <table:table-cell office:value-type="string" calcext:value-type="string">
            <text:p>pbe0</text:p>
          </table:table-cell>
          <table:table-cell/>
          <table:table-cell office:value-type="string" calcext:value-type="string">
            <text:p>no frangle needed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calcs to do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frangle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ce6" office:value-type="string" calcext:value-type="string">
            <text:p>PBE0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ane</text:p>
          </table:table-cell>
          <table:table-cell table:style-name="ce6"/>
          <table:table-cell table:style-name="ce6" office:value-type="string" calcext:value-type="string">
            <text:p>Methanol</text:p>
          </table:table-cell>
          <table:table-cell table:style-name="ce6"/>
          <table:table-cell table:style-name="ce6" office:value-type="string" calcext:value-type="string">
            <text:p>Methylamine</text:p>
          </table:table-cell>
          <table:table-cell table:style-name="ce6"/>
          <table:table-cell table:style-name="ce6" office:value-type="string" calcext:value-type="string">
            <text:p>Acetic Acid</text:p>
          </table:table-cell>
          <table:table-cell table:style-name="ce6"/>
          <table:table-cell table:style-name="ce6" office:value-type="string" calcext:value-type="string">
            <text:p>Aspirin</text:p>
          </table:table-cell>
          <table:table-cell table:style-name="ce6"/>
          <table:table-cell table:style-name="ce6" office:value-type="string" calcext:value-type="string">
            <text:p>Methane</text:p>
          </table:table-cell>
          <table:table-cell table:style-name="ce6"/>
          <table:table-cell table:style-name="ce6" office:value-type="string" calcext:value-type="string">
            <text:p>Ethanal</text:p>
          </table:table-cell>
          <table:table-cell table:style-name="ce6"/>
          <table:table-cell table:style-name="ce6" office:value-type="string" calcext:value-type="string">
            <text:p>Toluene</text:p>
          </table:table-cell>
          <table:table-cell table:style-name="ce6"/>
          <table:table-cell table:style-name="ce6" office:value-type="string" calcext:value-type="string">
            <text:p>Peptide</text:p>
          </table:table-cell>
          <table:table-cell table:style-name="ce6" table:number-columns-repeated="3"/>
          <table:table-cell table:style-name="ce6" office:value-type="string" calcext:value-type="string">
            <text:p>ClAuP(CH3)3</text:p>
          </table:table-cell>
          <table:table-cell table:style-name="ce6"/>
          <table:table-cell table:style-name="ce6" office:value-type="string" calcext:value-type="string">
            <text:p>ClAuP(C(CH3)3)3</text:p>
          </table:table-cell>
          <table:table-cell table:style-name="ce6" table:number-columns-repeated="99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H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office:value-type="float" office:value="2.85268" calcext:value-type="float">
            <text:p>2.8526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 table:number-columns-repeated="3"/>
          <table:table-cell office:value-type="float" office:value="2.6424" calcext:value-type="float">
            <text:p>2.6424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float" office:value="2.8491" calcext:value-type="float">
            <text:p>2.8491</text:p>
          </table:table-cell>
          <table:table-cell table:style-name="Default"/>
          <table:table-cell/>
          <table:table-cell table:style-name="Default"/>
          <table:table-cell office:value-type="float" office:value="2.94066" calcext:value-type="float">
            <text:p>2.9406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 table:number-columns-repeated="2"/>
          <table:table-cell table:style-name="ce14" table:formula="of:=[.G84]-[.G85]" office:value-type="float" office:value="0" calcext:value-type="float">
            <text:p>0</text:p>
          </table:table-cell>
          <table:table-cell office:value-type="float" office:value="2.53985" calcext:value-type="float">
            <text:p>2.53985</text:p>
          </table:table-cell>
          <table:table-cell table:style-name="ce14" table:formula="of:=[.I84]-[.I85]" office:value-type="float" office:value="0.10255" calcext:value-type="float">
            <text:p>0.10255</text:p>
          </table:table-cell>
          <table:table-cell office:value-type="string" calcext:value-type="string">
            <text:p>-</text:p>
          </table:table-cell>
          <table:table-cell table:style-name="ce14" table:formula="of:=[.K84]-[.K85]" office:value-type="string" office:string-value="" calcext:value-type="error">
            <text:p>#VALUE!</text:p>
          </table:table-cell>
          <table:table-cell/>
          <table:table-cell table:style-name="ce14" table:formula="of:=[.M84]-[.M85]" office:value-type="float" office:value="0" calcext:value-type="float">
            <text:p>0</text:p>
          </table:table-cell>
          <table:table-cell/>
          <table:table-cell table:style-name="ce14" table:formula="of:=[.O84]-[.O85]" office:value-type="float" office:value="2.8491" calcext:value-type="float">
            <text:p>2.8491</text:p>
          </table:table-cell>
          <table:table-cell/>
          <table:table-cell table:style-name="ce14" table:formula="of:=[.Q84]-[.Q85]" office:value-type="float" office:value="0" calcext:value-type="float">
            <text:p>0</text:p>
          </table:table-cell>
          <table:table-cell/>
          <table:table-cell table:style-name="ce14" table:formula="of:=[.S84]-[.S85]" office:value-type="float" office:value="2.94066" calcext:value-type="float">
            <text:p>2.94066</text:p>
          </table:table-cell>
          <table:table-cell/>
          <table:table-cell table:style-name="ce14" table:formula="of:=[.U84]-[.U85]" office:value-type="float" office:value="0" calcext:value-type="float">
            <text:p>0</text:p>
          </table:table-cell>
          <table:table-cell/>
          <table:table-cell table:style-name="ce14" table:formula="of:=[.W84]-[.W85]" office:value-type="float" office:value="0" calcext:value-type="float">
            <text:p>0</text:p>
          </table:table-cell>
          <table:table-cell/>
          <table:table-cell table:style-name="ce14" table:formula="of:=[.Y84]-[.Y85]" office:value-type="float" office:value="0" calcext:value-type="float">
            <text:p>0</text:p>
          </table:table-cell>
          <table:table-cell/>
          <table:table-cell table:style-name="ce14" table:formula="of:=[.AA84]-[.AA85]" office:value-type="float" office:value="0" calcext:value-type="float">
            <text:p>0</text:p>
          </table:table-cell>
          <table:table-cell/>
          <table:table-cell table:style-name="ce14" table:formula="of:=[.AC84]-[.AC85]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85]/[.G85])*100)" office:value-type="string" office:string-value="" calcext:value-type="error">
            <text:p>#DIV/0!</text:p>
          </table:table-cell>
          <table:table-cell/>
          <table:table-cell table:style-name="ce12" table:formula="of:=ABS(([.J85]/[.I85])*100)" office:value-type="float" office:value="4.03764001811132" calcext:value-type="float">
            <text:p>4.0376400181</text:p>
          </table:table-cell>
          <table:table-cell/>
          <table:table-cell table:style-name="ce12" table:formula="of:=ABS(([.L85]/[.K85])*100)" office:value-type="string" office:string-value="" calcext:value-type="error">
            <text:p>#VALUE!</text:p>
          </table:table-cell>
          <table:table-cell/>
          <table:table-cell table:style-name="ce12" table:formula="of:=ABS(([.N85]/[.M85])*100)" office:value-type="string" office:string-value="" calcext:value-type="error">
            <text:p>#DIV/0!</text:p>
          </table:table-cell>
          <table:table-cell/>
          <table:table-cell table:style-name="ce12" table:formula="of:=ABS(([.P85]/[.O85])*100)" office:value-type="string" office:string-value="" calcext:value-type="error">
            <text:p>#DIV/0!</text:p>
          </table:table-cell>
          <table:table-cell/>
          <table:table-cell table:style-name="ce12" table:formula="of:=ABS(([.R85]/[.Q85])*100)" office:value-type="string" office:string-value="" calcext:value-type="error">
            <text:p>#DIV/0!</text:p>
          </table:table-cell>
          <table:table-cell/>
          <table:table-cell table:style-name="ce12" table:formula="of:=ABS(([.T85]/[.S85])*100)" office:value-type="string" office:string-value="" calcext:value-type="error">
            <text:p>#DIV/0!</text:p>
          </table:table-cell>
          <table:table-cell/>
          <table:table-cell table:style-name="ce12" table:formula="of:=ABS(([.V85]/[.U85])*100)" office:value-type="string" office:string-value="" calcext:value-type="error">
            <text:p>#DIV/0!</text:p>
          </table:table-cell>
          <table:table-cell/>
          <table:table-cell table:style-name="ce12" table:formula="of:=ABS(([.X85]/[.W85])*100)" office:value-type="string" office:string-value="" calcext:value-type="error">
            <text:p>#DIV/0!</text:p>
          </table:table-cell>
          <table:table-cell/>
          <table:table-cell table:style-name="ce12" table:formula="of:=ABS(([.Z85]/[.Y85])*100)" office:value-type="string" office:string-value="" calcext:value-type="error">
            <text:p>#DIV/0!</text:p>
          </table:table-cell>
          <table:table-cell/>
          <table:table-cell table:style-name="ce12" table:formula="of:=ABS(([.AB85]/[.AA85])*100)" office:value-type="string" office:string-value="" calcext:value-type="error">
            <text:p>#DIV/0!</text:p>
          </table:table-cell>
          <table:table-cell/>
          <table:table-cell table:style-name="ce12" table:formula="of:=ABS(([.AD85]/[.AC85])*100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pbe0</text:p>
          </table:table-cell>
          <table:table-cell table:style-name="Default"/>
          <table:table-cell office:value-type="string" calcext:value-type="string">
            <text:p>geom break</text:p>
          </table:table-cell>
          <table:table-cell table:style-name="Default"/>
          <table:table-cell table:number-columns-repeated="2"/>
          <table:table-cell office:value-type="string" calcext:value-type="string">
            <text:p>pbe0</text:p>
          </table:table-cell>
          <table:table-cell table:style-name="Default"/>
          <table:table-cell office:value-type="string" calcext:value-type="string">
            <text:p>break</text:p>
          </table:table-cell>
          <table:table-cell table:style-name="Default"/>
          <table:table-cell office:value-type="string" calcext:value-type="string">
            <text:p>pbe0</text:p>
          </table:table-cell>
          <table:table-cell/>
          <table:table-cell office:value-type="string" calcext:value-type="string">
            <text:p>no frangle needed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ce6" office:value-type="string" calcext:value-type="string">
            <text:p>PBE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ane</text:p>
          </table:table-cell>
          <table:table-cell table:style-name="ce6"/>
          <table:table-cell table:style-name="ce6" office:value-type="string" calcext:value-type="string">
            <text:p>Methanol</text:p>
          </table:table-cell>
          <table:table-cell table:style-name="ce6"/>
          <table:table-cell table:style-name="ce6" office:value-type="string" calcext:value-type="string">
            <text:p>Methylamine</text:p>
          </table:table-cell>
          <table:table-cell table:style-name="ce6"/>
          <table:table-cell table:style-name="ce6" office:value-type="string" calcext:value-type="string">
            <text:p>Acetic Acid</text:p>
          </table:table-cell>
          <table:table-cell table:style-name="ce6"/>
          <table:table-cell table:style-name="ce6" office:value-type="string" calcext:value-type="string">
            <text:p>Aspirin</text:p>
          </table:table-cell>
          <table:table-cell table:style-name="ce6"/>
          <table:table-cell table:style-name="ce6" office:value-type="string" calcext:value-type="string">
            <text:p>Methane</text:p>
          </table:table-cell>
          <table:table-cell table:style-name="ce6"/>
          <table:table-cell table:style-name="ce6" office:value-type="string" calcext:value-type="string">
            <text:p>Ethanal</text:p>
          </table:table-cell>
          <table:table-cell table:style-name="ce6"/>
          <table:table-cell table:style-name="ce6" office:value-type="string" calcext:value-type="string">
            <text:p>Toluene</text:p>
          </table:table-cell>
          <table:table-cell table:style-name="ce6"/>
          <table:table-cell table:style-name="ce6" office:value-type="string" calcext:value-type="string">
            <text:p>Peptide</text:p>
          </table:table-cell>
          <table:table-cell table:style-name="ce6" table:number-columns-repeated="3"/>
          <table:table-cell table:style-name="ce6" office:value-type="string" calcext:value-type="string">
            <text:p>ClAuP(CH3)3</text:p>
          </table:table-cell>
          <table:table-cell table:style-name="ce6"/>
          <table:table-cell table:style-name="ce6" office:value-type="string" calcext:value-type="string">
            <text:p>ClAuP(C(CH3)3)3</text:p>
          </table:table-cell>
          <table:table-cell table:style-name="ce6" table:number-columns-repeated="99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H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  <table:table-cell office:value-type="string" calcext:value-type="string">
            <text:p>C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 table:number-columns-repeated="2"/>
          <table:table-cell table:style-name="ce14" table:formula="of:=[.G93]-[.G94]" office:value-type="float" office:value="0" calcext:value-type="float">
            <text:p>0</text:p>
          </table:table-cell>
          <table:table-cell/>
          <table:table-cell table:style-name="ce14" table:formula="of:=[.I93]-[.I94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4" table:formula="of:=[.K93]-[.K94]" office:value-type="string" office:string-value="" calcext:value-type="error">
            <text:p>#VALUE!</text:p>
          </table:table-cell>
          <table:table-cell/>
          <table:table-cell table:style-name="ce14" table:formula="of:=[.M93]-[.M94]" office:value-type="float" office:value="0" calcext:value-type="float">
            <text:p>0</text:p>
          </table:table-cell>
          <table:table-cell/>
          <table:table-cell table:style-name="ce14" table:formula="of:=[.O93]-[.O94]" office:value-type="float" office:value="0" calcext:value-type="float">
            <text:p>0</text:p>
          </table:table-cell>
          <table:table-cell/>
          <table:table-cell table:style-name="ce14" table:formula="of:=[.Q93]-[.Q94]" office:value-type="float" office:value="0" calcext:value-type="float">
            <text:p>0</text:p>
          </table:table-cell>
          <table:table-cell/>
          <table:table-cell table:style-name="ce14" table:formula="of:=[.S93]-[.S94]" office:value-type="float" office:value="0" calcext:value-type="float">
            <text:p>0</text:p>
          </table:table-cell>
          <table:table-cell/>
          <table:table-cell table:style-name="ce14" table:formula="of:=[.U93]-[.U94]" office:value-type="float" office:value="0" calcext:value-type="float">
            <text:p>0</text:p>
          </table:table-cell>
          <table:table-cell/>
          <table:table-cell table:style-name="ce14" table:formula="of:=[.W93]-[.W94]" office:value-type="float" office:value="0" calcext:value-type="float">
            <text:p>0</text:p>
          </table:table-cell>
          <table:table-cell/>
          <table:table-cell table:style-name="ce14" table:formula="of:=[.Y93]-[.Y94]" office:value-type="float" office:value="0" calcext:value-type="float">
            <text:p>0</text:p>
          </table:table-cell>
          <table:table-cell/>
          <table:table-cell table:style-name="ce14" table:formula="of:=[.AA93]-[.AA94]" office:value-type="float" office:value="0" calcext:value-type="float">
            <text:p>0</text:p>
          </table:table-cell>
          <table:table-cell/>
          <table:table-cell table:style-name="ce14" table:formula="of:=[.AC93]-[.AC94]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94]/[.G94])*100)" office:value-type="string" office:string-value="" calcext:value-type="error">
            <text:p>#DIV/0!</text:p>
          </table:table-cell>
          <table:table-cell/>
          <table:table-cell table:style-name="ce12" table:formula="of:=ABS(([.J94]/[.I94])*100)" office:value-type="string" office:string-value="" calcext:value-type="error">
            <text:p>#DIV/0!</text:p>
          </table:table-cell>
          <table:table-cell/>
          <table:table-cell table:style-name="ce12" table:formula="of:=ABS(([.L94]/[.K94])*100)" office:value-type="string" office:string-value="" calcext:value-type="error">
            <text:p>#VALUE!</text:p>
          </table:table-cell>
          <table:table-cell/>
          <table:table-cell table:style-name="ce12" table:formula="of:=ABS(([.N94]/[.M94])*100)" office:value-type="string" office:string-value="" calcext:value-type="error">
            <text:p>#DIV/0!</text:p>
          </table:table-cell>
          <table:table-cell/>
          <table:table-cell table:style-name="ce12" table:formula="of:=ABS(([.P94]/[.O94])*100)" office:value-type="string" office:string-value="" calcext:value-type="error">
            <text:p>#DIV/0!</text:p>
          </table:table-cell>
          <table:table-cell/>
          <table:table-cell table:style-name="ce12" table:formula="of:=ABS(([.R94]/[.Q94])*100)" office:value-type="string" office:string-value="" calcext:value-type="error">
            <text:p>#DIV/0!</text:p>
          </table:table-cell>
          <table:table-cell/>
          <table:table-cell table:style-name="ce12" table:formula="of:=ABS(([.T94]/[.S94])*100)" office:value-type="string" office:string-value="" calcext:value-type="error">
            <text:p>#DIV/0!</text:p>
          </table:table-cell>
          <table:table-cell/>
          <table:table-cell table:style-name="ce12" table:formula="of:=ABS(([.V94]/[.U94])*100)" office:value-type="string" office:string-value="" calcext:value-type="error">
            <text:p>#DIV/0!</text:p>
          </table:table-cell>
          <table:table-cell/>
          <table:table-cell table:style-name="ce12" table:formula="of:=ABS(([.X94]/[.W94])*100)" office:value-type="string" office:string-value="" calcext:value-type="error">
            <text:p>#DIV/0!</text:p>
          </table:table-cell>
          <table:table-cell/>
          <table:table-cell table:style-name="ce12" table:formula="of:=ABS(([.Z94]/[.Y94])*100)" office:value-type="string" office:string-value="" calcext:value-type="error">
            <text:p>#DIV/0!</text:p>
          </table:table-cell>
          <table:table-cell/>
          <table:table-cell table:style-name="ce12" table:formula="of:=ABS(([.AB94]/[.AA94])*100)" office:value-type="string" office:string-value="" calcext:value-type="error">
            <text:p>#DIV/0!</text:p>
          </table:table-cell>
          <table:table-cell/>
          <table:table-cell table:style-name="ce12" table:formula="of:=ABS(([.AD94]/[.AC94])*100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pbe0</text:p>
          </table:table-cell>
          <table:table-cell table:style-name="Default"/>
          <table:table-cell office:value-type="string" calcext:value-type="string">
            <text:p>geom break</text:p>
          </table:table-cell>
          <table:table-cell table:style-name="Default"/>
          <table:table-cell table:number-columns-repeated="2"/>
          <table:table-cell office:value-type="string" calcext:value-type="string">
            <text:p>pbe0</text:p>
          </table:table-cell>
          <table:table-cell table:style-name="Default"/>
          <table:table-cell office:value-type="string" calcext:value-type="string">
            <text:p>break</text:p>
          </table:table-cell>
          <table:table-cell table:style-name="Default"/>
          <table:table-cell office:value-type="string" calcext:value-type="string">
            <text:p>pbe0</text:p>
          </table:table-cell>
          <table:table-cell/>
          <table:table-cell office:value-type="string" calcext:value-type="string">
            <text:p>no frangle needed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66"/>
        </table:table-row>
      </table:table>
      <table:table table:name="sp3 CH2" table:style-name="ta1">
        <table:shapes>
          <draw:frame draw:z-index="0" draw:style-name="gr1" draw:text-style-name="P1" svg:width="159.99mm" svg:height="89.99mm" svg:x="1375.34mm" svg:y="15.72mm">
            <loext:p draw:notify-on-update-of-ranges="'sp3 CH2'.B1:'sp3 CH2'.B1 'sp3 CH2'.D1:'sp3 CH2'.D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049.97mm" svg:y="15.87mm">
            <loext:p draw:notify-on-update-of-ranges="'sp3 CH2'.B1:'sp3 CH2'.B1 'sp3 CH2'.D1:'sp3 CH2'.D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1212.25mm" svg:y="15.37mm">
            <loext:p draw:notify-on-update-of-ranges="'sp3 CH2'.B1:'sp3 CH2'.B1 'sp3 CH2'.D1:'sp3 CH2'.D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9.99mm" svg:height="89.99mm" svg:x="1538.66mm" svg:y="14.79mm">
            <loext:p draw:notify-on-update-of-ranges="'sp3 CH2'.B1:'sp3 CH2'.B1 'sp3 CH2'.D1:'sp3 CH2'.D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3" table:default-cell-style-name="ce4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978" table:default-cell-style-name="Default"/>
        <table:table-row table:style-name="ro1">
          <table:table-cell table:style-name="ce1"/>
          <table:table-cell table:style-name="Default"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 table:number-columns-repeated="5"/>
          <table:table-cell table:style-name="ce5"/>
          <table:table-cell table:style-name="Default"/>
          <table:table-cell table:style-name="ce5"/>
          <table:table-cell table:style-name="Default" table:number-columns-repeated="34"/>
          <table:table-cell table:number-columns-repeated="978"/>
        </table:table-row>
        <table:table-row table:style-name="ro1" table:number-rows-repeated="2">
          <table:table-cell table:style-name="Default" table:number-columns-repeated="46"/>
          <table:table-cell table:number-columns-repeated="978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974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CH2CHO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NH2CH2CHO</text:p>
          </table:table-cell>
          <table:table-cell table:style-name="ce1"/>
          <table:table-cell table:number-columns-repeated="3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4.892" calcext:value-type="float">
            <text:p>-14.892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2.78" calcext:value-type="float">
            <text:p>-12.78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2.82" calcext:value-type="float">
            <text:p>-12.82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2.001" calcext:value-type="float">
            <text:p>-12.001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0.417" calcext:value-type="float">
            <text:p>-10.417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1.543" calcext:value-type="float">
            <text:p>-11.543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1.029" calcext:value-type="float">
            <text:p>-11.029</text:p>
          </table:table-cell>
          <table:table-cell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1569001698" calcext:value-type="float">
            <text:p>-40.15690016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6.3834999525" calcext:value-type="float">
            <text:p>-326.383499952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8.1594301623" calcext:value-type="float">
            <text:p>-118.15943016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3.9418778523" calcext:value-type="float">
            <text:p>-153.941877852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34.1293209598" calcext:value-type="float">
            <text:p>-134.129320959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65.4199234306" calcext:value-type="float">
            <text:p>-265.419923430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0.425259966" calcext:value-type="float">
            <text:p>-320.425259966</text:p>
          </table:table-cell>
          <table:table-cell table:number-columns-repeated="2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39.7413849918" calcext:value-type="float">
            <text:p>-39.7413849918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326.2018400418" calcext:value-type="float">
            <text:p>-326.2018400418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17.7121962702" calcext:value-type="float">
            <text:p>-117.7121962702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53.6864580093" calcext:value-type="float">
            <text:p>-153.6864580093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33.8998514257" calcext:value-type="float">
            <text:p>-133.8998514257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265.3047517739" calcext:value-type="float">
            <text:p>-265.3047517739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320.308252355" calcext:value-type="float">
            <text:p>-320.308252355</text:p>
          </table:table-cell>
          <table:table-cell table:number-columns-repeated="2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3"/>
          <table:table-cell table:style-name="ce2" table:formula="of:=[.H8]-[.H7]" office:value-type="float" office:value="0.415515178" calcext:value-type="float">
            <text:p>0.415515178</text:p>
          </table:table-cell>
          <table:table-cell table:style-name="ce2" table:formula="of:=[.H9]*conv" office:value-type="float" office:value="11.3067432741439" calcext:value-type="float">
            <text:p>11.3067432741</text:p>
          </table:table-cell>
          <table:table-cell/>
          <table:table-cell table:style-name="ce1" table:number-columns-repeated="3"/>
          <table:table-cell table:style-name="ce2" table:formula="of:=[.N8]-[.N7]" office:value-type="float" office:value="0.181659910700034" calcext:value-type="float">
            <text:p>0.1816599107</text:p>
          </table:table-cell>
          <table:table-cell table:style-name="ce2" table:formula="of:=[.N9]*conv" office:value-type="float" office:value="4.9432176782943" calcext:value-type="float">
            <text:p>4.9432176783</text:p>
          </table:table-cell>
          <table:table-cell/>
          <table:table-cell table:style-name="ce1" table:number-columns-repeated="3"/>
          <table:table-cell table:style-name="ce2" table:formula="of:=[.T8]-[.T7]" office:value-type="float" office:value="0.447233892100002" calcext:value-type="float">
            <text:p>0.4472338921</text:p>
          </table:table-cell>
          <table:table-cell table:style-name="ce2" table:formula="of:=[.T9]*conv" office:value-type="float" office:value="12.1698533993647" calcext:value-type="float">
            <text:p>12.1698533994</text:p>
          </table:table-cell>
          <table:table-cell/>
          <table:table-cell table:style-name="ce1" table:number-columns-repeated="3"/>
          <table:table-cell table:style-name="ce2" table:formula="of:=[.Z8]-[.Z7]" office:value-type="float" office:value="0.255419842999999" calcext:value-type="float">
            <text:p>0.255419843</text:p>
          </table:table-cell>
          <table:table-cell table:style-name="ce2" table:formula="of:=[.Z9]*conv" office:value-type="float" office:value="6.95032755680259" calcext:value-type="float">
            <text:p>6.9503275568</text:p>
          </table:table-cell>
          <table:table-cell/>
          <table:table-cell table:style-name="ce1" table:number-columns-repeated="3"/>
          <table:table-cell table:style-name="ce2" table:formula="of:=[.AF8]-[.AF7]" office:value-type="float" office:value="0.229469534099991" calcext:value-type="float">
            <text:p>0.2294695341</text:p>
          </table:table-cell>
          <table:table-cell table:style-name="ce2" table:formula="of:=[.AF9]*conv" office:value-type="float" office:value="6.24418372343071" calcext:value-type="float">
            <text:p>6.2441837234</text:p>
          </table:table-cell>
          <table:table-cell/>
          <table:table-cell table:style-name="ce1" table:number-columns-repeated="3"/>
          <table:table-cell table:style-name="ce2" table:formula="of:=[.AL8]-[.AL7]" office:value-type="float" office:value="0.115171656699999" calcext:value-type="float">
            <text:p>0.1151716567</text:p>
          </table:table-cell>
          <table:table-cell table:style-name="ce2" table:formula="of:=[.AL9]*conv" office:value-type="float" office:value="3.13398023396569" calcext:value-type="float">
            <text:p>3.133980234</text:p>
          </table:table-cell>
          <table:table-cell/>
          <table:table-cell table:style-name="ce1" table:number-columns-repeated="3"/>
          <table:table-cell table:style-name="ce2" table:formula="of:=[.AR8]-[.AR7]" office:value-type="float" office:value="0.11700761100002" calcext:value-type="float">
            <text:p>0.117007611</text:p>
          </table:table-cell>
          <table:table-cell table:style-name="ce2" table:formula="of:=[.AR9]*conv" office:value-type="float" office:value="3.18393909234796" calcext:value-type="float">
            <text:p>3.1839390923</text:p>
          </table:table-cell>
          <table:table-cell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6"/>
          <table:table-cell table:style-name="ce18" table:number-columns-repeated="3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411958197062924" calcext:value-type="float">
            <text:p>0.4119581971</text:p>
          </table:table-cell>
          <table:table-cell table:style-name="ce16" table:formula="of:=[.H10]*conv" office:value-type="float" office:value="11.209952898206" calcext:value-type="float">
            <text:p>11.2099528982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234977393011037" calcext:value-type="float">
            <text:p>0.234977393</text:p>
          </table:table-cell>
          <table:table-cell table:style-name="ce16" table:formula="of:=[.N10]*conv" office:value-type="float" office:value="6.39406019003093" calcext:value-type="float">
            <text:p>6.39406019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375472698651367" calcext:value-type="float">
            <text:p>0.3754726987</text:p>
          </table:table-cell>
          <table:table-cell table:style-name="ce16" table:formula="of:=[.T10]*conv" office:value-type="float" office:value="10.217131972255" calcext:value-type="float">
            <text:p>10.2171319723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315096180811144" calcext:value-type="float">
            <text:p>0.3150961808</text:p>
          </table:table-cell>
          <table:table-cell table:style-name="ce16" table:formula="of:=[.Z10]*conv" office:value-type="float" office:value="8.57420333053356" calcext:value-type="float">
            <text:p>8.5742033305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27769829295499" calcext:value-type="float">
            <text:p>0.277698293</text:p>
          </table:table-cell>
          <table:table-cell table:style-name="ce16" table:formula="of:=[.AF10]*conv" office:value-type="float" office:value="7.55655502459187" calcext:value-type="float">
            <text:p>7.5565550246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157221754150079" calcext:value-type="float">
            <text:p>0.1572217542</text:p>
          </table:table-cell>
          <table:table-cell table:style-name="ce16" table:formula="of:=[.AL10]*conv" office:value-type="float" office:value="4.27822160394227" calcext:value-type="float">
            <text:p>4.2782216039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157574390024132" calcext:value-type="float">
            <text:p>0.15757439</text:p>
          </table:table-cell>
          <table:table-cell table:style-name="ce16" table:formula="of:=[.AR10]*conv" office:value-type="float" office:value="4.28781731429963" calcext:value-type="float">
            <text:p>4.2878173143</text:p>
          </table:table-cell>
          <table:table-cell table:style-name="ce18"/>
          <table:table-cell table:style-name="ce16" table:number-columns-repeated="973"/>
          <table:table-cell table:style-name="ce21"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6612877607" calcext:value-type="float">
            <text:p>-39.661287760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6.014060804" calcext:value-type="float">
            <text:p>-326.01406080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7.7350898113" calcext:value-type="float">
            <text:p>-117.735089811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3.5890431247" calcext:value-type="float">
            <text:p>-153.5890431247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33.8300831854" calcext:value-type="float">
            <text:p>-133.8300831854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65.0821251919" calcext:value-type="float">
            <text:p>-265.082125191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0.0883307816" calcext:value-type="float">
            <text:p>-320.0883307816</text:p>
          </table:table-cell>
          <table:table-cell table:number-columns-repeated="2"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3"/>
          <table:table-cell table:formula="of:=[.H11]-[.H7]" office:value-type="float" office:value="0.495612409099998" calcext:value-type="float">
            <text:p>0.4956124091</text:p>
          </table:table-cell>
          <table:table-cell table:formula="of:=[.H12]*conv" office:value-type="float" office:value="13.4862998269913" calcext:value-type="float">
            <text:p>13.486299827</text:p>
          </table:table-cell>
          <table:table-cell/>
          <table:table-cell table:style-name="ce1" table:number-columns-repeated="3"/>
          <table:table-cell table:formula="of:=[.N11]-[.N7]" office:value-type="float" office:value="0.369439148500021" calcext:value-type="float">
            <text:p>0.3694391485</text:p>
          </table:table-cell>
          <table:table-cell table:formula="of:=[.N12]*conv" office:value-type="float" office:value="10.0529507191867" calcext:value-type="float">
            <text:p>10.0529507192</text:p>
          </table:table-cell>
          <table:table-cell/>
          <table:table-cell table:style-name="ce1" table:number-columns-repeated="3"/>
          <table:table-cell table:formula="of:=[.T11]-[.T7]" office:value-type="float" office:value="0.424340350999998" calcext:value-type="float">
            <text:p>0.424340351</text:p>
          </table:table-cell>
          <table:table-cell table:formula="of:=[.T12]*conv" office:value-type="float" office:value="11.5468884499259" calcext:value-type="float">
            <text:p>11.5468884499</text:p>
          </table:table-cell>
          <table:table-cell/>
          <table:table-cell table:style-name="ce1" table:number-columns-repeated="3"/>
          <table:table-cell table:formula="of:=[.Z11]-[.Z7]" office:value-type="float" office:value="0.352834727599998" calcext:value-type="float">
            <text:p>0.3528347276</text:p>
          </table:table-cell>
          <table:table-cell table:formula="of:=[.Z12]*conv" office:value-type="float" office:value="9.6011214376763" calcext:value-type="float">
            <text:p>9.6011214377</text:p>
          </table:table-cell>
          <table:table-cell/>
          <table:table-cell table:style-name="ce1" table:number-columns-repeated="3"/>
          <table:table-cell table:formula="of:=[.AF11]-[.AF7]" office:value-type="float" office:value="0.299237774399984" calcext:value-type="float">
            <text:p>0.2992377744</text:p>
          </table:table-cell>
          <table:table-cell table:formula="of:=[.AF12]*conv" office:value-type="float" office:value="8.14267413612222" calcext:value-type="float">
            <text:p>8.1426741361</text:p>
          </table:table-cell>
          <table:table-cell/>
          <table:table-cell table:style-name="ce1" table:number-columns-repeated="3"/>
          <table:table-cell table:formula="of:=[.AL11]-[.AL7]" office:value-type="float" office:value="0.337798238700032" calcext:value-type="float">
            <text:p>0.3377982387</text:p>
          </table:table-cell>
          <table:table-cell table:formula="of:=[.AL12]*conv" office:value-type="float" office:value="9.19195775668934" calcext:value-type="float">
            <text:p>9.1919577567</text:p>
          </table:table-cell>
          <table:table-cell/>
          <table:table-cell table:style-name="ce1" table:number-columns-repeated="3"/>
          <table:table-cell table:formula="of:=[.AR11]-[.AR7]" office:value-type="float" office:value="0.336929184399992" calcext:value-type="float">
            <text:p>0.3369291844</text:p>
          </table:table-cell>
          <table:table-cell table:formula="of:=[.AR12]*conv" office:value-type="float" office:value="9.16830958597958" calcext:value-type="float">
            <text:p>9.168309586</text:p>
          </table:table-cell>
          <table:table-cell/>
          <table:table-cell table:style-name="ce1" table:number-columns-repeated="973"/>
          <table:table-cell table:number-columns-repeated="5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number-columns-repeated="3"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3"/>
          <table:table-cell table:style-name="ce13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CHOCH2CHO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CHONH2CH2CHO</text:p>
          </table:table-cell>
          <table:table-cell/>
          <table:table-cell table:style-name="ce4" table:number-columns-repeated="2"/>
          <table:table-cell table:style-name="ce8"/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4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4.108" calcext:value-type="float">
            <text:p>-14.108</text:p>
          </table:table-cell>
          <table:table-cell table:style-name="ce15" table:formula="of:=[.I6]-[.I15]" office:value-type="float" office:value="-0.783999999999999" calcext:value-type="float">
            <text:p>-0.784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3.148" calcext:value-type="float">
            <text:p>-13.148</text:p>
          </table:table-cell>
          <table:table-cell table:style-name="ce15" table:formula="of:=[.O6]-[.O15]" office:value-type="float" office:value="0.368" calcext:value-type="float">
            <text:p>0.368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2.82" calcext:value-type="float">
            <text:p>-12.82</text:p>
          </table:table-cell>
          <table:table-cell table:style-name="ce15" table:formula="of:=[.U6]-[.U15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2.094" calcext:value-type="float">
            <text:p>-12.094</text:p>
          </table:table-cell>
          <table:table-cell table:style-name="ce15" table:formula="of:=[.AA6]-[.AA15]" office:value-type="float" office:value="0.093" calcext:value-type="float">
            <text:p>0.093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0.232" calcext:value-type="float">
            <text:p>-10.232</text:p>
          </table:table-cell>
          <table:table-cell table:style-name="ce15" table:formula="of:=[.AG6]-[.AG15]" office:value-type="float" office:value="-0.185000000000001" calcext:value-type="float">
            <text:p>-0.185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1.579" calcext:value-type="float">
            <text:p>-11.579</text:p>
          </table:table-cell>
          <table:table-cell table:style-name="ce15" table:formula="of:=[.AM6]-[.AM15]" office:value-type="float" office:value="0.0360000000000014" calcext:value-type="float">
            <text:p>0.036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/>
          <table:table-cell table:style-name="ce4" office:value-type="float" office:value="-11.018" calcext:value-type="float">
            <text:p>-11.018</text:p>
          </table:table-cell>
          <table:table-cell table:style-name="ce15" table:formula="of:=[.AS6]-[.AS15]" office:value-type="float" office:value="-0.0109999999999992" calcext:value-type="float">
            <text:p>-0.011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9"/>
          <table:table-cell table:style-name="ce11"/>
          <table:table-cell table:number-columns-repeated="3"/>
          <table:table-cell office:value-type="string" calcext:value-type="string">
            <text:p>Singlet</text:p>
          </table:table-cell>
          <table:table-cell table:style-name="ce4" office:value-type="float" office:value="-3.0747797098" calcext:value-type="float">
            <text:p>-3.0747797098</text:p>
          </table:table-cell>
          <table:table-cell table:style-name="ce4"/>
          <table:table-cell table:style-name="ce11" table:formula="of:=ABS(([.J15]/[.I15])*100)" office:value-type="float" office:value="5.55713070598241" calcext:value-type="float">
            <text:p>5.55713070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89.3594006787" calcext:value-type="float">
            <text:p>-289.3594006787</text:p>
          </table:table-cell>
          <table:table-cell table:style-name="ce4"/>
          <table:table-cell table:style-name="ce11" table:formula="of:=ABS(([.P15]/[.O15])*100)" office:value-type="float" office:value="2.79890477639185" calcext:value-type="float">
            <text:p>2.798904776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81.1005713286" calcext:value-type="float">
            <text:p>-81.1005713286</text:p>
          </table:table-cell>
          <table:table-cell table:style-name="ce4"/>
          <table:table-cell table:style-name="ce11" table:formula="of:=ABS(([.V15]/[.U15])*10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116.8999662906" calcext:value-type="float">
            <text:p>-116.8999662906</text:p>
          </table:table-cell>
          <table:table-cell table:style-name="ce4"/>
          <table:table-cell table:style-name="ce11" table:formula="of:=ABS(([.AB15]/[.AA15])*100)" office:value-type="float" office:value="0.768976351910038" calcext:value-type="float">
            <text:p>0.768976351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97.0788449733" calcext:value-type="float">
            <text:p>-97.0788449733</text:p>
          </table:table-cell>
          <table:table-cell table:style-name="ce4"/>
          <table:table-cell table:style-name="ce11" table:formula="of:=ABS(([.AH15]/[.AG15])*100)" office:value-type="float" office:value="1.80805316653636" calcext:value-type="float">
            <text:p>1.808053166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28.389248275" calcext:value-type="float">
            <text:p>-228.389248275</text:p>
          </table:table-cell>
          <table:table-cell table:style-name="ce4"/>
          <table:table-cell table:style-name="ce11" table:formula="of:=ABS(([.AN15]/[.AM15])*100)" office:value-type="float" office:value="0.310907677692386" calcext:value-type="float">
            <text:p>0.31090767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office:value-type="float" office:value="-283.3908771095" calcext:value-type="float">
            <text:p>-283.3908771095</text:p>
          </table:table-cell>
          <table:table-cell table:style-name="ce4"/>
          <table:table-cell table:style-name="ce11" table:formula="of:=ABS(([.AT15]/[.AS15])*100)" office:value-type="float" office:value="0.0998366309675007" calcext:value-type="float">
            <text:p>0.099836631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4"/>
          <table:table-cell table:style-name="ce8" office:value-type="string" calcext:value-type="string">
            <text:p>Triplet</text:p>
          </table:table-cell>
          <table:table-cell table:style-name="ce4" office:value-type="float" office:value="-2.7532263811" calcext:value-type="float">
            <text:p>-2.7532263811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289.1724042958" calcext:value-type="float">
            <text:p>-289.1724042958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80.7706015384" calcext:value-type="float">
            <text:p>-80.7706015384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116.6686335376" calcext:value-type="float">
            <text:p>-116.6686335376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96.8656007374" calcext:value-type="float">
            <text:p>-96.8656007374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228.2634349837" calcext:value-type="float">
            <text:p>-228.2634349837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office:value-type="float" office:value="-283.2174417398" calcext:value-type="float">
            <text:p>-283.2174417398</text:p>
          </table:table-cell>
          <table:table-cell table:style-name="ce4" table:number-columns-repeated="975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formula="of:=[.H17]-[.H16]" office:value-type="float" office:value="0.3215533287" calcext:value-type="float">
            <text:p>0.3215533287</text:p>
          </table:table-cell>
          <table:table-cell table:style-name="ce13" table:formula="of:=[.H18]*conv" office:value-type="float" office:value="8.74991126451058" calcext:value-type="float">
            <text:p>8.7499112645</text:p>
          </table:table-cell>
          <table:table-cell table:style-name="ce15" table:formula="of:=[.I9]-[.I18]" office:value-type="float" office:value="2.55683200963335" calcext:value-type="float">
            <text:p>2.5568320096</text:p>
          </table:table-cell>
          <table:table-cell table:number-columns-repeated="3"/>
          <table:table-cell table:style-name="ce13" table:formula="of:=[.N17]-[.N16]" office:value-type="float" office:value="0.18699638290002" calcext:value-type="float">
            <text:p>0.1869963829</text:p>
          </table:table-cell>
          <table:table-cell table:style-name="ce13" table:formula="of:=[.N18]*conv" office:value-type="float" office:value="5.08843047520167" calcext:value-type="float">
            <text:p>5.0884304752</text:p>
          </table:table-cell>
          <table:table-cell table:style-name="ce15" table:formula="of:=[.O9]-[.O18]" office:value-type="float" office:value="-0.145212796907368" calcext:value-type="float">
            <text:p>-0.1452127969</text:p>
          </table:table-cell>
          <table:table-cell table:number-columns-repeated="3"/>
          <table:table-cell table:style-name="ce13" table:formula="of:=[.T17]-[.T16]" office:value-type="float" office:value="0.329969790199996" calcext:value-type="float">
            <text:p>0.3299697902</text:p>
          </table:table-cell>
          <table:table-cell table:style-name="ce13" table:formula="of:=[.T18]*conv" office:value-type="float" office:value="8.97893483451643" calcext:value-type="float">
            <text:p>8.9789348345</text:p>
          </table:table-cell>
          <table:table-cell table:style-name="ce15" table:formula="of:=[.U9]-[.U18]" office:value-type="float" office:value="3.19091856484823" calcext:value-type="float">
            <text:p>3.1909185648</text:p>
          </table:table-cell>
          <table:table-cell table:number-columns-repeated="3"/>
          <table:table-cell table:style-name="ce13" table:formula="of:=[.Z17]-[.Z16]" office:value-type="float" office:value="0.231332753000004" calcext:value-type="float">
            <text:p>0.231332753</text:p>
          </table:table-cell>
          <table:table-cell table:style-name="ce13" table:formula="of:=[.Z18]*conv" office:value-type="float" office:value="6.29488448932663" calcext:value-type="float">
            <text:p>6.2948844893</text:p>
          </table:table-cell>
          <table:table-cell table:style-name="ce15" table:formula="of:=[.AA9]-[.AA18]" office:value-type="float" office:value="0.655443067475963" calcext:value-type="float">
            <text:p>0.6554430675</text:p>
          </table:table-cell>
          <table:table-cell table:number-columns-repeated="3"/>
          <table:table-cell table:style-name="ce13" table:formula="of:=[.AF17]-[.AF16]" office:value-type="float" office:value="0.213244235899992" calcext:value-type="float">
            <text:p>0.2132442359</text:p>
          </table:table-cell>
          <table:table-cell table:style-name="ce13" table:formula="of:=[.AF18]*conv" office:value-type="float" office:value="5.8026708954834" calcext:value-type="float">
            <text:p>5.8026708955</text:p>
          </table:table-cell>
          <table:table-cell table:style-name="ce15" table:formula="of:=[.AG9]-[.AG18]" office:value-type="float" office:value="0.441512827947315" calcext:value-type="float">
            <text:p>0.4415128279</text:p>
          </table:table-cell>
          <table:table-cell table:number-columns-repeated="3"/>
          <table:table-cell table:style-name="ce13" table:formula="of:=[.AL17]-[.AL16]" office:value-type="float" office:value="0.125813291300005" calcext:value-type="float">
            <text:p>0.1258132913</text:p>
          </table:table-cell>
          <table:table-cell table:style-name="ce13" table:formula="of:=[.AL18]*conv" office:value-type="float" office:value="3.42355384477495" calcext:value-type="float">
            <text:p>3.4235538448</text:p>
          </table:table-cell>
          <table:table-cell table:style-name="ce15" table:formula="of:=[.AM9]-[.AM18]" office:value-type="float" office:value="-0.289573610809262" calcext:value-type="float">
            <text:p>-0.2895736108</text:p>
          </table:table-cell>
          <table:table-cell table:number-columns-repeated="3"/>
          <table:table-cell table:style-name="ce13" table:formula="of:=[.AR17]-[.AR16]" office:value-type="float" office:value="0.17343536970003" calcext:value-type="float">
            <text:p>0.1734353697</text:p>
          </table:table-cell>
          <table:table-cell table:style-name="ce13" table:formula="of:=[.AR18]*conv" office:value-type="float" office:value="4.71941653080717" calcext:value-type="float">
            <text:p>4.7194165308</text:p>
          </table:table-cell>
          <table:table-cell table:style-name="ce15" table:formula="of:=[.AS9]-[.AS18]" office:value-type="float" office:value="-1.53547743845921" calcext:value-type="float">
            <text:p>-1.5354774385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number-columns-repeated="2"/>
          <table:table-cell table:style-name="ce11" table:formula="of:=ABS(([.J18]/[.I18])*100)" office:value-type="float" office:value="29.2212335912914" calcext:value-type="float">
            <text:p>29.2212335913</text:p>
          </table:table-cell>
          <table:table-cell table:number-columns-repeated="3"/>
          <table:table-cell table:style-name="ce13" table:number-columns-repeated="2"/>
          <table:table-cell table:style-name="ce11" table:formula="of:=ABS(([.P18]/[.O18])*100)" office:value-type="float" office:value="2.85378364930126" calcext:value-type="float">
            <text:p>2.8537836493</text:p>
          </table:table-cell>
          <table:table-cell table:number-columns-repeated="3"/>
          <table:table-cell table:style-name="ce13" table:number-columns-repeated="2"/>
          <table:table-cell table:style-name="ce11" table:formula="of:=ABS(([.V18]/[.U18])*100)" office:value-type="float" office:value="35.5378296385651" calcext:value-type="float">
            <text:p>35.5378296386</text:p>
          </table:table-cell>
          <table:table-cell table:number-columns-repeated="3"/>
          <table:table-cell table:style-name="ce13" table:number-columns-repeated="2"/>
          <table:table-cell table:style-name="ce11" table:formula="of:=ABS(([.AB18]/[.AA18])*100)" office:value-type="float" office:value="10.4123128643156" calcext:value-type="float">
            <text:p>10.4123128643</text:p>
          </table:table-cell>
          <table:table-cell table:number-columns-repeated="3"/>
          <table:table-cell table:style-name="ce13" table:number-columns-repeated="2"/>
          <table:table-cell table:style-name="ce11" table:formula="of:=ABS(([.AH18]/[.AG18])*100)" office:value-type="float" office:value="7.60878629685811" calcext:value-type="float">
            <text:p>7.6087862969</text:p>
          </table:table-cell>
          <table:table-cell table:number-columns-repeated="3"/>
          <table:table-cell table:style-name="ce13" table:number-columns-repeated="2"/>
          <table:table-cell table:style-name="ce11" table:formula="of:=ABS(([.AN18]/[.AM18])*100)" office:value-type="float" office:value="8.4582753459891" calcext:value-type="float">
            <text:p>8.458275346</text:p>
          </table:table-cell>
          <table:table-cell table:number-columns-repeated="3"/>
          <table:table-cell table:style-name="ce13" table:number-columns-repeated="2"/>
          <table:table-cell table:style-name="ce11" table:formula="of:=ABS(([.AT18]/[.AS18])*100)" office:value-type="float" office:value="32.5353235603596" calcext:value-type="float">
            <text:p>32.5353235604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 table:style-name="ce17"/>
          <table:table-cell table:style-name="ce19" table:number-columns-repeated="3"/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float" office:value="0.269931238386026" calcext:value-type="float">
            <text:p>0.2699312384</text:p>
          </table:table-cell>
          <table:table-cell table:style-name="ce17" table:formula="of:=[.H20]*conv" office:value-type="float" office:value="7.3452027162833" calcext:value-type="float">
            <text:p>7.3452027163</text:p>
          </table:table-cell>
          <table:table-cell table:style-name="ce20" table:formula="of:=[.I10]-[.I20]" office:value-type="float" office:value="3.86475018192269" calcext:value-type="float">
            <text:p>3.8647501819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float" office:value="0.241210490417051" calcext:value-type="float">
            <text:p>0.2412104904</text:p>
          </table:table-cell>
          <table:table-cell table:style-name="ce17" table:formula="of:=[.N20]*conv" office:value-type="float" office:value="6.56367140017194" calcext:value-type="float">
            <text:p>6.5636714002</text:p>
          </table:table-cell>
          <table:table-cell table:style-name="ce20" table:formula="of:=[.O10]-[.O20]" office:value-type="float" office:value="-0.169611210141007" calcext:value-type="float">
            <text:p>-0.1696112101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float" office:value="0.316763129505105" calcext:value-type="float">
            <text:p>0.3167631295</text:p>
          </table:table-cell>
          <table:table-cell table:style-name="ce17" table:formula="of:=[.T20]*conv" office:value-type="float" office:value="8.61956331238671" calcext:value-type="float">
            <text:p>8.6195633124</text:p>
          </table:table-cell>
          <table:table-cell table:style-name="ce20" table:formula="of:=[.U10]-[.U20]" office:value-type="float" office:value="1.59756865986829" calcext:value-type="float">
            <text:p>1.5975686599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float" office:value="0.273321149340546" calcext:value-type="float">
            <text:p>0.2733211493</text:p>
          </table:table-cell>
          <table:table-cell table:style-name="ce17" table:formula="of:=[.Z20]*conv" office:value-type="float" office:value="7.43744688668753" calcext:value-type="float">
            <text:p>7.4374468867</text:p>
          </table:table-cell>
          <table:table-cell table:style-name="ce20" table:formula="of:=[.AA10]-[.AA20]" office:value-type="float" office:value="1.13675644384604" calcext:value-type="float">
            <text:p>1.1367564438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float" office:value="0.257626403007717" calcext:value-type="float">
            <text:p>0.257626403</text:p>
          </table:table-cell>
          <table:table-cell table:style-name="ce17" table:formula="of:=[.AF20]*conv" office:value-type="float" office:value="7.01037110959494" calcext:value-type="float">
            <text:p>7.0103711096</text:p>
          </table:table-cell>
          <table:table-cell table:style-name="ce20" table:formula="of:=[.AG10]-[.AG20]" office:value-type="float" office:value="0.546183914996932" calcext:value-type="float">
            <text:p>0.546183915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float" office:value="0.153962439924661" calcext:value-type="float">
            <text:p>0.1539624399</text:p>
          </table:table-cell>
          <table:table-cell table:style-name="ce17" table:formula="of:=[.AL20]*conv" office:value-type="float" office:value="4.1895311513481" calcext:value-type="float">
            <text:p>4.1895311513</text:p>
          </table:table-cell>
          <table:table-cell table:style-name="ce20" table:formula="of:=[.AM10]-[.AM20]" office:value-type="float" office:value="0.0886904525941654" calcext:value-type="float">
            <text:p>0.0886904526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float" office:value="0.165853067344053" calcext:value-type="float">
            <text:p>0.1658530673</text:p>
          </table:table-cell>
          <table:table-cell table:style-name="ce17" table:formula="of:=[.AR20]*conv" office:value-type="float" office:value="4.51309158600342" calcext:value-type="float">
            <text:p>4.513091586</text:p>
          </table:table-cell>
          <table:table-cell table:style-name="ce20" table:formula="of:=[.AS10]-[.AS20]" office:value-type="float" office:value="-0.225274271703793" calcext:value-type="float">
            <text:p>-0.2252742717</text:p>
          </table:table-cell>
          <table:table-cell table:style-name="ce17" table:number-columns-repeated="973"/>
          <table:table-cell table:style-name="ce21" table:number-columns-repeated="5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number-columns-repeated="2"/>
          <table:table-cell table:style-name="ce11" table:formula="of:=ABS(([.J20]/[.I20])*100)" office:value-type="float" office:value="52.6159771377728" calcext:value-type="float">
            <text:p>52.6159771378</text:p>
          </table:table-cell>
          <table:table-cell table:number-columns-repeated="3"/>
          <table:table-cell table:style-name="ce13" table:number-columns-repeated="2"/>
          <table:table-cell table:style-name="ce11" table:formula="of:=ABS(([.P20]/[.O20])*100)" office:value-type="float" office:value="2.58409051581352" calcext:value-type="float">
            <text:p>2.5840905158</text:p>
          </table:table-cell>
          <table:table-cell table:number-columns-repeated="3"/>
          <table:table-cell table:style-name="ce13" table:number-columns-repeated="2"/>
          <table:table-cell table:style-name="ce11" table:formula="of:=ABS(([.V20]/[.U20])*100)" office:value-type="float" office:value="18.5342180568766" calcext:value-type="float">
            <text:p>18.5342180569</text:p>
          </table:table-cell>
          <table:table-cell table:number-columns-repeated="3"/>
          <table:table-cell table:style-name="ce13" table:number-columns-repeated="2"/>
          <table:table-cell table:style-name="ce11" table:formula="of:=ABS(([.AB20]/[.AA20])*100)" office:value-type="float" office:value="15.2842294024411" calcext:value-type="float">
            <text:p>15.2842294024</text:p>
          </table:table-cell>
          <table:table-cell table:number-columns-repeated="3"/>
          <table:table-cell table:style-name="ce13" table:number-columns-repeated="2"/>
          <table:table-cell table:style-name="ce11" table:formula="of:=ABS(([.AH20]/[.AG20])*100)" office:value-type="float" office:value="7.79108418738891" calcext:value-type="float">
            <text:p>7.7910841874</text:p>
          </table:table-cell>
          <table:table-cell table:number-columns-repeated="3"/>
          <table:table-cell table:style-name="ce13" table:number-columns-repeated="2"/>
          <table:table-cell table:style-name="ce11" table:formula="of:=ABS(([.AN20]/[.AM20])*100)" office:value-type="float" office:value="2.11695412661215" calcext:value-type="float">
            <text:p>2.1169541266</text:p>
          </table:table-cell>
          <table:table-cell table:number-columns-repeated="3"/>
          <table:table-cell table:style-name="ce13" table:number-columns-repeated="2"/>
          <table:table-cell table:style-name="ce11" table:formula="of:=ABS(([.AT20]/[.AS20])*100)" office:value-type="float" office:value="4.99157323557186" calcext:value-type="float">
            <text:p>4.9915732356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9"/>
          <table:table-cell table:style-name="ce11"/>
          <table:table-cell table:number-columns-repeated="3"/>
          <table:table-cell office:value-type="string" calcext:value-type="string">
            <text:p>cation</text:p>
          </table:table-cell>
          <table:table-cell table:style-name="ce4" office:value-type="float" office:value="-2.6285731518" calcext:value-type="float">
            <text:p>-2.6285731518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88.9759229373" calcext:value-type="float">
            <text:p>-288.9759229373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80.7099865047" calcext:value-type="float">
            <text:p>-80.7099865047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116.5620115256" calcext:value-type="float">
            <text:p>-116.5620115256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96.7918389437" calcext:value-type="float">
            <text:p>-96.7918389437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28.0502588357" calcext:value-type="float">
            <text:p>-228.0502588357</text:p>
          </table:table-cell>
          <table:table-cell table:style-name="ce4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office:value-type="float" office:value="-283.0707945692" calcext:value-type="float">
            <text:p>-283.0707945692</text:p>
          </table:table-cell>
          <table:table-cell table:style-name="ce4"/>
          <table:table-cell table:style-name="ce11"/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5"/>
          <table:table-cell table:style-name="ce4" table:formula="of:=[.H22]-[.H16]" office:value-type="float" office:value="0.446206558" calcext:value-type="float">
            <text:p>0.446206558</text:p>
          </table:table-cell>
          <table:table-cell table:style-name="ce4" table:formula="of:=[.H23]*conv" office:value-type="float" office:value="12.1418982161596" calcext:value-type="float">
            <text:p>12.1418982162</text:p>
          </table:table-cell>
          <table:table-cell table:style-name="ce15" table:formula="of:=[.I12]-[.I23]" office:value-type="float" office:value="1.34440161083179" calcext:value-type="float">
            <text:p>1.3444016108</text:p>
          </table:table-cell>
          <table:table-cell table:number-columns-repeated="3"/>
          <table:table-cell table:style-name="ce4" table:formula="of:=[.N22]-[.N16]" office:value-type="float" office:value="0.383477741399986" calcext:value-type="float">
            <text:p>0.3834777414</text:p>
          </table:table-cell>
          <table:table-cell table:style-name="ce4" table:formula="of:=[.N23]*conv" office:value-type="float" office:value="10.4349602684266" calcext:value-type="float">
            <text:p>10.4349602684</text:p>
          </table:table-cell>
          <table:table-cell table:style-name="ce15" table:formula="of:=[.O12]-[.O23]" office:value-type="float" office:value="-0.382009549239916" calcext:value-type="float">
            <text:p>-0.3820095492</text:p>
          </table:table-cell>
          <table:table-cell table:number-columns-repeated="3"/>
          <table:table-cell table:style-name="ce4" table:formula="of:=[.T22]-[.T16]" office:value-type="float" office:value="0.390584823899999" calcext:value-type="float">
            <text:p>0.3905848239</text:p>
          </table:table-cell>
          <table:table-cell table:style-name="ce4" table:formula="of:=[.T23]*conv" office:value-type="float" office:value="10.6283538230077" calcext:value-type="float">
            <text:p>10.628353823</text:p>
          </table:table-cell>
          <table:table-cell table:style-name="ce15" table:formula="of:=[.U12]-[.U23]" office:value-type="float" office:value="0.918534626918229" calcext:value-type="float">
            <text:p>0.9185346269</text:p>
          </table:table-cell>
          <table:table-cell table:number-columns-repeated="3"/>
          <table:table-cell table:style-name="ce4" table:formula="of:=[.Z22]-[.Z16]" office:value-type="float" office:value="0.337954765000006" calcext:value-type="float">
            <text:p>0.337954765</text:p>
          </table:table-cell>
          <table:table-cell table:style-name="ce4" table:formula="of:=[.Z23]*conv" office:value-type="float" office:value="9.19621705402231" calcext:value-type="float">
            <text:p>9.196217054</text:p>
          </table:table-cell>
          <table:table-cell table:style-name="ce15" table:formula="of:=[.AA12]-[.AA23]" office:value-type="float" office:value="0.404904383653985" calcext:value-type="float">
            <text:p>0.4049043837</text:p>
          </table:table-cell>
          <table:table-cell table:number-columns-repeated="3"/>
          <table:table-cell table:style-name="ce4" table:formula="of:=[.AF22]-[.AF16]" office:value-type="float" office:value="0.287006029599993" calcext:value-type="float">
            <text:p>0.2870060296</text:p>
          </table:table-cell>
          <table:table-cell table:style-name="ce4" table:formula="of:=[.AF23]*conv" office:value-type="float" office:value="7.8098314252638" calcext:value-type="float">
            <text:p>7.8098314253</text:p>
          </table:table-cell>
          <table:table-cell table:style-name="ce15" table:formula="of:=[.AG12]-[.AG23]" office:value-type="float" office:value="0.332842710858416" calcext:value-type="float">
            <text:p>0.3328427109</text:p>
          </table:table-cell>
          <table:table-cell table:number-columns-repeated="3"/>
          <table:table-cell table:style-name="ce4" table:formula="of:=[.AL22]-[.AL16]" office:value-type="float" office:value="0.338989439300008" calcext:value-type="float">
            <text:p>0.3389894393</text:p>
          </table:table-cell>
          <table:table-cell table:style-name="ce4" table:formula="of:=[.AL23]*conv" office:value-type="float" office:value="9.22437197423192" calcext:value-type="float">
            <text:p>9.2243719742</text:p>
          </table:table-cell>
          <table:table-cell table:style-name="ce15" table:formula="of:=[.AM12]-[.AM23]" office:value-type="float" office:value="-0.0324142175425806" calcext:value-type="float">
            <text:p>-0.0324142175</text:p>
          </table:table-cell>
          <table:table-cell table:number-columns-repeated="3"/>
          <table:table-cell table:style-name="ce4" table:formula="of:=[.AR22]-[.AR16]" office:value-type="float" office:value="0.320082540300007" calcext:value-type="float">
            <text:p>0.3200825403</text:p>
          </table:table-cell>
          <table:table-cell table:style-name="ce4" table:formula="of:=[.AR23]*conv" office:value-type="float" office:value="8.70988907584023" calcext:value-type="float">
            <text:p>8.7098890758</text:p>
          </table:table-cell>
          <table:table-cell table:style-name="ce15" table:formula="of:=[.AS12]-[.AS23]" office:value-type="float" office:value="0.45842051013935" calcext:value-type="float">
            <text:p>0.4584205101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 table:number-columns-repeated="3"/>
          <table:table-cell table:style-name="ce4" table:number-columns-repeated="2"/>
          <table:table-cell table:style-name="ce11" table:formula="of:=ABS(([.J23]/[.I23])*100)" office:value-type="float" office:value="11.0724170710189" calcext:value-type="float">
            <text:p>11.072417071</text:p>
          </table:table-cell>
          <table:table-cell table:number-columns-repeated="3"/>
          <table:table-cell table:style-name="ce4" table:number-columns-repeated="2"/>
          <table:table-cell table:style-name="ce11" table:formula="of:=ABS(([.P23]/[.O23])*100)" office:value-type="float" office:value="3.66086251804691" calcext:value-type="float">
            <text:p>3.660862518</text:p>
          </table:table-cell>
          <table:table-cell table:number-columns-repeated="3"/>
          <table:table-cell table:style-name="ce4" table:number-columns-repeated="2"/>
          <table:table-cell table:style-name="ce11" table:formula="of:=ABS(([.V23]/[.U23])*100)" office:value-type="float" office:value="8.64230380559815" calcext:value-type="float">
            <text:p>8.6423038056</text:p>
          </table:table-cell>
          <table:table-cell table:number-columns-repeated="3"/>
          <table:table-cell table:style-name="ce4" table:number-columns-repeated="2"/>
          <table:table-cell table:style-name="ce11" table:formula="of:=ABS(([.AB23]/[.AA23])*100)" office:value-type="float" office:value="4.40294505094228" calcext:value-type="float">
            <text:p>4.4029450509</text:p>
          </table:table-cell>
          <table:table-cell table:number-columns-repeated="3"/>
          <table:table-cell table:style-name="ce4" table:number-columns-repeated="2"/>
          <table:table-cell table:style-name="ce11" table:formula="of:=ABS(([.AH23]/[.AG23])*100)" office:value-type="float" office:value="4.26184244875904" calcext:value-type="float">
            <text:p>4.2618424488</text:p>
          </table:table-cell>
          <table:table-cell table:number-columns-repeated="3"/>
          <table:table-cell table:style-name="ce4" table:number-columns-repeated="2"/>
          <table:table-cell table:style-name="ce11" table:formula="of:=ABS(([.AN23]/[.AM23])*100)" office:value-type="float" office:value="0.351397554577471" calcext:value-type="float">
            <text:p>0.3513975546</text:p>
          </table:table-cell>
          <table:table-cell table:number-columns-repeated="3"/>
          <table:table-cell table:style-name="ce4" table:number-columns-repeated="2"/>
          <table:table-cell table:style-name="ce11" table:formula="of:=ABS(([.AT23]/[.AS23])*100)" office:value-type="float" office:value="5.26321869483885" calcext:value-type="float">
            <text:p>5.2632186948</text:p>
          </table:table-cell>
          <table:table-cell table:style-name="ce4" table:number-columns-repeated="973"/>
          <table:table-cell table:number-columns-repeated="5"/>
        </table:table-row>
        <table:table-row table:style-name="ro1">
          <table:table-cell table:style-name="Default" table:number-columns-repeated="46"/>
          <table:table-cell table:number-columns-repeated="978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6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2"/>
          <table:table-cell table:style-name="ce1"/>
          <table:table-cell table:number-columns-repeated="978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/>
          <table:table-cell table:style-name="ce2" office:value-type="string" calcext:value-type="string">
            <text:p>Meth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Fluoroacetic Acid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Propa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anol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Ethylamine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CH2CHO</text:p>
          </table:table-cell>
          <table:table-cell table:style-name="ce1"/>
          <table:table-cell table:number-columns-repeated="3"/>
          <table:table-cell table:style-name="ce1"/>
          <table:table-cell table:style-name="ce2" office:value-type="string" calcext:value-type="string">
            <text:p>CHONH2CH2CHO</text:p>
          </table:table-cell>
          <table:table-cell table:style-name="ce1"/>
          <table:table-cell table:number-columns-repeated="981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10.924" calcext:value-type="float">
            <text:p>-10.924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8.346" calcext:value-type="float">
            <text:p>-8.346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9.106" calcext:value-type="float">
            <text:p>-9.106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7.609" calcext:value-type="float">
            <text:p>-7.609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6.538" calcext:value-type="float">
            <text:p>-6.538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7.438" calcext:value-type="float">
            <text:p>-7.438</text:p>
          </table:table-cell>
          <table:table-cell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/>
          <table:table-cell office:value-type="float" office:value="-7.441" calcext:value-type="float">
            <text:p>-7.441</text:p>
          </table:table-cell>
          <table:table-cell table:number-columns-repeated="979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40.4182104508" calcext:value-type="float">
            <text:p>-40.4182104508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7.7066983053" calcext:value-type="float">
            <text:p>-327.706698305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18.8828443993" calcext:value-type="float">
            <text:p>-118.882844399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54.7207164455" calcext:value-type="float">
            <text:p>-154.720716445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134.8854355083" calcext:value-type="float">
            <text:p>-134.8854355083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266.6345214916" calcext:value-type="float">
            <text:p>-266.634521491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office:value-type="float" office:value="-321.9079482401" calcext:value-type="float">
            <text:p>-321.9079482401</text:p>
          </table:table-cell>
          <table:table-cell table:number-columns-repeated="980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40.0091124317" calcext:value-type="float">
            <text:p>-40.0091124317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327.5065579739" calcext:value-type="float">
            <text:p>-327.5065579739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18.4764568631" calcext:value-type="float">
            <text:p>-118.4764568631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54.4561679436" calcext:value-type="float">
            <text:p>-154.4561679436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134.6482770671" calcext:value-type="float">
            <text:p>-134.6482770671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266.5036181286" calcext:value-type="float">
            <text:p>-266.5036181286</text:p>
          </table:table-cell>
          <table:table-cell table:number-columns-repeated="2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office:value-type="float" office:value="-321.7758397308" calcext:value-type="float">
            <text:p>-321.7758397308</text:p>
          </table:table-cell>
          <table:table-cell table:number-columns-repeated="980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3"/>
          <table:table-cell table:style-name="ce2" table:formula="of:=[.H30]-[.H29]" office:value-type="float" office:value="0.4090980191" calcext:value-type="float">
            <text:p>0.4090980191</text:p>
          </table:table-cell>
          <table:table-cell table:style-name="ce2" table:formula="of:=[.H31]*conv" office:value-type="float" office:value="11.1321234959184" calcext:value-type="float">
            <text:p>11.1321234959</text:p>
          </table:table-cell>
          <table:table-cell/>
          <table:table-cell table:style-name="ce1" table:number-columns-repeated="3"/>
          <table:table-cell table:style-name="ce2" table:formula="of:=[.N30]-[.N29]" office:value-type="float" office:value="0.200140331400007" calcext:value-type="float">
            <text:p>0.2001403314</text:p>
          </table:table-cell>
          <table:table-cell table:style-name="ce2" table:formula="of:=[.N31]*conv" office:value-type="float" office:value="5.44609551168302" calcext:value-type="float">
            <text:p>5.4460955117</text:p>
          </table:table-cell>
          <table:table-cell/>
          <table:table-cell table:style-name="ce1" table:number-columns-repeated="3"/>
          <table:table-cell table:style-name="ce2" table:formula="of:=[.T30]-[.T29]" office:value-type="float" office:value="0.4063875362" calcext:value-type="float">
            <text:p>0.4063875362</text:p>
          </table:table-cell>
          <table:table-cell table:style-name="ce2" table:formula="of:=[.T31]*conv" office:value-type="float" office:value="11.0583675035459" calcext:value-type="float">
            <text:p>11.0583675035</text:p>
          </table:table-cell>
          <table:table-cell/>
          <table:table-cell table:style-name="ce1" table:number-columns-repeated="3"/>
          <table:table-cell table:style-name="ce2" table:formula="of:=[.Z30]-[.Z29]" office:value-type="float" office:value="0.264548501899981" calcext:value-type="float">
            <text:p>0.2645485019</text:p>
          </table:table-cell>
          <table:table-cell table:style-name="ce2" table:formula="of:=[.Z31]*conv" office:value-type="float" office:value="7.19873100409936" calcext:value-type="float">
            <text:p>7.1987310041</text:p>
          </table:table-cell>
          <table:table-cell/>
          <table:table-cell table:style-name="ce1" table:number-columns-repeated="3"/>
          <table:table-cell table:style-name="ce2" table:formula="of:=[.AF30]-[.AF29]" office:value-type="float" office:value="0.237158441199995" calcext:value-type="float">
            <text:p>0.2371584412</text:p>
          </table:table-cell>
          <table:table-cell table:style-name="ce2" table:formula="of:=[.AF31]*conv" office:value-type="float" office:value="6.4534095309137" calcext:value-type="float">
            <text:p>6.4534095309</text:p>
          </table:table-cell>
          <table:table-cell/>
          <table:table-cell table:style-name="ce1" table:number-columns-repeated="3"/>
          <table:table-cell table:style-name="ce2" table:formula="of:=[.AL30]-[.AL29]" office:value-type="float" office:value="0.130903363000016" calcext:value-type="float">
            <text:p>0.130903363</text:p>
          </table:table-cell>
          <table:table-cell table:style-name="ce2" table:formula="of:=[.AL31]*conv" office:value-type="float" office:value="3.5620617429365" calcext:value-type="float">
            <text:p>3.5620617429</text:p>
          </table:table-cell>
          <table:table-cell/>
          <table:table-cell table:style-name="ce1" table:number-columns-repeated="3"/>
          <table:table-cell table:style-name="ce2" table:formula="of:=[.AR30]-[.AR29]" office:value-type="float" office:value="0.132108509299997" calcext:value-type="float">
            <text:p>0.1321085093</text:p>
          </table:table-cell>
          <table:table-cell table:style-name="ce2" table:formula="of:=[.AR31]*conv" office:value-type="float" office:value="3.59485544228403" calcext:value-type="float">
            <text:p>3.5948554423</text:p>
          </table:table-cell>
          <table:table-cell table:number-columns-repeated="979"/>
        </table:table-row>
        <table:table-row table:style-name="ro1">
          <table:table-cell table:style-name="ce16"/>
          <table:table-cell table:style-name="ce18" table:number-columns-repeated="3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407195642293938" calcext:value-type="float">
            <text:p>0.4071956423</text:p>
          </table:table-cell>
          <table:table-cell table:style-name="ce16" table:formula="of:=[.H32]*conv" office:value-type="float" office:value="11.0803571891848" calcext:value-type="float">
            <text:p>11.0803571892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199576744136264" calcext:value-type="float">
            <text:p>0.1995767441</text:p>
          </table:table-cell>
          <table:table-cell table:style-name="ce16" table:formula="of:=[.N32]*conv" office:value-type="float" office:value="5.43075952195" calcext:value-type="float">
            <text:p>5.430759522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33728779248519" calcext:value-type="float">
            <text:p>0.3372877925</text:p>
          </table:table-cell>
          <table:table-cell table:style-name="ce16" table:formula="of:=[.T32]*conv" office:value-type="float" office:value="9.17806780847073" calcext:value-type="float">
            <text:p>9.1780678085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310117046192091" calcext:value-type="float">
            <text:p>0.3101170462</text:p>
          </table:table-cell>
          <table:table-cell table:style-name="ce16" table:formula="of:=[.Z32]*conv" office:value-type="float" office:value="8.43871418393724" calcext:value-type="float">
            <text:p>8.4387141839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232694629626703" calcext:value-type="float">
            <text:p>0.2326946296</text:p>
          </table:table-cell>
          <table:table-cell table:style-name="ce16" table:formula="of:=[.AF32]*conv" office:value-type="float" office:value="6.33194303785732" calcext:value-type="float">
            <text:p>6.3319430379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130494110022776" calcext:value-type="float">
            <text:p>0.13049411</text:p>
          </table:table-cell>
          <table:table-cell table:style-name="ce16" table:formula="of:=[.AL32]*conv" office:value-type="float" office:value="3.55092540281507" calcext:value-type="float">
            <text:p>3.5509254028</text:p>
          </table:table-cell>
          <table:table-cell table:style-name="ce18"/>
          <table:table-cell table:style-name="ce16" table:number-columns-repeated="2"/>
          <table:table-cell table:style-name="ce16" office:value-type="string" calcext:value-type="string">
            <text:p>TDDFT</text:p>
          </table:table-cell>
          <table:table-cell table:style-name="ce16" office:value-type="float" office:value="0.132118727871068" calcext:value-type="float">
            <text:p>0.1321187279</text:p>
          </table:table-cell>
          <table:table-cell table:style-name="ce16" table:formula="of:=[.AR32]*conv" office:value-type="float" office:value="3.59513350375049" calcext:value-type="float">
            <text:p>3.5951335038</text:p>
          </table:table-cell>
          <table:table-cell table:style-name="ce18"/>
          <table:table-cell table:style-name="ce21" table:number-columns-repeated="978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9.8964345385" calcext:value-type="float">
            <text:p>-39.8964345385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7.302612836" calcext:value-type="float">
            <text:p>-327.30261283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18.446084426" calcext:value-type="float">
            <text:p>-118.446084426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54.3385199219" calcext:value-type="float">
            <text:p>-154.3385199219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134.5468638481" calcext:value-type="float">
            <text:p>-134.546863848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266.2751743271" calcext:value-type="float">
            <text:p>-266.2751743271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office:value-type="float" office:value="-321.5538165008" calcext:value-type="float">
            <text:p>-321.5538165008</text:p>
          </table:table-cell>
          <table:table-cell table:number-columns-repeated="980"/>
        </table:table-row>
        <table:table-row table:style-name="ro1">
          <table:table-cell table:style-name="ce1"/>
          <table:table-cell/>
          <table:table-cell table:style-name="ce7" table:number-columns-repeated="2"/>
          <table:table-cell table:style-name="ce1" table:number-columns-repeated="3"/>
          <table:table-cell table:formula="of:=[.H33]-[.H29]" office:value-type="float" office:value="0.521775912299994" calcext:value-type="float">
            <text:p>0.5217759123</text:p>
          </table:table-cell>
          <table:table-cell table:formula="of:=[.H34]*conv" office:value-type="float" office:value="14.1982449724334" calcext:value-type="float">
            <text:p>14.1982449724</text:p>
          </table:table-cell>
          <table:table-cell/>
          <table:table-cell table:style-name="ce1" table:number-columns-repeated="3"/>
          <table:table-cell table:formula="of:=[.N33]-[.N29]" office:value-type="float" office:value="0.404085469300014" calcext:value-type="float">
            <text:p>0.4040854693</text:p>
          </table:table-cell>
          <table:table-cell table:formula="of:=[.N34]*conv" office:value-type="float" office:value="10.9957250759856" calcext:value-type="float">
            <text:p>10.995725076</text:p>
          </table:table-cell>
          <table:table-cell/>
          <table:table-cell table:style-name="ce1" table:number-columns-repeated="3"/>
          <table:table-cell table:formula="of:=[.T33]-[.T29]" office:value-type="float" office:value="0.436759973299999" calcext:value-type="float">
            <text:p>0.4367599733</text:p>
          </table:table-cell>
          <table:table-cell table:formula="of:=[.T34]*conv" office:value-type="float" office:value="11.884843567676" calcext:value-type="float">
            <text:p>11.8848435677</text:p>
          </table:table-cell>
          <table:table-cell/>
          <table:table-cell table:style-name="ce1" table:number-columns-repeated="3"/>
          <table:table-cell table:formula="of:=[.Z33]-[.Z29]" office:value-type="float" office:value="0.382196523599987" calcext:value-type="float">
            <text:p>0.3821965236</text:p>
          </table:table-cell>
          <table:table-cell table:formula="of:=[.Z34]*conv" office:value-type="float" office:value="10.4000965582426" calcext:value-type="float">
            <text:p>10.4000965582</text:p>
          </table:table-cell>
          <table:table-cell/>
          <table:table-cell table:style-name="ce1" table:number-columns-repeated="3"/>
          <table:table-cell table:formula="of:=[.AF33]-[.AF29]" office:value-type="float" office:value="0.338571660199989" calcext:value-type="float">
            <text:p>0.3385716602</text:p>
          </table:table-cell>
          <table:table-cell table:formula="of:=[.AF34]*conv" office:value-type="float" office:value="9.21300362650524" calcext:value-type="float">
            <text:p>9.2130036265</text:p>
          </table:table-cell>
          <table:table-cell/>
          <table:table-cell table:style-name="ce1" table:number-columns-repeated="3"/>
          <table:table-cell table:formula="of:=[.AL33]-[.AL29]" office:value-type="float" office:value="0.359347164500036" calcext:value-type="float">
            <text:p>0.3593471645</text:p>
          </table:table-cell>
          <table:table-cell table:formula="of:=[.AL34]*conv" office:value-type="float" office:value="9.77833386219524" calcext:value-type="float">
            <text:p>9.7783338622</text:p>
          </table:table-cell>
          <table:table-cell/>
          <table:table-cell table:style-name="ce1" table:number-columns-repeated="3"/>
          <table:table-cell table:formula="of:=[.AR33]-[.AR29]" office:value-type="float" office:value="0.354131739299987" calcext:value-type="float">
            <text:p>0.3541317393</text:p>
          </table:table-cell>
          <table:table-cell table:formula="of:=[.AR34]*conv" office:value-type="float" office:value="9.63641492174571" calcext:value-type="float">
            <text:p>9.6364149217</text:p>
          </table:table-cell>
          <table:table-cell table:number-columns-repeated="979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number-columns-repeated="3"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3"/>
          <table:table-cell table:style-name="ce13" office:value-type="string" calcext:value-type="string">
            <text:p>Metha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Fluoroacetic Acid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Propa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Ethanol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Ethylamine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CHOCH2CHO</text:p>
          </table:table-cell>
          <table:table-cell/>
          <table:table-cell table:style-name="ce4" table:number-columns-repeated="2"/>
          <table:table-cell table:style-name="ce8"/>
          <table:table-cell/>
          <table:table-cell table:style-name="ce13" office:value-type="string" calcext:value-type="string">
            <text:p>CHONH2CH2CHO</text:p>
          </table:table-cell>
          <table:table-cell/>
          <table:table-cell table:style-name="ce4" table:number-columns-repeated="2"/>
          <table:table-cell table:style-name="ce8"/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I28]-[.I37]" office:value-type="float" office:value="-10.924" calcext:value-type="float">
            <text:p>-10.924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O28]-[.O37]" office:value-type="float" office:value="-8.346" calcext:value-type="float">
            <text:p>-8.346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U28]-[.U37]" office:value-type="float" office:value="-9.106" calcext:value-type="float">
            <text:p>-9.106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A28]-[.AA37]" office:value-type="float" office:value="-7.609" calcext:value-type="float">
            <text:p>-7.609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G28]-[.AG37]" office:value-type="float" office:value="-6.538" calcext:value-type="float">
            <text:p>-6.538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M28]-[.AM37]" office:value-type="float" office:value="-7.438" calcext:value-type="float">
            <text:p>-7.438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S28]-[.AS37]" office:value-type="float" office:value="-7.441" calcext:value-type="float">
            <text:p>-7.441</text:p>
          </table:table-cell>
          <table:table-cell table:number-columns-repeated="978"/>
        </table:table-row>
        <table:table-row table:style-name="ro1">
          <table:table-cell/>
          <table:table-cell table:style-name="ce9"/>
          <table:table-cell table:style-name="ce11"/>
          <table:table-cell table:number-columns-repeated="3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J37]/[.I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P37]/[.O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V37]/[.U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B37]/[.AA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H37]/[.AG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N37]/[.AM37])*100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T37]/[.AS37])*100)" office:value-type="string" office:string-value="" calcext:value-type="error">
            <text:p>#DIV/0!</text:p>
          </table:table-cell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formula="of:=[.H39]-[.H38]" office:value-type="float" office:value="0" calcext:value-type="float">
            <text:p>0</text:p>
          </table:table-cell>
          <table:table-cell table:style-name="ce13" table:formula="of:=[.H40]*conv" office:value-type="float" office:value="0" calcext:value-type="float">
            <text:p>0</text:p>
          </table:table-cell>
          <table:table-cell table:style-name="ce15" table:formula="of:=[.I31]-[.I40]" office:value-type="float" office:value="11.1321234959184" calcext:value-type="float">
            <text:p>11.1321234959</text:p>
          </table:table-cell>
          <table:table-cell table:number-columns-repeated="3"/>
          <table:table-cell table:style-name="ce13" table:formula="of:=[.N39]-[.N38]" office:value-type="float" office:value="0" calcext:value-type="float">
            <text:p>0</text:p>
          </table:table-cell>
          <table:table-cell table:style-name="ce13" table:formula="of:=[.N40]*conv" office:value-type="float" office:value="0" calcext:value-type="float">
            <text:p>0</text:p>
          </table:table-cell>
          <table:table-cell table:style-name="ce15" table:formula="of:=[.O31]-[.O40]" office:value-type="float" office:value="5.44609551168302" calcext:value-type="float">
            <text:p>5.4460955117</text:p>
          </table:table-cell>
          <table:table-cell table:number-columns-repeated="3"/>
          <table:table-cell table:style-name="ce13" table:formula="of:=[.T39]-[.T38]" office:value-type="float" office:value="0" calcext:value-type="float">
            <text:p>0</text:p>
          </table:table-cell>
          <table:table-cell table:style-name="ce13" table:formula="of:=[.T40]*conv" office:value-type="float" office:value="0" calcext:value-type="float">
            <text:p>0</text:p>
          </table:table-cell>
          <table:table-cell table:style-name="ce15" table:formula="of:=[.U31]-[.U40]" office:value-type="float" office:value="11.0583675035459" calcext:value-type="float">
            <text:p>11.0583675035</text:p>
          </table:table-cell>
          <table:table-cell table:number-columns-repeated="3"/>
          <table:table-cell table:style-name="ce13" table:formula="of:=[.Z39]-[.Z38]" office:value-type="float" office:value="0" calcext:value-type="float">
            <text:p>0</text:p>
          </table:table-cell>
          <table:table-cell table:style-name="ce13" table:formula="of:=[.Z40]*conv" office:value-type="float" office:value="0" calcext:value-type="float">
            <text:p>0</text:p>
          </table:table-cell>
          <table:table-cell table:style-name="ce15" table:formula="of:=[.AA31]-[.AA40]" office:value-type="float" office:value="7.19873100409936" calcext:value-type="float">
            <text:p>7.1987310041</text:p>
          </table:table-cell>
          <table:table-cell table:number-columns-repeated="3"/>
          <table:table-cell table:style-name="ce13" table:formula="of:=[.AF39]-[.AF38]" office:value-type="float" office:value="0" calcext:value-type="float">
            <text:p>0</text:p>
          </table:table-cell>
          <table:table-cell table:style-name="ce13" table:formula="of:=[.AF40]*conv" office:value-type="float" office:value="0" calcext:value-type="float">
            <text:p>0</text:p>
          </table:table-cell>
          <table:table-cell table:style-name="ce15" table:formula="of:=[.AG31]-[.AG40]" office:value-type="float" office:value="6.4534095309137" calcext:value-type="float">
            <text:p>6.4534095309</text:p>
          </table:table-cell>
          <table:table-cell table:number-columns-repeated="3"/>
          <table:table-cell table:style-name="ce13" table:formula="of:=[.AL39]-[.AL38]" office:value-type="float" office:value="0" calcext:value-type="float">
            <text:p>0</text:p>
          </table:table-cell>
          <table:table-cell table:style-name="ce13" table:formula="of:=[.AL40]*conv" office:value-type="float" office:value="0" calcext:value-type="float">
            <text:p>0</text:p>
          </table:table-cell>
          <table:table-cell table:style-name="ce15" table:formula="of:=[.AM31]-[.AM40]" office:value-type="float" office:value="3.5620617429365" calcext:value-type="float">
            <text:p>3.5620617429</text:p>
          </table:table-cell>
          <table:table-cell table:number-columns-repeated="3"/>
          <table:table-cell table:style-name="ce13" table:formula="of:=[.AR39]-[.AR38]" office:value-type="float" office:value="0" calcext:value-type="float">
            <text:p>0</text:p>
          </table:table-cell>
          <table:table-cell table:style-name="ce13" table:formula="of:=[.AR40]*conv" office:value-type="float" office:value="0" calcext:value-type="float">
            <text:p>0</text:p>
          </table:table-cell>
          <table:table-cell table:style-name="ce15" table:formula="of:=[.AS31]-[.AS40]" office:value-type="float" office:value="3.59485544228403" calcext:value-type="float">
            <text:p>3.5948554423</text:p>
          </table:table-cell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number-columns-repeated="2"/>
          <table:table-cell table:style-name="ce11" table:formula="of:=ABS(([.J40]/[.I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P40]/[.O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V40]/[.U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B40]/[.AA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H40]/[.AG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N40]/[.AM40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T40]/[.AS40])*100)" office:value-type="string" office:string-value="" calcext:value-type="error">
            <text:p>#DIV/0!</text:p>
          </table:table-cell>
          <table:table-cell table:number-columns-repeated="978"/>
        </table:table-row>
        <table:table-row table:style-name="ro1">
          <table:table-cell table:style-name="ce17"/>
          <table:table-cell table:style-name="ce19" table:number-columns-repeated="3"/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/>
          <table:table-cell table:style-name="ce17" table:formula="of:=[.H42]*conv" office:value-type="float" office:value="0" calcext:value-type="float">
            <text:p>0</text:p>
          </table:table-cell>
          <table:table-cell table:style-name="ce20" table:formula="of:=[.I32]-[.I42]" office:value-type="float" office:value="11.0803571891848" calcext:value-type="float">
            <text:p>11.0803571892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/>
          <table:table-cell table:style-name="ce17" table:formula="of:=[.N42]*conv" office:value-type="float" office:value="0" calcext:value-type="float">
            <text:p>0</text:p>
          </table:table-cell>
          <table:table-cell table:style-name="ce20" table:formula="of:=[.O32]-[.O42]" office:value-type="float" office:value="5.43075952195" calcext:value-type="float">
            <text:p>5.430759522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/>
          <table:table-cell table:style-name="ce17" table:formula="of:=[.T42]*conv" office:value-type="float" office:value="0" calcext:value-type="float">
            <text:p>0</text:p>
          </table:table-cell>
          <table:table-cell table:style-name="ce20" table:formula="of:=[.U32]-[.U42]" office:value-type="float" office:value="9.17806780847073" calcext:value-type="float">
            <text:p>9.1780678085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/>
          <table:table-cell table:style-name="ce17" table:formula="of:=[.Z42]*conv" office:value-type="float" office:value="0" calcext:value-type="float">
            <text:p>0</text:p>
          </table:table-cell>
          <table:table-cell table:style-name="ce20" table:formula="of:=[.AA32]-[.AA42]" office:value-type="float" office:value="8.43871418393724" calcext:value-type="float">
            <text:p>8.4387141839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/>
          <table:table-cell table:style-name="ce17" table:formula="of:=[.AF42]*conv" office:value-type="float" office:value="0" calcext:value-type="float">
            <text:p>0</text:p>
          </table:table-cell>
          <table:table-cell table:style-name="ce20" table:formula="of:=[.AG32]-[.AG42]" office:value-type="float" office:value="6.33194303785732" calcext:value-type="float">
            <text:p>6.3319430379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/>
          <table:table-cell table:style-name="ce17" table:formula="of:=[.AL42]*conv" office:value-type="float" office:value="0" calcext:value-type="float">
            <text:p>0</text:p>
          </table:table-cell>
          <table:table-cell table:style-name="ce20" table:formula="of:=[.AM32]-[.AM42]" office:value-type="float" office:value="3.55092540281507" calcext:value-type="float">
            <text:p>3.5509254028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/>
          <table:table-cell table:style-name="ce17" table:formula="of:=[.AR42]*conv" office:value-type="float" office:value="0" calcext:value-type="float">
            <text:p>0</text:p>
          </table:table-cell>
          <table:table-cell table:style-name="ce20" table:formula="of:=[.AS32]-[.AS42]" office:value-type="float" office:value="3.59513350375049" calcext:value-type="float">
            <text:p>3.5951335038</text:p>
          </table:table-cell>
          <table:table-cell table:style-name="ce21" table:number-columns-repeated="978"/>
        </table:table-row>
        <table:table-row table:style-name="ro1">
          <table:table-cell/>
          <table:table-cell table:style-name="ce8"/>
          <table:table-cell table:number-columns-repeated="5"/>
          <table:table-cell table:style-name="ce13" table:number-columns-repeated="2"/>
          <table:table-cell table:style-name="ce11" table:formula="of:=ABS(([.J42]/[.I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P42]/[.O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V42]/[.U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B42]/[.AA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H42]/[.AG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N42]/[.AM42])*100)" office:value-type="string" office:string-value="" calcext:value-type="error">
            <text:p>#DIV/0!</text:p>
          </table:table-cell>
          <table:table-cell table:number-columns-repeated="3"/>
          <table:table-cell table:style-name="ce13" table:number-columns-repeated="2"/>
          <table:table-cell table:style-name="ce11" table:formula="of:=ABS(([.AT42]/[.AS42])*100)" office:value-type="string" office:string-value="" calcext:value-type="error">
            <text:p>#DIV/0!</text:p>
          </table:table-cell>
          <table:table-cell table:number-columns-repeated="978"/>
        </table:table-row>
        <table:table-row table:style-name="ro1">
          <table:table-cell/>
          <table:table-cell table:style-name="ce9"/>
          <table:table-cell table:style-name="ce11"/>
          <table:table-cell table:number-columns-repeated="3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978"/>
        </table:table-row>
        <table:table-row table:style-name="ro1">
          <table:table-cell/>
          <table:table-cell table:style-name="ce8"/>
          <table:table-cell table:number-columns-repeated="5"/>
          <table:table-cell table:style-name="ce4" table:formula="of:=[.H44]-[.H38]" office:value-type="float" office:value="0" calcext:value-type="float">
            <text:p>0</text:p>
          </table:table-cell>
          <table:table-cell table:style-name="ce4" table:formula="of:=[.H45]*conv" office:value-type="float" office:value="0" calcext:value-type="float">
            <text:p>0</text:p>
          </table:table-cell>
          <table:table-cell table:style-name="ce15" table:formula="of:=[.I34]-[.I45]" office:value-type="float" office:value="14.1982449724334" calcext:value-type="float">
            <text:p>14.1982449724</text:p>
          </table:table-cell>
          <table:table-cell table:number-columns-repeated="3"/>
          <table:table-cell table:style-name="ce4" table:formula="of:=[.N44]-[.N38]" office:value-type="float" office:value="0" calcext:value-type="float">
            <text:p>0</text:p>
          </table:table-cell>
          <table:table-cell table:style-name="ce4" table:formula="of:=[.N45]*conv" office:value-type="float" office:value="0" calcext:value-type="float">
            <text:p>0</text:p>
          </table:table-cell>
          <table:table-cell table:style-name="ce15" table:formula="of:=[.O34]-[.O45]" office:value-type="float" office:value="10.9957250759856" calcext:value-type="float">
            <text:p>10.995725076</text:p>
          </table:table-cell>
          <table:table-cell table:number-columns-repeated="3"/>
          <table:table-cell table:style-name="ce4" table:formula="of:=[.T44]-[.T38]" office:value-type="float" office:value="0" calcext:value-type="float">
            <text:p>0</text:p>
          </table:table-cell>
          <table:table-cell table:style-name="ce4" table:formula="of:=[.T45]*conv" office:value-type="float" office:value="0" calcext:value-type="float">
            <text:p>0</text:p>
          </table:table-cell>
          <table:table-cell table:style-name="ce15" table:formula="of:=[.U34]-[.U45]" office:value-type="float" office:value="11.884843567676" calcext:value-type="float">
            <text:p>11.8848435677</text:p>
          </table:table-cell>
          <table:table-cell table:number-columns-repeated="3"/>
          <table:table-cell table:style-name="ce4" table:formula="of:=[.Z44]-[.Z38]" office:value-type="float" office:value="0" calcext:value-type="float">
            <text:p>0</text:p>
          </table:table-cell>
          <table:table-cell table:style-name="ce4" table:formula="of:=[.Z45]*conv" office:value-type="float" office:value="0" calcext:value-type="float">
            <text:p>0</text:p>
          </table:table-cell>
          <table:table-cell table:style-name="ce15" table:formula="of:=[.AA34]-[.AA45]" office:value-type="float" office:value="10.4000965582426" calcext:value-type="float">
            <text:p>10.4000965582</text:p>
          </table:table-cell>
          <table:table-cell table:number-columns-repeated="3"/>
          <table:table-cell table:style-name="ce4" table:formula="of:=[.AF44]-[.AF38]" office:value-type="float" office:value="0" calcext:value-type="float">
            <text:p>0</text:p>
          </table:table-cell>
          <table:table-cell table:style-name="ce4" table:formula="of:=[.AF45]*conv" office:value-type="float" office:value="0" calcext:value-type="float">
            <text:p>0</text:p>
          </table:table-cell>
          <table:table-cell table:style-name="ce15" table:formula="of:=[.AG34]-[.AG45]" office:value-type="float" office:value="9.21300362650524" calcext:value-type="float">
            <text:p>9.2130036265</text:p>
          </table:table-cell>
          <table:table-cell table:number-columns-repeated="3"/>
          <table:table-cell table:style-name="ce4" table:formula="of:=[.AL44]-[.AL38]" office:value-type="float" office:value="0" calcext:value-type="float">
            <text:p>0</text:p>
          </table:table-cell>
          <table:table-cell table:style-name="ce4" table:formula="of:=[.AL45]*conv" office:value-type="float" office:value="0" calcext:value-type="float">
            <text:p>0</text:p>
          </table:table-cell>
          <table:table-cell table:style-name="ce15" table:formula="of:=[.AM34]-[.AM45]" office:value-type="float" office:value="9.77833386219524" calcext:value-type="float">
            <text:p>9.7783338622</text:p>
          </table:table-cell>
          <table:table-cell table:number-columns-repeated="3"/>
          <table:table-cell table:style-name="ce4" table:formula="of:=[.AR44]-[.AR38]" office:value-type="float" office:value="0" calcext:value-type="float">
            <text:p>0</text:p>
          </table:table-cell>
          <table:table-cell table:style-name="ce4" table:formula="of:=[.AR45]*conv" office:value-type="float" office:value="0" calcext:value-type="float">
            <text:p>0</text:p>
          </table:table-cell>
          <table:table-cell table:style-name="ce15" table:formula="of:=[.AS34]-[.AS45]" office:value-type="float" office:value="9.63641492174571" calcext:value-type="float">
            <text:p>9.6364149217</text:p>
          </table:table-cell>
          <table:table-cell table:number-columns-repeated="978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 table:number-columns-repeated="3"/>
          <table:table-cell table:style-name="ce4" table:number-columns-repeated="2"/>
          <table:table-cell table:style-name="ce11" table:formula="of:=ABS(([.J45]/[.I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P45]/[.O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V45]/[.U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AB45]/[.AA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AH45]/[.AG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AN45]/[.AM45])*100)" office:value-type="string" office:string-value="" calcext:value-type="error">
            <text:p>#DIV/0!</text:p>
          </table:table-cell>
          <table:table-cell table:number-columns-repeated="3"/>
          <table:table-cell table:style-name="ce4" table:number-columns-repeated="2"/>
          <table:table-cell table:style-name="ce11" table:formula="of:=ABS(([.AT45]/[.AS45])*100)" office:value-type="string" office:string-value="" calcext:value-type="error">
            <text:p>#DIV/0!</text:p>
          </table:table-cell>
          <table:table-cell table:number-columns-repeated="978"/>
        </table:table-row>
      </table:table>
      <table:table table:name="sp2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4"/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990" table:default-cell-style-name="Default"/>
        <table:table-row table:style-name="ro1">
          <table:table-cell table:style-name="ce1"/>
          <table:table-cell office:value-type="string" calcext:value-type="string">
            <text:p>All-electron</text:p>
          </table:table-cell>
          <table:table-cell table:style-name="ce4"/>
          <table:table-cell table:style-name="Default" office:value-type="string" calcext:value-type="string">
            <text:p>Pseudo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" table:number-columns-repeated="33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e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e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H2NH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mine</text:p>
          </table:table-cell>
          <table:table-cell table:style-name="ce1" table:number-columns-repeated="3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8]-[.G7]" office:value-type="float" office:value="0" calcext:value-type="float">
            <text:p>0</text:p>
          </table:table-cell>
          <table:table-cell table:style-name="ce2" table:formula="of:=[.G9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M8]-[.M7]" office:value-type="float" office:value="0" calcext:value-type="float">
            <text:p>0</text:p>
          </table:table-cell>
          <table:table-cell table:style-name="ce2" table:formula="of:=[.M9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S8]-[.S7]" office:value-type="float" office:value="0" calcext:value-type="float">
            <text:p>0</text:p>
          </table:table-cell>
          <table:table-cell table:style-name="ce2" table:formula="of:=[.S9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Y8]-[.Y7]" office:value-type="float" office:value="0" calcext:value-type="float">
            <text:p>0</text:p>
          </table:table-cell>
          <table:table-cell table:style-name="ce2" table:formula="of:=[.Y9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AE8]-[.AE7]" office:value-type="float" office:value="0" calcext:value-type="float">
            <text:p>0</text:p>
          </table:table-cell>
          <table:table-cell table:style-name="ce2" table:formula="of:=[.AE9]*conv" office:value-type="float" office:value="0" calcext:value-type="float">
            <text:p>0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G10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M10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S10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Y10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E10]*conv" office:value-type="float" office:value="0" calcext:value-type="float">
            <text:p>0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11]-[.G7]" office:value-type="float" office:value="0" calcext:value-type="float">
            <text:p>0</text:p>
          </table:table-cell>
          <table:table-cell table:style-name="ce1" table:formula="of:=[.G12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M11]-[.M7]" office:value-type="float" office:value="0" calcext:value-type="float">
            <text:p>0</text:p>
          </table:table-cell>
          <table:table-cell table:style-name="ce1" table:formula="of:=[.M12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S11]-[.S7]" office:value-type="float" office:value="0" calcext:value-type="float">
            <text:p>0</text:p>
          </table:table-cell>
          <table:table-cell table:style-name="ce1" table:formula="of:=[.S12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Y11]-[.Y7]" office:value-type="float" office:value="0" calcext:value-type="float">
            <text:p>0</text:p>
          </table:table-cell>
          <table:table-cell table:style-name="ce1" table:formula="of:=[.Y12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AE11]-[.AE7]" office:value-type="float" office:value="0" calcext:value-type="float">
            <text:p>0</text:p>
          </table:table-cell>
          <table:table-cell table:style-name="ce1" table:formula="of:=[.AE12]*conv" office:value-type="float" office:value="0" calcext:value-type="float">
            <text:p>0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e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M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eno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H2NH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Amine</text:p>
          </table:table-cell>
          <table:table-cell table:style-name="ce4"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H6]-[.H15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N6]-[.N15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T6]-[.T15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Z6]-[.Z15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F6]-[.AF15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I15]/[.H15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O15]/[.N15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U15]/[.T15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A15]/[.Z15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G15]/[.AF15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17]-[.G16]" office:value-type="float" office:value="0" calcext:value-type="float">
            <text:p>0</text:p>
          </table:table-cell>
          <table:table-cell table:style-name="ce13" table:formula="of:=[.G18]*conv" office:value-type="float" office:value="0" calcext:value-type="float">
            <text:p>0</text:p>
          </table:table-cell>
          <table:table-cell table:style-name="ce15" table:formula="of:=[.H9]-[.H18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M17]-[.M16]" office:value-type="float" office:value="0" calcext:value-type="float">
            <text:p>0</text:p>
          </table:table-cell>
          <table:table-cell table:style-name="ce13" table:formula="of:=[.M18]*conv" office:value-type="float" office:value="0" calcext:value-type="float">
            <text:p>0</text:p>
          </table:table-cell>
          <table:table-cell table:style-name="ce15" table:formula="of:=[.N9]-[.N18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S17]-[.S16]" office:value-type="float" office:value="0" calcext:value-type="float">
            <text:p>0</text:p>
          </table:table-cell>
          <table:table-cell table:style-name="ce13" table:formula="of:=[.S18]*conv" office:value-type="float" office:value="0" calcext:value-type="float">
            <text:p>0</text:p>
          </table:table-cell>
          <table:table-cell table:style-name="ce15" table:formula="of:=[.T9]-[.T18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Y17]-[.Y16]" office:value-type="float" office:value="0" calcext:value-type="float">
            <text:p>0</text:p>
          </table:table-cell>
          <table:table-cell table:style-name="ce13" table:formula="of:=[.Y18]*conv" office:value-type="float" office:value="0" calcext:value-type="float">
            <text:p>0</text:p>
          </table:table-cell>
          <table:table-cell table:style-name="ce15" table:formula="of:=[.Z9]-[.Z18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AE17]-[.AE16]" office:value-type="float" office:value="0" calcext:value-type="float">
            <text:p>0</text:p>
          </table:table-cell>
          <table:table-cell table:style-name="ce13" table:formula="of:=[.AE18]*conv" office:value-type="float" office:value="0" calcext:value-type="float">
            <text:p>0</text:p>
          </table:table-cell>
          <table:table-cell table:style-name="ce15" table:formula="of:=[.AF9]-[.AF18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18]/[.H18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18]/[.N18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18]/[.T18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18]/[.Z18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18]/[.AF18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G20]*conv" office:value-type="float" office:value="0" calcext:value-type="float">
            <text:p>0</text:p>
          </table:table-cell>
          <table:table-cell table:style-name="ce15" table:formula="of:=[.H10]-[.H2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M20]*conv" office:value-type="float" office:value="0" calcext:value-type="float">
            <text:p>0</text:p>
          </table:table-cell>
          <table:table-cell table:style-name="ce15" table:formula="of:=[.N10]-[.N2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S20]*conv" office:value-type="float" office:value="0" calcext:value-type="float">
            <text:p>0</text:p>
          </table:table-cell>
          <table:table-cell table:style-name="ce15" table:formula="of:=[.T10]-[.T20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Y20]*conv" office:value-type="float" office:value="0" calcext:value-type="float">
            <text:p>0</text:p>
          </table:table-cell>
          <table:table-cell table:style-name="ce15" table:formula="of:=[.Z10]-[.Z20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AE20]*conv" office:value-type="float" office:value="0" calcext:value-type="float">
            <text:p>0</text:p>
          </table:table-cell>
          <table:table-cell table:style-name="ce15" table:formula="of:=[.AF10]-[.AF20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20]/[.H20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20]/[.N20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20]/[.T20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20]/[.Z20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20]/[.AF20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22]-[.G16]" office:value-type="float" office:value="0" calcext:value-type="float">
            <text:p>0</text:p>
          </table:table-cell>
          <table:table-cell table:style-name="ce4" table:formula="of:=[.G23]*conv" office:value-type="float" office:value="0" calcext:value-type="float">
            <text:p>0</text:p>
          </table:table-cell>
          <table:table-cell table:style-name="ce15" table:formula="of:=[.H11]-[.H23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M22]-[.M16]" office:value-type="float" office:value="0" calcext:value-type="float">
            <text:p>0</text:p>
          </table:table-cell>
          <table:table-cell table:style-name="ce4" table:formula="of:=[.M23]*conv" office:value-type="float" office:value="0" calcext:value-type="float">
            <text:p>0</text:p>
          </table:table-cell>
          <table:table-cell table:style-name="ce15" table:formula="of:=[.N11]-[.N23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S22]-[.S16]" office:value-type="float" office:value="0" calcext:value-type="float">
            <text:p>0</text:p>
          </table:table-cell>
          <table:table-cell table:style-name="ce4" table:formula="of:=[.S23]*conv" office:value-type="float" office:value="0" calcext:value-type="float">
            <text:p>0</text:p>
          </table:table-cell>
          <table:table-cell table:style-name="ce15" table:formula="of:=[.T11]-[.T23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Y22]-[.Y16]" office:value-type="float" office:value="0" calcext:value-type="float">
            <text:p>0</text:p>
          </table:table-cell>
          <table:table-cell table:style-name="ce4" table:formula="of:=[.Y23]*conv" office:value-type="float" office:value="0" calcext:value-type="float">
            <text:p>0</text:p>
          </table:table-cell>
          <table:table-cell table:style-name="ce15" table:formula="of:=[.Z11]-[.Z23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AE22]-[.AE16]" office:value-type="float" office:value="0" calcext:value-type="float">
            <text:p>0</text:p>
          </table:table-cell>
          <table:table-cell table:style-name="ce4" table:formula="of:=[.AE23]*conv" office:value-type="float" office:value="0" calcext:value-type="float">
            <text:p>0</text:p>
          </table:table-cell>
          <table:table-cell table:style-name="ce15" table:formula="of:=[.AF11]-[.AF23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23]/[.H23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O23]/[.N23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U23]/[.T23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A23]/[.Z23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G23]/[.AF23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" office:value-type="string" calcext:value-type="string">
            <text:p>PBE0</text:p>
          </table:table-cell>
          <table:table-cell table:style-name="ce1" table:number-columns-repeated="33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e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e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H2NH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mine</text:p>
          </table:table-cell>
          <table:table-cell table:style-name="ce1" table:number-columns-repeated="3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30]-[.G29]" office:value-type="float" office:value="0" calcext:value-type="float">
            <text:p>0</text:p>
          </table:table-cell>
          <table:table-cell table:style-name="ce2" table:formula="of:=[.G31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M30]-[.M29]" office:value-type="float" office:value="0" calcext:value-type="float">
            <text:p>0</text:p>
          </table:table-cell>
          <table:table-cell table:style-name="ce2" table:formula="of:=[.M31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S30]-[.S29]" office:value-type="float" office:value="0" calcext:value-type="float">
            <text:p>0</text:p>
          </table:table-cell>
          <table:table-cell table:style-name="ce2" table:formula="of:=[.S31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Y30]-[.Y29]" office:value-type="float" office:value="0" calcext:value-type="float">
            <text:p>0</text:p>
          </table:table-cell>
          <table:table-cell table:style-name="ce2" table:formula="of:=[.Y31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AE30]-[.AE29]" office:value-type="float" office:value="0" calcext:value-type="float">
            <text:p>0</text:p>
          </table:table-cell>
          <table:table-cell table:style-name="ce2" table:formula="of:=[.AE31]*conv" office:value-type="float" office:value="0" calcext:value-type="float">
            <text:p>0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G32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M32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S32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Y32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E32]*conv" office:value-type="float" office:value="0" calcext:value-type="float">
            <text:p>0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33]-[.G29]" office:value-type="float" office:value="0" calcext:value-type="float">
            <text:p>0</text:p>
          </table:table-cell>
          <table:table-cell table:style-name="ce1" table:formula="of:=[.G34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M33]-[.M29]" office:value-type="float" office:value="0" calcext:value-type="float">
            <text:p>0</text:p>
          </table:table-cell>
          <table:table-cell table:style-name="ce1" table:formula="of:=[.M34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S33]-[.S29]" office:value-type="float" office:value="0" calcext:value-type="float">
            <text:p>0</text:p>
          </table:table-cell>
          <table:table-cell table:style-name="ce1" table:formula="of:=[.S34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Y33]-[.Y29]" office:value-type="float" office:value="0" calcext:value-type="float">
            <text:p>0</text:p>
          </table:table-cell>
          <table:table-cell table:style-name="ce1" table:formula="of:=[.Y34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AE33]-[.AE29]" office:value-type="float" office:value="0" calcext:value-type="float">
            <text:p>0</text:p>
          </table:table-cell>
          <table:table-cell table:style-name="ce1" table:formula="of:=[.AE34]*conv" office:value-type="float" office:value="0" calcext:value-type="float">
            <text:p>0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3" office:value-type="string" calcext:value-type="string">
            <text:p>PBE0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e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M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eno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H2NH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Amine</text:p>
          </table:table-cell>
          <table:table-cell table:style-name="ce4"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H28]-[.H37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N28]-[.N37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T28]-[.T37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Z28]-[.Z37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F28]-[.AF37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I37]/[.H37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O37]/[.N37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U37]/[.T37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A37]/[.Z37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G37]/[.AF37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39]-[.G38]" office:value-type="float" office:value="0" calcext:value-type="float">
            <text:p>0</text:p>
          </table:table-cell>
          <table:table-cell table:style-name="ce13" table:formula="of:=[.G40]*conv" office:value-type="float" office:value="0" calcext:value-type="float">
            <text:p>0</text:p>
          </table:table-cell>
          <table:table-cell table:style-name="ce15" table:formula="of:=[.H31]-[.H40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M39]-[.M38]" office:value-type="float" office:value="0" calcext:value-type="float">
            <text:p>0</text:p>
          </table:table-cell>
          <table:table-cell table:style-name="ce13" table:formula="of:=[.M40]*conv" office:value-type="float" office:value="0" calcext:value-type="float">
            <text:p>0</text:p>
          </table:table-cell>
          <table:table-cell table:style-name="ce15" table:formula="of:=[.N31]-[.N40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S39]-[.S38]" office:value-type="float" office:value="0" calcext:value-type="float">
            <text:p>0</text:p>
          </table:table-cell>
          <table:table-cell table:style-name="ce13" table:formula="of:=[.S40]*conv" office:value-type="float" office:value="0" calcext:value-type="float">
            <text:p>0</text:p>
          </table:table-cell>
          <table:table-cell table:style-name="ce15" table:formula="of:=[.T31]-[.T40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Y39]-[.Y38]" office:value-type="float" office:value="0" calcext:value-type="float">
            <text:p>0</text:p>
          </table:table-cell>
          <table:table-cell table:style-name="ce13" table:formula="of:=[.Y40]*conv" office:value-type="float" office:value="0" calcext:value-type="float">
            <text:p>0</text:p>
          </table:table-cell>
          <table:table-cell table:style-name="ce15" table:formula="of:=[.Z31]-[.Z40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AE39]-[.AE38]" office:value-type="float" office:value="0" calcext:value-type="float">
            <text:p>0</text:p>
          </table:table-cell>
          <table:table-cell table:style-name="ce13" table:formula="of:=[.AE40]*conv" office:value-type="float" office:value="0" calcext:value-type="float">
            <text:p>0</text:p>
          </table:table-cell>
          <table:table-cell table:style-name="ce15" table:formula="of:=[.AF31]-[.AF40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40]/[.H40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40]/[.N40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40]/[.T40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40]/[.Z40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40]/[.AF40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G42]*conv" office:value-type="float" office:value="0" calcext:value-type="float">
            <text:p>0</text:p>
          </table:table-cell>
          <table:table-cell table:style-name="ce15" table:formula="of:=[.H32]-[.H4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M42]*conv" office:value-type="float" office:value="0" calcext:value-type="float">
            <text:p>0</text:p>
          </table:table-cell>
          <table:table-cell table:style-name="ce15" table:formula="of:=[.N32]-[.N4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S42]*conv" office:value-type="float" office:value="0" calcext:value-type="float">
            <text:p>0</text:p>
          </table:table-cell>
          <table:table-cell table:style-name="ce15" table:formula="of:=[.T32]-[.T42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Y42]*conv" office:value-type="float" office:value="0" calcext:value-type="float">
            <text:p>0</text:p>
          </table:table-cell>
          <table:table-cell table:style-name="ce15" table:formula="of:=[.Z32]-[.Z42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AE42]*conv" office:value-type="float" office:value="0" calcext:value-type="float">
            <text:p>0</text:p>
          </table:table-cell>
          <table:table-cell table:style-name="ce15" table:formula="of:=[.AF32]-[.AF42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42]/[.H42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42]/[.N42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42]/[.T4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42]/[.Z4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42]/[.AF42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44]-[.G38]" office:value-type="float" office:value="0" calcext:value-type="float">
            <text:p>0</text:p>
          </table:table-cell>
          <table:table-cell table:style-name="ce4" table:formula="of:=[.G45]*conv" office:value-type="float" office:value="0" calcext:value-type="float">
            <text:p>0</text:p>
          </table:table-cell>
          <table:table-cell table:style-name="ce15" table:formula="of:=[.H33]-[.H45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M44]-[.M38]" office:value-type="float" office:value="0" calcext:value-type="float">
            <text:p>0</text:p>
          </table:table-cell>
          <table:table-cell table:style-name="ce4" table:formula="of:=[.M45]*conv" office:value-type="float" office:value="0" calcext:value-type="float">
            <text:p>0</text:p>
          </table:table-cell>
          <table:table-cell table:style-name="ce15" table:formula="of:=[.N33]-[.N45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S44]-[.S38]" office:value-type="float" office:value="0" calcext:value-type="float">
            <text:p>0</text:p>
          </table:table-cell>
          <table:table-cell table:style-name="ce4" table:formula="of:=[.S45]*conv" office:value-type="float" office:value="0" calcext:value-type="float">
            <text:p>0</text:p>
          </table:table-cell>
          <table:table-cell table:style-name="ce15" table:formula="of:=[.T33]-[.T45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Y44]-[.Y38]" office:value-type="float" office:value="0" calcext:value-type="float">
            <text:p>0</text:p>
          </table:table-cell>
          <table:table-cell table:style-name="ce4" table:formula="of:=[.Y45]*conv" office:value-type="float" office:value="0" calcext:value-type="float">
            <text:p>0</text:p>
          </table:table-cell>
          <table:table-cell table:style-name="ce15" table:formula="of:=[.Z33]-[.Z45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AE44]-[.AE38]" office:value-type="float" office:value="0" calcext:value-type="float">
            <text:p>0</text:p>
          </table:table-cell>
          <table:table-cell table:style-name="ce4" table:formula="of:=[.AE45]*conv" office:value-type="float" office:value="0" calcext:value-type="float">
            <text:p>0</text:p>
          </table:table-cell>
          <table:table-cell table:style-name="ce15" table:formula="of:=[.AF33]-[.AF45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45]/[.H45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O45]/[.N45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U45]/[.T45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A45]/[.Z45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G45]/[.AF45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" office:value-type="string" calcext:value-type="string">
            <text:p>PBE</text:p>
          </table:table-cell>
          <table:table-cell table:style-name="ce1" table:number-columns-repeated="33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2" office:value-type="string" calcext:value-type="string">
            <text:p>Ethene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Methana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Ethenol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CH2NH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2" office:value-type="string" calcext:value-type="string">
            <text:p>Amine</text:p>
          </table:table-cell>
          <table:table-cell table:style-name="ce1" table:number-columns-repeated="3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HOMO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Singlet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office:value-type="string" calcext:value-type="string">
            <text:p>Triplet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2" table:formula="of:=[.G52]-[.G51]" office:value-type="float" office:value="0" calcext:value-type="float">
            <text:p>0</text:p>
          </table:table-cell>
          <table:table-cell table:style-name="ce2" table:formula="of:=[.G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M52]-[.M51]" office:value-type="float" office:value="0" calcext:value-type="float">
            <text:p>0</text:p>
          </table:table-cell>
          <table:table-cell table:style-name="ce2" table:formula="of:=[.M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S52]-[.S51]" office:value-type="float" office:value="0" calcext:value-type="float">
            <text:p>0</text:p>
          </table:table-cell>
          <table:table-cell table:style-name="ce2" table:formula="of:=[.S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Y52]-[.Y51]" office:value-type="float" office:value="0" calcext:value-type="float">
            <text:p>0</text:p>
          </table:table-cell>
          <table:table-cell table:style-name="ce2" table:formula="of:=[.Y53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2" table:formula="of:=[.AE52]-[.AE51]" office:value-type="float" office:value="0" calcext:value-type="float">
            <text:p>0</text:p>
          </table:table-cell>
          <table:table-cell table:style-name="ce2" table:formula="of:=[.AE53]*conv" office:value-type="float" office:value="0" calcext:value-type="float">
            <text:p>0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G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M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S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Y54]*conv" office:value-type="float" office:value="0" calcext:value-type="float">
            <text:p>0</text:p>
          </table:table-cell>
          <table:table-cell table:style-name="ce7"/>
          <table:table-cell table:style-name="ce1" table:number-columns-repeated="2"/>
          <table:table-cell table:style-name="ce1" office:value-type="string" calcext:value-type="string">
            <text:p>TDDFT</text:p>
          </table:table-cell>
          <table:table-cell table:style-name="ce2"/>
          <table:table-cell table:style-name="ce2" table:formula="of:=[.AE54]*conv" office:value-type="float" office:value="0" calcext:value-type="float">
            <text:p>0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1" office:value-type="string" calcext:value-type="string">
            <text:p>cation</text:p>
          </table:table-cell>
          <table:table-cell table:style-name="ce1" table:number-columns-repeated="2"/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1"/>
          <table:table-cell table:style-name="ce7" table:number-columns-repeated="3"/>
          <table:table-cell table:style-name="ce1" table:number-columns-repeated="2"/>
          <table:table-cell table:style-name="ce1" table:formula="of:=[.G55]-[.G51]" office:value-type="float" office:value="0" calcext:value-type="float">
            <text:p>0</text:p>
          </table:table-cell>
          <table:table-cell table:style-name="ce1" table:formula="of:=[.G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M55]-[.M51]" office:value-type="float" office:value="0" calcext:value-type="float">
            <text:p>0</text:p>
          </table:table-cell>
          <table:table-cell table:style-name="ce1" table:formula="of:=[.M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S55]-[.S51]" office:value-type="float" office:value="0" calcext:value-type="float">
            <text:p>0</text:p>
          </table:table-cell>
          <table:table-cell table:style-name="ce1" table:formula="of:=[.S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Y55]-[.Y51]" office:value-type="float" office:value="0" calcext:value-type="float">
            <text:p>0</text:p>
          </table:table-cell>
          <table:table-cell table:style-name="ce1" table:formula="of:=[.Y56]*conv" office:value-type="float" office:value="0" calcext:value-type="float">
            <text:p>0</text:p>
          </table:table-cell>
          <table:table-cell table:style-name="ce7"/>
          <table:table-cell table:style-name="ce1" table:number-columns-repeated="3"/>
          <table:table-cell table:style-name="ce1" table:formula="of:=[.AE55]-[.AE51]" office:value-type="float" office:value="0" calcext:value-type="float">
            <text:p>0</text:p>
          </table:table-cell>
          <table:table-cell table:style-name="ce1" table:formula="of:=[.AE56]*conv" office:value-type="float" office:value="0" calcext:value-type="float">
            <text:p>0</text:p>
          </table:table-cell>
          <table:table-cell table:style-name="ce7"/>
          <table:table-cell table:style-name="ce1"/>
          <table:table-cell table:number-columns-repeated="990"/>
        </table:table-row>
        <table:table-row table:style-name="ro1">
          <table:table-cell table:style-name="ce3" office:value-type="string" calcext:value-type="string">
            <text:p>PBE</text:p>
          </table:table-cell>
          <table:table-cell table:style-name="ce3"/>
          <table:table-cell table:style-name="ce8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/>
          <table:table-cell table:style-name="ce8" table:number-columns-repeated="5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/>
          <table:table-cell table:style-name="ce13" office:value-type="string" calcext:value-type="string">
            <text:p>Ethene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Methana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Ethenol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CH2NH</text:p>
          </table:table-cell>
          <table:table-cell table:style-name="ce4" table:number-columns-repeated="3"/>
          <table:table-cell table:style-name="ce8"/>
          <table:table-cell/>
          <table:table-cell table:style-name="ce13" office:value-type="string" calcext:value-type="string">
            <text:p>Amine</text:p>
          </table:table-cell>
          <table:table-cell table:style-name="ce4"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H50]-[.H59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N50]-[.N59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T50]-[.T59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Z50]-[.Z59]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HOMO</text:p>
          </table:table-cell>
          <table:table-cell table:style-name="ce4" table:number-columns-repeated="2"/>
          <table:table-cell table:style-name="ce15" table:formula="of:=[.AF50]-[.AF59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I59]/[.H59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O59]/[.N59])*100)" office:value-type="string" office:string-value="" calcext:value-type="error">
            <text:p>#DIV/0!</text:p>
          </table:table-cell>
          <table:table-cell table:number-columns-repeated="2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U59]/[.T59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A59]/[.Z59])*100)" office:value-type="string" office:string-value="" calcext:value-type="error">
            <text:p>#DIV/0!</text:p>
          </table:table-cell>
          <table:table-cell/>
          <table:table-cell table:style-name="ce4"/>
          <table:table-cell table:style-name="ce4" office:value-type="string" calcext:value-type="string">
            <text:p>Singlet</text:p>
          </table:table-cell>
          <table:table-cell table:style-name="ce4" table:number-columns-repeated="2"/>
          <table:table-cell table:style-name="ce11" table:formula="of:=ABS(([.AG59]/[.AF59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/>
          <table:table-cell table:style-name="ce4"/>
          <table:table-cell table:style-name="ce8" office:value-type="string" calcext:value-type="string">
            <text:p>Triplet</text:p>
          </table:table-cell>
          <table:table-cell table:style-name="ce4" table:number-columns-repeated="3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formula="of:=[.G61]-[.G60]" office:value-type="float" office:value="0" calcext:value-type="float">
            <text:p>0</text:p>
          </table:table-cell>
          <table:table-cell table:style-name="ce13" table:formula="of:=[.G62]*conv" office:value-type="float" office:value="0" calcext:value-type="float">
            <text:p>0</text:p>
          </table:table-cell>
          <table:table-cell table:style-name="ce15" table:formula="of:=[.H53]-[.H62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M61]-[.M60]" office:value-type="float" office:value="0" calcext:value-type="float">
            <text:p>0</text:p>
          </table:table-cell>
          <table:table-cell table:style-name="ce13" table:formula="of:=[.M62]*conv" office:value-type="float" office:value="0" calcext:value-type="float">
            <text:p>0</text:p>
          </table:table-cell>
          <table:table-cell table:style-name="ce15" table:formula="of:=[.N53]-[.N62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13" table:formula="of:=[.S61]-[.S60]" office:value-type="float" office:value="0" calcext:value-type="float">
            <text:p>0</text:p>
          </table:table-cell>
          <table:table-cell table:style-name="ce13" table:formula="of:=[.S62]*conv" office:value-type="float" office:value="0" calcext:value-type="float">
            <text:p>0</text:p>
          </table:table-cell>
          <table:table-cell table:style-name="ce15" table:formula="of:=[.T53]-[.T62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Y61]-[.Y60]" office:value-type="float" office:value="0" calcext:value-type="float">
            <text:p>0</text:p>
          </table:table-cell>
          <table:table-cell table:style-name="ce13" table:formula="of:=[.Y62]*conv" office:value-type="float" office:value="0" calcext:value-type="float">
            <text:p>0</text:p>
          </table:table-cell>
          <table:table-cell table:style-name="ce15" table:formula="of:=[.Z53]-[.Z62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13" table:formula="of:=[.AE61]-[.AE60]" office:value-type="float" office:value="0" calcext:value-type="float">
            <text:p>0</text:p>
          </table:table-cell>
          <table:table-cell table:style-name="ce13" table:formula="of:=[.AE62]*conv" office:value-type="float" office:value="0" calcext:value-type="float">
            <text:p>0</text:p>
          </table:table-cell>
          <table:table-cell table:style-name="ce15" table:formula="of:=[.AF53]-[.AF62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62]/[.H62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62]/[.N62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62]/[.T6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62]/[.Z62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62]/[.AF62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G64]*conv" office:value-type="float" office:value="0" calcext:value-type="float">
            <text:p>0</text:p>
          </table:table-cell>
          <table:table-cell table:style-name="ce15" table:formula="of:=[.H54]-[.H6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M64]*conv" office:value-type="float" office:value="0" calcext:value-type="float">
            <text:p>0</text:p>
          </table:table-cell>
          <table:table-cell table:style-name="ce15" table:formula="of:=[.N54]-[.N6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S64]*conv" office:value-type="float" office:value="0" calcext:value-type="float">
            <text:p>0</text:p>
          </table:table-cell>
          <table:table-cell table:style-name="ce15" table:formula="of:=[.T54]-[.T64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Y64]*conv" office:value-type="float" office:value="0" calcext:value-type="float">
            <text:p>0</text:p>
          </table:table-cell>
          <table:table-cell table:style-name="ce15" table:formula="of:=[.Z54]-[.Z64]" office:value-type="float" office:value="0" calcext:value-type="float">
            <text:p>0</text:p>
          </table:table-cell>
          <table:table-cell/>
          <table:table-cell table:style-name="ce4"/>
          <table:table-cell table:style-name="ce4" office:value-type="string" calcext:value-type="string">
            <text:p>TDDFT</text:p>
          </table:table-cell>
          <table:table-cell table:style-name="ce13"/>
          <table:table-cell table:style-name="ce13" table:formula="of:=[.AE64]*conv" office:value-type="float" office:value="0" calcext:value-type="float">
            <text:p>0</text:p>
          </table:table-cell>
          <table:table-cell table:style-name="ce15" table:formula="of:=[.AF54]-[.AF64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I64]/[.H64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O64]/[.N64])*100)" office:value-type="string" office:string-value="" calcext:value-type="error">
            <text:p>#DIV/0!</text:p>
          </table:table-cell>
          <table:table-cell table:number-columns-repeated="2"/>
          <table:table-cell table:style-name="ce4"/>
          <table:table-cell table:style-name="ce13" table:number-columns-repeated="2"/>
          <table:table-cell table:style-name="ce11" table:formula="of:=ABS(([.U64]/[.T64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A64]/[.Z64])*100)" office:value-type="string" office:string-value="" calcext:value-type="error">
            <text:p>#DIV/0!</text:p>
          </table:table-cell>
          <table:table-cell/>
          <table:table-cell table:style-name="ce4" table:number-columns-repeated="2"/>
          <table:table-cell table:style-name="ce13" table:number-columns-repeated="2"/>
          <table:table-cell table:style-name="ce11" table:formula="of:=ABS(([.AG64]/[.AF64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2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/>
          <table:table-cell table:style-name="ce4"/>
          <table:table-cell table:style-name="ce4" office:value-type="string" calcext:value-type="string">
            <text:p>cation</text:p>
          </table:table-cell>
          <table:table-cell table:style-name="ce4" table:number-columns-repeated="2"/>
          <table:table-cell table:style-name="ce11"/>
          <table:table-cell table:number-columns-repeated="991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4"/>
          <table:table-cell table:style-name="ce4" table:formula="of:=[.G66]-[.G60]" office:value-type="float" office:value="0" calcext:value-type="float">
            <text:p>0</text:p>
          </table:table-cell>
          <table:table-cell table:style-name="ce4" table:formula="of:=[.G67]*conv" office:value-type="float" office:value="0" calcext:value-type="float">
            <text:p>0</text:p>
          </table:table-cell>
          <table:table-cell table:style-name="ce15" table:formula="of:=[.H55]-[.H67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M66]-[.M60]" office:value-type="float" office:value="0" calcext:value-type="float">
            <text:p>0</text:p>
          </table:table-cell>
          <table:table-cell table:style-name="ce4" table:formula="of:=[.M67]*conv" office:value-type="float" office:value="0" calcext:value-type="float">
            <text:p>0</text:p>
          </table:table-cell>
          <table:table-cell table:style-name="ce15" table:formula="of:=[.N55]-[.N67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4" table:formula="of:=[.S66]-[.S60]" office:value-type="float" office:value="0" calcext:value-type="float">
            <text:p>0</text:p>
          </table:table-cell>
          <table:table-cell table:style-name="ce4" table:formula="of:=[.S67]*conv" office:value-type="float" office:value="0" calcext:value-type="float">
            <text:p>0</text:p>
          </table:table-cell>
          <table:table-cell table:style-name="ce15" table:formula="of:=[.T55]-[.T67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Y66]-[.Y60]" office:value-type="float" office:value="0" calcext:value-type="float">
            <text:p>0</text:p>
          </table:table-cell>
          <table:table-cell table:style-name="ce4" table:formula="of:=[.Y67]*conv" office:value-type="float" office:value="0" calcext:value-type="float">
            <text:p>0</text:p>
          </table:table-cell>
          <table:table-cell table:style-name="ce15" table:formula="of:=[.Z55]-[.Z67]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4" table:formula="of:=[.AE66]-[.AE60]" office:value-type="float" office:value="0" calcext:value-type="float">
            <text:p>0</text:p>
          </table:table-cell>
          <table:table-cell table:style-name="ce4" table:formula="of:=[.AE67]*conv" office:value-type="float" office:value="0" calcext:value-type="float">
            <text:p>0</text:p>
          </table:table-cell>
          <table:table-cell table:style-name="ce15" table:formula="of:=[.AF55]-[.AF67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9"/>
          <table:table-cell table:style-name="ce11"/>
          <table:table-cell table:style-name="ce4"/>
          <table:table-cell/>
          <table:table-cell table:style-name="ce4" table:number-columns-repeated="3"/>
          <table:table-cell table:style-name="ce11" table:formula="of:=ABS(([.I67]/[.H67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O67]/[.N67])*100)" office:value-type="string" office:string-value="" calcext:value-type="error">
            <text:p>#DIV/0!</text:p>
          </table:table-cell>
          <table:table-cell table:number-columns-repeated="2"/>
          <table:table-cell table:style-name="ce4" table:number-columns-repeated="3"/>
          <table:table-cell table:style-name="ce11" table:formula="of:=ABS(([.U67]/[.T67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A67]/[.Z67])*100)" office:value-type="string" office:string-value="" calcext:value-type="error">
            <text:p>#DIV/0!</text:p>
          </table:table-cell>
          <table:table-cell/>
          <table:table-cell table:style-name="ce4" table:number-columns-repeated="4"/>
          <table:table-cell table:style-name="ce11" table:formula="of:=ABS(([.AG67]/[.AF67])*100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6" office:value-type="string" calcext:value-type="string">
            <text:p>GEOMETRY OPTIMISATION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6" office:value-type="string" calcext:value-type="string">
            <text:p>HF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ene</text:p>
          </table:table-cell>
          <table:table-cell table:style-name="ce6" table:number-columns-repeated="2"/>
          <table:table-cell table:style-name="ce6" office:value-type="string" calcext:value-type="string">
            <text:p>Methanal</text:p>
          </table:table-cell>
          <table:table-cell table:style-name="ce6" table:number-columns-repeated="2"/>
          <table:table-cell table:style-name="ce6" office:value-type="string" calcext:value-type="string">
            <text:p>Ethenol</text:p>
          </table:table-cell>
          <table:table-cell table:style-name="ce6" table:number-columns-repeated="2"/>
          <table:table-cell table:style-name="ce6" office:value-type="string" calcext:value-type="string">
            <text:p>CH2NH</text:p>
          </table:table-cell>
          <table:table-cell table:style-name="ce6" table:number-columns-repeated="2"/>
          <table:table-cell table:style-name="ce6" office:value-type="string" calcext:value-type="string">
            <text:p>Amine</text:p>
          </table:table-cell>
          <table:table-cell table:style-name="ce6" table:number-columns-repeated="100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O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N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/>
          <table:table-cell office:value-type="float" office:value="3.01763" calcext:value-type="float">
            <text:p>3.01763</text:p>
          </table:table-cell>
          <table:table-cell table:number-columns-repeated="2"/>
          <table:table-cell table:style-name="Default" office:value-type="float" office:value="2.22639" calcext:value-type="float">
            <text:p>2.22639</text:p>
          </table:table-cell>
          <table:table-cell table:style-name="Default"/>
          <table:table-cell/>
          <table:table-cell office:value-type="float" office:value="2.49473" calcext:value-type="float">
            <text:p>2.49473</text:p>
          </table:table-cell>
          <table:table-cell table:number-columns-repeated="2"/>
          <table:table-cell table:style-name="Default" office:value-type="float" office:value="2.87239" calcext:value-type="float">
            <text:p>2.87239</text:p>
          </table:table-cell>
          <table:table-cell table:style-name="Default"/>
          <table:table-cell/>
          <table:table-cell office:value-type="float" office:value="2.51475" calcext:value-type="float">
            <text:p>2.5147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/>
          <table:table-cell office:value-type="float" office:value="3.15645" calcext:value-type="float">
            <text:p>3.15645</text:p>
          </table:table-cell>
          <table:table-cell table:style-name="ce14" table:formula="of:=[.G75]-[.G76]" office:value-type="float" office:value="-0.13882" calcext:value-type="float">
            <text:p>-0.13882</text:p>
          </table:table-cell>
          <table:table-cell/>
          <table:table-cell table:style-name="Default" office:value-type="float" office:value="2.0206" calcext:value-type="float">
            <text:p>2.0206</text:p>
          </table:table-cell>
          <table:table-cell table:style-name="ce14" table:formula="of:=[.J75]-[.J76]" office:value-type="float" office:value="0.20579" calcext:value-type="float">
            <text:p>0.20579</text:p>
          </table:table-cell>
          <table:table-cell/>
          <table:table-cell office:value-type="float" office:value="2.51957" calcext:value-type="float">
            <text:p>2.51957</text:p>
          </table:table-cell>
          <table:table-cell table:style-name="ce14" table:formula="of:=[.M75]-[.M76]" office:value-type="float" office:value="-0.0248399999999998" calcext:value-type="float">
            <text:p>-0.02484</text:p>
          </table:table-cell>
          <table:table-cell/>
          <table:table-cell table:style-name="Default" office:value-type="float" office:value="2.25015" calcext:value-type="float">
            <text:p>2.25015</text:p>
          </table:table-cell>
          <table:table-cell table:style-name="ce14" table:formula="of:=[.P75]-[.P76]" office:value-type="float" office:value="0.62224" calcext:value-type="float">
            <text:p>0.62224</text:p>
          </table:table-cell>
          <table:table-cell/>
          <table:table-cell office:value-type="float" office:value="2.53578" calcext:value-type="float">
            <text:p>2.53578</text:p>
          </table:table-cell>
          <table:table-cell table:style-name="ce14" table:formula="of:=[.S75]-[.S76]" office:value-type="float" office:value="-0.0210299999999997" calcext:value-type="float">
            <text:p>-0.02103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76]/[.G76])*100)" office:value-type="float" office:value="4.3979787419411" calcext:value-type="float">
            <text:p>4.3979787419</text:p>
          </table:table-cell>
          <table:table-cell/>
          <table:table-cell table:style-name="Default"/>
          <table:table-cell table:style-name="ce12" table:formula="of:=ABS(([.K76]/[.J76])*100)" office:value-type="float" office:value="10.1845986340691" calcext:value-type="float">
            <text:p>10.1845986341</text:p>
          </table:table-cell>
          <table:table-cell table:number-columns-repeated="2"/>
          <table:table-cell table:style-name="ce12" table:formula="of:=ABS(([.N76]/[.M76])*100)" office:value-type="float" office:value="0.985882511698415" calcext:value-type="float">
            <text:p>0.9858825117</text:p>
          </table:table-cell>
          <table:table-cell/>
          <table:table-cell table:style-name="Default"/>
          <table:table-cell table:style-name="ce12" table:formula="of:=ABS(([.Q76]/[.P76])*100)" office:value-type="float" office:value="27.6532675599404" calcext:value-type="float">
            <text:p>27.6532675599</text:p>
          </table:table-cell>
          <table:table-cell table:number-columns-repeated="2"/>
          <table:table-cell table:style-name="ce12" table:formula="of:=ABS(([.T76]/[.S76])*100)" office:value-type="float" office:value="0.829330620164196" calcext:value-type="float">
            <text:p>0.8293306202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/>
          <table:table-cell office:value-type="string" calcext:value-type="string">
            <text:p>121.671 -&gt; 114.267 degrees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6" office:value-type="string" calcext:value-type="string">
            <text:p>PBE0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ene</text:p>
          </table:table-cell>
          <table:table-cell table:style-name="ce6" table:number-columns-repeated="2"/>
          <table:table-cell table:style-name="ce6" office:value-type="string" calcext:value-type="string">
            <text:p>Methanal</text:p>
          </table:table-cell>
          <table:table-cell table:style-name="ce6" table:number-columns-repeated="2"/>
          <table:table-cell table:style-name="ce6" office:value-type="string" calcext:value-type="string">
            <text:p>Ethenol</text:p>
          </table:table-cell>
          <table:table-cell table:style-name="ce6" table:number-columns-repeated="2"/>
          <table:table-cell table:style-name="ce6" office:value-type="string" calcext:value-type="string">
            <text:p>CH2NH</text:p>
          </table:table-cell>
          <table:table-cell table:style-name="ce6" table:number-columns-repeated="2"/>
          <table:table-cell table:style-name="ce6" office:value-type="string" calcext:value-type="string">
            <text:p>Amine</text:p>
          </table:table-cell>
          <table:table-cell table:style-name="ce6" table:number-columns-repeated="100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O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N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 table:number-columns-repeated="2"/>
          <table:table-cell table:style-name="ce14" table:formula="of:=[.G84]-[.G85]" office:value-type="float" office:value="0" calcext:value-type="float">
            <text:p>0</text:p>
          </table:table-cell>
          <table:table-cell/>
          <table:table-cell table:style-name="Default"/>
          <table:table-cell table:style-name="ce14" table:formula="of:=[.J84]-[.J85]" office:value-type="float" office:value="0" calcext:value-type="float">
            <text:p>0</text:p>
          </table:table-cell>
          <table:table-cell table:number-columns-repeated="2"/>
          <table:table-cell table:style-name="ce14" table:formula="of:=[.M84]-[.M85]" office:value-type="float" office:value="0" calcext:value-type="float">
            <text:p>0</text:p>
          </table:table-cell>
          <table:table-cell/>
          <table:table-cell table:style-name="Default"/>
          <table:table-cell table:style-name="ce14" table:formula="of:=[.P84]-[.P85]" office:value-type="float" office:value="0" calcext:value-type="float">
            <text:p>0</text:p>
          </table:table-cell>
          <table:table-cell table:number-columns-repeated="2"/>
          <table:table-cell table:style-name="ce14" table:formula="of:=[.S84]-[.S8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85]/[.G85])*100)" office:value-type="string" office:string-value="" calcext:value-type="error">
            <text:p>#DIV/0!</text:p>
          </table:table-cell>
          <table:table-cell/>
          <table:table-cell table:style-name="Default"/>
          <table:table-cell table:style-name="ce12" table:formula="of:=ABS(([.K85]/[.J85])*100)" office:value-type="string" office:string-value="" calcext:value-type="error">
            <text:p>#DIV/0!</text:p>
          </table:table-cell>
          <table:table-cell table:number-columns-repeated="2"/>
          <table:table-cell table:style-name="ce12" table:formula="of:=ABS(([.N85]/[.M85])*100)" office:value-type="string" office:string-value="" calcext:value-type="error">
            <text:p>#DIV/0!</text:p>
          </table:table-cell>
          <table:table-cell/>
          <table:table-cell table:style-name="Default"/>
          <table:table-cell table:style-name="ce12" table:formula="of:=ABS(([.Q85]/[.P85])*100)" office:value-type="string" office:string-value="" calcext:value-type="error">
            <text:p>#DIV/0!</text:p>
          </table:table-cell>
          <table:table-cell table:number-columns-repeated="2"/>
          <table:table-cell table:style-name="ce12" table:formula="of:=ABS(([.T85]/[.S85])*100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6" office:value-type="string" calcext:value-type="string">
            <text:p>PBE</text:p>
          </table:table-cell>
          <table:table-cell table:style-name="ce6" table:number-columns-repeated="3"/>
          <table:table-cell table:style-name="ce6" office:value-type="string" calcext:value-type="string">
            <text:p>MOLECULE</text:p>
          </table:table-cell>
          <table:table-cell table:style-name="ce6"/>
          <table:table-cell table:style-name="ce6" office:value-type="string" calcext:value-type="string">
            <text:p>Ethene</text:p>
          </table:table-cell>
          <table:table-cell table:style-name="ce6" table:number-columns-repeated="2"/>
          <table:table-cell table:style-name="ce6" office:value-type="string" calcext:value-type="string">
            <text:p>Methanal</text:p>
          </table:table-cell>
          <table:table-cell table:style-name="ce6" table:number-columns-repeated="2"/>
          <table:table-cell table:style-name="ce6" office:value-type="string" calcext:value-type="string">
            <text:p>Ethenol</text:p>
          </table:table-cell>
          <table:table-cell table:style-name="ce6" table:number-columns-repeated="2"/>
          <table:table-cell table:style-name="ce6" office:value-type="string" calcext:value-type="string">
            <text:p>CH2NH</text:p>
          </table:table-cell>
          <table:table-cell table:style-name="ce6" table:number-columns-repeated="2"/>
          <table:table-cell table:style-name="ce6" office:value-type="string" calcext:value-type="string">
            <text:p>Amine</text:p>
          </table:table-cell>
          <table:table-cell table:style-name="ce6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X (C-X)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O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 office:value-type="string" calcext:value-type="string">
            <text:p>N</text:p>
          </table:table-cell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Ref C-X Distance (a.u.)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PP C-X Distance (a.u.)</text:p>
          </table:table-cell>
          <table:table-cell table:number-columns-repeated="2"/>
          <table:table-cell table:style-name="ce14" table:formula="of:=[.G93]-[.G94]" office:value-type="float" office:value="0" calcext:value-type="float">
            <text:p>0</text:p>
          </table:table-cell>
          <table:table-cell/>
          <table:table-cell table:style-name="Default"/>
          <table:table-cell table:style-name="ce14" table:formula="of:=[.J93]-[.J94]" office:value-type="float" office:value="0" calcext:value-type="float">
            <text:p>0</text:p>
          </table:table-cell>
          <table:table-cell table:number-columns-repeated="2"/>
          <table:table-cell table:style-name="ce14" table:formula="of:=[.M93]-[.M94]" office:value-type="float" office:value="0" calcext:value-type="float">
            <text:p>0</text:p>
          </table:table-cell>
          <table:table-cell/>
          <table:table-cell table:style-name="Default"/>
          <table:table-cell table:style-name="ce14" table:formula="of:=[.P93]-[.P94]" office:value-type="float" office:value="0" calcext:value-type="float">
            <text:p>0</text:p>
          </table:table-cell>
          <table:table-cell table:number-columns-repeated="2"/>
          <table:table-cell table:style-name="ce14" table:formula="of:=[.S93]-[.S9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/>
          <table:table-cell table:number-columns-repeated="2"/>
          <table:table-cell table:style-name="ce12" table:formula="of:=ABS(([.H94]/[.G94])*100)" office:value-type="string" office:string-value="" calcext:value-type="error">
            <text:p>#DIV/0!</text:p>
          </table:table-cell>
          <table:table-cell/>
          <table:table-cell table:style-name="Default"/>
          <table:table-cell table:style-name="ce12" table:formula="of:=ABS(([.K94]/[.J94])*100)" office:value-type="string" office:string-value="" calcext:value-type="error">
            <text:p>#DIV/0!</text:p>
          </table:table-cell>
          <table:table-cell table:number-columns-repeated="2"/>
          <table:table-cell table:style-name="ce12" table:formula="of:=ABS(([.N94]/[.M94])*100)" office:value-type="string" office:string-value="" calcext:value-type="error">
            <text:p>#DIV/0!</text:p>
          </table:table-cell>
          <table:table-cell/>
          <table:table-cell table:style-name="Default"/>
          <table:table-cell table:style-name="ce12" table:formula="of:=ABS(([.Q94]/[.P94])*100)" office:value-type="string" office:string-value="" calcext:value-type="error">
            <text:p>#DIV/0!</text:p>
          </table:table-cell>
          <table:table-cell table:number-columns-repeated="2"/>
          <table:table-cell table:style-name="ce12" table:formula="of:=ABS(([.T94]/[.S94])*100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6" office:value-type="string" calcext:value-type="string">
            <text:p>Notes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</table:table>
      <table:named-expressions>
        <table:named-range table:name="conv" table:base-cell-address="$'sp3 CH3'.$F$1" table:cell-range-address="$'sp3 CH3'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08:24:15.924039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11:07.668654919</meta:creation-date>
    <meta:generator>LibreOffice/5.1.6.2$Linux_X86_64 LibreOffice_project/10m0$Build-2</meta:generator>
    <dc:date>2018-03-05T10:08:30.829931611</dc:date>
    <meta:editing-duration>PT2H58M14S</meta:editing-duration>
    <meta:editing-cycles>21</meta:editing-cycles>
    <meta:document-statistic meta:table-count="3" meta:cell-count="240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Delta st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9:'sp3 CH3'.H9 'sp3 CH3'.N9:'sp3 CH3'.N9 'sp3 CH3'.T9:'sp3 CH3'.T9 'sp3 CH3'.Z9:'sp3 CH3'.Z9 'sp3 CH3'.AF9:'sp3 CH3'.AF9 'sp3 CH3'.AL9:'sp3 CH3'.AL9 'sp3 CH3'.D1:'sp3 CH3'.D1 'sp3 CH3'.H18:'sp3 CH3'.H18 'sp3 CH3'.N18:'sp3 CH3'.N18 'sp3 CH3'.T18:'sp3 CH3'.T18 'sp3 CH3'.Z18:'sp3 CH3'.Z18 'sp3 CH3'.AF18:'sp3 CH3'.AF18 'sp3 CH3'.AL18:'sp3 CH3'.AL18" chart:data-source-has-labels="both" svg:x="1.331cm" svg:y="1.275cm" svg:width="11.874cm" svg:height="7.545cm">
          <chartooo:coordinate-region svg:x="1.952cm" svg:y="1.475cm" svg:width="11.253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9:'sp3 CH3'.H9 'sp3 CH3'.N9:'sp3 CH3'.N9 'sp3 CH3'.T9:'sp3 CH3'.T9 'sp3 CH3'.Z9:'sp3 CH3'.Z9 'sp3 CH3'.AF9:'sp3 CH3'.AF9 'sp3 CH3'.AL9:'sp3 CH3'.AL9" chart:label-cell-address="'sp3 CH3'.B1:'sp3 CH3'.B1" chart:class="chart:bar">
            <chart:data-point chart:repeated="6"/>
          </chart:series>
          <chart:series chart:style-name="ch10" chart:values-cell-range-address="'sp3 CH3'.H18:'sp3 CH3'.H18 'sp3 CH3'.N18:'sp3 CH3'.N18 'sp3 CH3'.T18:'sp3 CH3'.T18 'sp3 CH3'.Z18:'sp3 CH3'.Z18 'sp3 CH3'.AF18:'sp3 CH3'.AF18 'sp3 CH3'.AL18:'sp3 CH3'.AL18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927071253581">
                <text:p>10.927071253581</text:p>
                <draw:g>
                  <svg:desc>'sp3 CH3'.H9:'sp3 CH3'.H9 'sp3 CH3'.N9:'sp3 CH3'.N9 'sp3 CH3'.T9:'sp3 CH3'.T9 'sp3 CH3'.Z9:'sp3 CH3'.Z9 'sp3 CH3'.AF9:'sp3 CH3'.AF9 'sp3 CH3'.AL9:'sp3 CH3'.AL9</svg:desc>
                </draw:g>
              </table:table-cell>
              <table:table-cell office:value-type="float" office:value="11.3454393051065">
                <text:p>11.3454393051065</text:p>
              </table:table-cell>
              <table:table-cell office:value-type="float" office:value="6.16280663588037">
                <text:p>6.16280663588037</text:p>
              </table:table-cell>
              <table:table-cell office:value-type="float" office:value="4.92990945273473">
                <text:p>4.92990945273473</text:p>
              </table:table-cell>
              <table:table-cell office:value-type="float" office:value="4.15585148946775">
                <text:p>4.15585148946775</text:p>
              </table:table-cell>
              <table:table-cell office:value-type="float" office:value="11.3067432741439">
                <text:p>11.3067432741439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10.4113704606958">
                <text:p>10.4113704606958</text:p>
                <draw:g>
                  <svg:desc>'sp3 CH3'.H18:'sp3 CH3'.H18 'sp3 CH3'.N18:'sp3 CH3'.N18 'sp3 CH3'.T18:'sp3 CH3'.T18 'sp3 CH3'.Z18:'sp3 CH3'.Z18 'sp3 CH3'.AF18:'sp3 CH3'.AF18 'sp3 CH3'.AL18:'sp3 CH3'.AL18</svg:desc>
                </draw:g>
              </table:table-cell>
              <table:table-cell office:value-type="float" office:value="8.22180485857586">
                <text:p>8.22180485857586</text:p>
              </table:table-cell>
              <table:table-cell office:value-type="float" office:value="4.99403498510657">
                <text:p>4.99403498510657</text:p>
              </table:table-cell>
              <table:table-cell office:value-type="float" office:value="4.48150590766002">
                <text:p>4.48150590766002</text:p>
              </table:table-cell>
              <table:table-cell office:value-type="float" office:value="4.17641120068798">
                <text:p>4.17641120068798</text:p>
              </table:table-cell>
              <table:table-cell office:value-type="float" office:value="10.6974053506807">
                <text:p>10.6974053506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PBE0 HOMO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28:'sp3 CH3'.H28 'sp3 CH3'.N28:'sp3 CH3'.N28 'sp3 CH3'.T28:'sp3 CH3'.T28 'sp3 CH3'.Z28:'sp3 CH3'.Z28 'sp3 CH3'.AF28:'sp3 CH3'.AF28 'sp3 CH3'.AL28:'sp3 CH3'.AL28 'sp3 CH3'.AR28:'sp3 CH3'.AR28 'sp3 CH3'.AX28:'sp3 CH3'.AX28 'sp3 CH3'.BD28:'sp3 CH3'.BD28 'sp3 CH3'.BJ28:'sp3 CH3'.BJ28 'sp3 CH3'.D1:'sp3 CH3'.D1 'sp3 CH3'.H37:'sp3 CH3'.H37 'sp3 CH3'.N37:'sp3 CH3'.N37 'sp3 CH3'.T37:'sp3 CH3'.T37 'sp3 CH3'.Z37:'sp3 CH3'.Z37 'sp3 CH3'.AF37:'sp3 CH3'.AF37 'sp3 CH3'.AL37:'sp3 CH3'.AL37 'sp3 CH3'.AR37:'sp3 CH3'.AR37 'sp3 CH3'.AX37:'sp3 CH3'.AX37 'sp3 CH3'.BD37:'sp3 CH3'.BD37 'sp3 CH3'.BJ37:'sp3 CH3'.BJ37" chart:data-source-has-labels="column" svg:x="1.331cm" svg:y="1.275cm" svg:width="11.874cm" svg:height="7.545cm">
          <chartooo:coordinate-region svg:x="2.058cm" svg:y="1.474cm" svg:width="11.147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28:'sp3 CH3'.H28 'sp3 CH3'.N28:'sp3 CH3'.N28 'sp3 CH3'.T28:'sp3 CH3'.T28 'sp3 CH3'.Z28:'sp3 CH3'.Z28 'sp3 CH3'.AF28:'sp3 CH3'.AF28 'sp3 CH3'.AL28:'sp3 CH3'.AL28 'sp3 CH3'.AR28:'sp3 CH3'.AR28 'sp3 CH3'.AX28:'sp3 CH3'.AX28 'sp3 CH3'.BD28:'sp3 CH3'.BD28 'sp3 CH3'.BJ28:'sp3 CH3'.BJ28" chart:label-cell-address="'sp3 CH3'.B1:'sp3 CH3'.B1" chart:class="chart:bar">
            <chart:data-point chart:repeated="10"/>
          </chart:series>
          <chart:series chart:style-name="ch10" chart:values-cell-range-address="'sp3 CH3'.H37:'sp3 CH3'.H37 'sp3 CH3'.N37:'sp3 CH3'.N37 'sp3 CH3'.T37:'sp3 CH3'.T37 'sp3 CH3'.Z37:'sp3 CH3'.Z37 'sp3 CH3'.AF37:'sp3 CH3'.AF37 'sp3 CH3'.AL37:'sp3 CH3'.AL37 'sp3 CH3'.AR37:'sp3 CH3'.AR37 'sp3 CH3'.AX37:'sp3 CH3'.AX37 'sp3 CH3'.BD37:'sp3 CH3'.BD37 'sp3 CH3'.BJ37:'sp3 CH3'.BJ37" chart:label-cell-address="'sp3 CH3'.D1:'sp3 CH3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9.492">
                <text:p>-9.492</text:p>
                <draw:g>
                  <svg:desc>'sp3 CH3'.H28:'sp3 CH3'.H28 'sp3 CH3'.N28:'sp3 CH3'.N28 'sp3 CH3'.T28:'sp3 CH3'.T28 'sp3 CH3'.Z28:'sp3 CH3'.Z28 'sp3 CH3'.AF28:'sp3 CH3'.AF28 'sp3 CH3'.AL28:'sp3 CH3'.AL28 'sp3 CH3'.AR28:'sp3 CH3'.AR28 'sp3 CH3'.AX28:'sp3 CH3'.AX28 'sp3 CH3'.BD28:'sp3 CH3'.BD28 'sp3 CH3'.BJ28:'sp3 CH3'.BJ28</svg:desc>
                </draw:g>
              </table:table-cell>
              <table:table-cell office:value-type="float" office:value="-7.603">
                <text:p>-7.603</text:p>
              </table:table-cell>
              <table:table-cell office:value-type="float" office:value="-6.47">
                <text:p>-6.47</text:p>
              </table:table-cell>
              <table:table-cell office:value-type="float" office:value="-7.956">
                <text:p>-7.956</text:p>
              </table:table-cell>
              <table:table-cell office:value-type="float" office:value="-7.518">
                <text:p>-7.518</text:p>
              </table:table-cell>
              <table:table-cell office:value-type="float" office:value="-10.924">
                <text:p>-10.924</text:p>
              </table:table-cell>
              <table:table-cell office:value-type="float" office:value="-7.357">
                <text:p>-7.357</text:p>
              </table:table-cell>
              <table:table-cell office:value-type="float" office:value="-6.309">
                <text:p>-6.309</text:p>
              </table:table-cell>
              <table:table-cell office:value-type="float" office:value="NaN">
                <text:p>NaN</text:p>
              </table:table-cell>
              <table:table-cell office:value-type="float" office:value="-6.706">
                <text:p>-6.706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7.898">
                <text:p>-7.898</text:p>
                <draw:g>
                  <svg:desc>'sp3 CH3'.H37:'sp3 CH3'.H37 'sp3 CH3'.N37:'sp3 CH3'.N37 'sp3 CH3'.T37:'sp3 CH3'.T37 'sp3 CH3'.Z37:'sp3 CH3'.Z37 'sp3 CH3'.AF37:'sp3 CH3'.AF37 'sp3 CH3'.AL37:'sp3 CH3'.AL37 'sp3 CH3'.AR37:'sp3 CH3'.AR37 'sp3 CH3'.AX37:'sp3 CH3'.AX37 'sp3 CH3'.BD37:'sp3 CH3'.BD37 'sp3 CH3'.BJ37:'sp3 CH3'.BJ37</svg:desc>
                </draw:g>
              </table:table-cell>
              <table:table-cell office:value-type="float" office:value="-8.196">
                <text:p>-8.196</text:p>
              </table:table-cell>
              <table:table-cell office:value-type="float" office:value="-6.713">
                <text:p>-6.713</text:p>
              </table:table-cell>
              <table:table-cell office:value-type="float" office:value="-7.86">
                <text:p>-7.86</text:p>
              </table:table-cell>
              <table:table-cell office:value-type="float" office:value="-7.518">
                <text:p>-7.518</text:p>
              </table:table-cell>
              <table:table-cell office:value-type="float" office:value="-11.084">
                <text:p>-11.084</text:p>
              </table:table-cell>
              <table:table-cell office:value-type="float" office:value="-7.113">
                <text:p>-7.113</text:p>
              </table:table-cell>
              <table:table-cell office:value-type="float" office:value="-5.962">
                <text:p>-5.962</text:p>
              </table:table-cell>
              <table:table-cell office:value-type="float" office:value="NaN">
                <text:p>NaN</text:p>
              </table:table-cell>
              <table:table-cell office:value-type="float" office:value="-6.549">
                <text:p>-6.5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PBE0 IE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34:'sp3 CH3'.H34 'sp3 CH3'.N34:'sp3 CH3'.N34 'sp3 CH3'.T34:'sp3 CH3'.T34 'sp3 CH3'.Z34:'sp3 CH3'.Z34 'sp3 CH3'.AF34:'sp3 CH3'.AF34 'sp3 CH3'.AL34:'sp3 CH3'.AL34 'sp3 CH3'.AR34:'sp3 CH3'.AR34 'sp3 CH3'.AX34:'sp3 CH3'.AX34 'sp3 CH3'.BD34:'sp3 CH3'.BD34 'sp3 CH3'.BJ34:'sp3 CH3'.BJ34 'sp3 CH3'.D1:'sp3 CH3'.D1 'sp3 CH3'.H45:'sp3 CH3'.H45 'sp3 CH3'.N45:'sp3 CH3'.N45 'sp3 CH3'.T45:'sp3 CH3'.T45 'sp3 CH3'.Z45:'sp3 CH3'.Z45 'sp3 CH3'.AF45:'sp3 CH3'.AF45 'sp3 CH3'.AL45:'sp3 CH3'.AL45 'sp3 CH3'.AR45:'sp3 CH3'.AR45 'sp3 CH3'.AX45:'sp3 CH3'.AX45 'sp3 CH3'.BD45:'sp3 CH3'.BD45 'sp3 CH3'.BJ45:'sp3 CH3'.BJ45" chart:data-source-has-labels="column" svg:x="1.331cm" svg:y="1.275cm" svg:width="11.874cm" svg:height="7.545cm">
          <chartooo:coordinate-region svg:x="1.952cm" svg:y="1.475cm" svg:width="11.253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34:'sp3 CH3'.H34 'sp3 CH3'.N34:'sp3 CH3'.N34 'sp3 CH3'.T34:'sp3 CH3'.T34 'sp3 CH3'.Z34:'sp3 CH3'.Z34 'sp3 CH3'.AF34:'sp3 CH3'.AF34 'sp3 CH3'.AL34:'sp3 CH3'.AL34 'sp3 CH3'.AR34:'sp3 CH3'.AR34 'sp3 CH3'.AX34:'sp3 CH3'.AX34 'sp3 CH3'.BD34:'sp3 CH3'.BD34 'sp3 CH3'.BJ34:'sp3 CH3'.BJ34" chart:label-cell-address="'sp3 CH3'.B1:'sp3 CH3'.B1" chart:class="chart:bar">
            <chart:data-point chart:repeated="10"/>
          </chart:series>
          <chart:series chart:style-name="ch10" chart:values-cell-range-address="'sp3 CH3'.H45:'sp3 CH3'.H45 'sp3 CH3'.N45:'sp3 CH3'.N45 'sp3 CH3'.T45:'sp3 CH3'.T45 'sp3 CH3'.Z45:'sp3 CH3'.Z45 'sp3 CH3'.AF45:'sp3 CH3'.AF45 'sp3 CH3'.AL45:'sp3 CH3'.AL45 'sp3 CH3'.AR45:'sp3 CH3'.AR45 'sp3 CH3'.AX45:'sp3 CH3'.AX45 'sp3 CH3'.BD45:'sp3 CH3'.BD45 'sp3 CH3'.BJ45:'sp3 CH3'.BJ45" chart:label-cell-address="'sp3 CH3'.D1:'sp3 CH3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3.0575413450342">
                <text:p>13.0575413450342</text:p>
                <draw:g>
                  <svg:desc>'sp3 CH3'.H34:'sp3 CH3'.H34 'sp3 CH3'.N34:'sp3 CH3'.N34 'sp3 CH3'.T34:'sp3 CH3'.T34 'sp3 CH3'.Z34:'sp3 CH3'.Z34 'sp3 CH3'.AF34:'sp3 CH3'.AF34 'sp3 CH3'.AL34:'sp3 CH3'.AL34 'sp3 CH3'.AR34:'sp3 CH3'.AR34 'sp3 CH3'.AX34:'sp3 CH3'.AX34 'sp3 CH3'.BD34:'sp3 CH3'.BD34 'sp3 CH3'.BJ34:'sp3 CH3'.BJ34</svg:desc>
                </draw:g>
              </table:table-cell>
              <table:table-cell office:value-type="float" office:value="10.6980873196776">
                <text:p>10.6980873196776</text:p>
              </table:table-cell>
              <table:table-cell office:value-type="float" office:value="9.37552192788368">
                <text:p>9.37552192788368</text:p>
              </table:table-cell>
              <table:table-cell office:value-type="float" office:value="10.6491911393321">
                <text:p>10.6491911393321</text:p>
              </table:table-cell>
              <table:table-cell office:value-type="float" office:value="9.23267412600929">
                <text:p>9.23267412600929</text:p>
              </table:table-cell>
              <table:table-cell office:value-type="float" office:value="14.1982449724334">
                <text:p>14.1982449724334</text:p>
              </table:table-cell>
              <table:table-cell office:value-type="float" office:value="10.0762818854293">
                <text:p>10.0762818854293</text:p>
              </table:table-cell>
              <table:table-cell office:value-type="float" office:value="8.4792418868767">
                <text:p>8.4792418868767</text:p>
              </table:table-cell>
              <table:table-cell office:value-type="float" office:value="0">
                <text:p>0</text:p>
              </table:table-cell>
              <table:table-cell office:value-type="float" office:value="8.94608668791245">
                <text:p>8.94608668791245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9.65147113861599">
                <text:p>9.65147113861599</text:p>
                <draw:g>
                  <svg:desc>'sp3 CH3'.H45:'sp3 CH3'.H45 'sp3 CH3'.N45:'sp3 CH3'.N45 'sp3 CH3'.T45:'sp3 CH3'.T45 'sp3 CH3'.Z45:'sp3 CH3'.Z45 'sp3 CH3'.AF45:'sp3 CH3'.AF45 'sp3 CH3'.AL45:'sp3 CH3'.AL45 'sp3 CH3'.AR45:'sp3 CH3'.AR45 'sp3 CH3'.AX45:'sp3 CH3'.AX45 'sp3 CH3'.BD45:'sp3 CH3'.BD45 'sp3 CH3'.BJ45:'sp3 CH3'.BJ45</svg:desc>
                </draw:g>
              </table:table-cell>
              <table:table-cell office:value-type="float" office:value="13.6071238436597">
                <text:p>13.6071238436597</text:p>
              </table:table-cell>
              <table:table-cell office:value-type="float" office:value="9.83133041722531">
                <text:p>9.83133041722531</text:p>
              </table:table-cell>
              <table:table-cell office:value-type="float" office:value="10.7661784596313">
                <text:p>10.7661784596313</text:p>
              </table:table-cell>
              <table:table-cell office:value-type="float" office:value="9.27733246873613">
                <text:p>9.27733246873613</text:p>
              </table:table-cell>
              <table:table-cell office:value-type="float" office:value="15.4432805773227">
                <text:p>15.4432805773227</text:p>
              </table:table-cell>
              <table:table-cell office:value-type="float" office:value="10.1330599058814">
                <text:p>10.1330599058814</text:p>
              </table:table-cell>
              <table:table-cell office:value-type="float" office:value="8.44973536631397">
                <text:p>8.44973536631397</text:p>
              </table:table-cell>
              <table:table-cell office:value-type="float" office:value="0">
                <text:p>0</text:p>
              </table:table-cell>
              <table:table-cell office:value-type="float" office:value="8.83040818894368">
                <text:p>8.830408188943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94cm" svg:y="0.316cm" chart:style-name="ch2">
          <text:p>PBE0 TDDFT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32:'sp3 CH3'.H32 'sp3 CH3'.N32:'sp3 CH3'.N32 'sp3 CH3'.T32:'sp3 CH3'.T32 'sp3 CH3'.Z32:'sp3 CH3'.Z32 'sp3 CH3'.AF32:'sp3 CH3'.AF32 'sp3 CH3'.AL32:'sp3 CH3'.AL32 'sp3 CH3'.AR32:'sp3 CH3'.AR32 'sp3 CH3'.AX32:'sp3 CH3'.AX32 'sp3 CH3'.BD32:'sp3 CH3'.BD32 'sp3 CH3'.BJ32:'sp3 CH3'.BJ32 'sp3 CH3'.D1:'sp3 CH3'.D1 'sp3 CH3'.H42:'sp3 CH3'.H42 'sp3 CH3'.N42:'sp3 CH3'.N42 'sp3 CH3'.T42:'sp3 CH3'.T42 'sp3 CH3'.Z42:'sp3 CH3'.Z42 'sp3 CH3'.AF42:'sp3 CH3'.AF42 'sp3 CH3'.AL42:'sp3 CH3'.AL42 'sp3 CH3'.AR42:'sp3 CH3'.AR42 'sp3 CH3'.AX42:'sp3 CH3'.AX42 'sp3 CH3'.BD42:'sp3 CH3'.BD42 'sp3 CH3'.BJ42:'sp3 CH3'.BJ42" chart:data-source-has-labels="column" svg:x="1.331cm" svg:y="1.275cm" svg:width="11.874cm" svg:height="7.545cm">
          <chartooo:coordinate-region svg:x="1.952cm" svg:y="1.475cm" svg:width="11.253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32:'sp3 CH3'.H32 'sp3 CH3'.N32:'sp3 CH3'.N32 'sp3 CH3'.T32:'sp3 CH3'.T32 'sp3 CH3'.Z32:'sp3 CH3'.Z32 'sp3 CH3'.AF32:'sp3 CH3'.AF32 'sp3 CH3'.AL32:'sp3 CH3'.AL32 'sp3 CH3'.AR32:'sp3 CH3'.AR32 'sp3 CH3'.AX32:'sp3 CH3'.AX32 'sp3 CH3'.BD32:'sp3 CH3'.BD32 'sp3 CH3'.BJ32:'sp3 CH3'.BJ32" chart:label-cell-address="'sp3 CH3'.B1:'sp3 CH3'.B1" chart:class="chart:bar">
            <chart:data-point chart:repeated="10"/>
          </chart:series>
          <chart:series chart:style-name="ch10" chart:values-cell-range-address="'sp3 CH3'.H42:'sp3 CH3'.H42 'sp3 CH3'.N42:'sp3 CH3'.N42 'sp3 CH3'.T42:'sp3 CH3'.T42 'sp3 CH3'.Z42:'sp3 CH3'.Z42 'sp3 CH3'.AF42:'sp3 CH3'.AF42 'sp3 CH3'.AL42:'sp3 CH3'.AL42 'sp3 CH3'.AR42:'sp3 CH3'.AR42 'sp3 CH3'.AX42:'sp3 CH3'.AX42 'sp3 CH3'.BD42:'sp3 CH3'.BD42 'sp3 CH3'.BJ42:'sp3 CH3'.BJ42" chart:label-cell-address="'sp3 CH3'.D1:'sp3 CH3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9.52704159162076">
                <text:p>9.52704159162076</text:p>
                <draw:g>
                  <svg:desc>'sp3 CH3'.H32:'sp3 CH3'.H32 'sp3 CH3'.N32:'sp3 CH3'.N32 'sp3 CH3'.T32:'sp3 CH3'.T32 'sp3 CH3'.Z32:'sp3 CH3'.Z32 'sp3 CH3'.AF32:'sp3 CH3'.AF32 'sp3 CH3'.AL32:'sp3 CH3'.AL32 'sp3 CH3'.AR32:'sp3 CH3'.AR32 'sp3 CH3'.AX32:'sp3 CH3'.AX32 'sp3 CH3'.BD32:'sp3 CH3'.BD32 'sp3 CH3'.BJ32:'sp3 CH3'.BJ32</svg:desc>
                </draw:g>
              </table:table-cell>
              <table:table-cell office:value-type="float" office:value="6.99754526279379">
                <text:p>6.99754526279379</text:p>
              </table:table-cell>
              <table:table-cell office:value-type="float" office:value="6.23708743282447">
                <text:p>6.23708743282447</text:p>
              </table:table-cell>
              <table:table-cell office:value-type="float" office:value="5.42268584982107">
                <text:p>5.42268584982107</text:p>
              </table:table-cell>
              <table:table-cell office:value-type="float" office:value="3.3689099116827">
                <text:p>3.3689099116827</text:p>
              </table:table-cell>
              <table:table-cell office:value-type="float" office:value="11.0803571891848">
                <text:p>11.0803571891848</text:p>
              </table:table-cell>
              <table:table-cell office:value-type="float" office:value="3.59477321542428">
                <text:p>3.59477321542428</text:p>
              </table:table-cell>
              <table:table-cell office:value-type="float" office:value="5.69268537891162">
                <text:p>5.69268537891162</text:p>
              </table:table-cell>
              <table:table-cell office:value-type="float" office:value="0">
                <text:p>0</text:p>
              </table:table-cell>
              <table:table-cell office:value-type="float" office:value="5.31184007569861">
                <text:p>5.31184007569861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0">
                <text:p>0</text:p>
                <draw:g>
                  <svg:desc>'sp3 CH3'.H42:'sp3 CH3'.H42 'sp3 CH3'.N42:'sp3 CH3'.N42 'sp3 CH3'.T42:'sp3 CH3'.T42 'sp3 CH3'.Z42:'sp3 CH3'.Z42 'sp3 CH3'.AF42:'sp3 CH3'.AF42 'sp3 CH3'.AL42:'sp3 CH3'.AL42 'sp3 CH3'.AR42:'sp3 CH3'.AR42 'sp3 CH3'.AX42:'sp3 CH3'.AX42 'sp3 CH3'.BD42:'sp3 CH3'.BD42 'sp3 CH3'.BJ42:'sp3 CH3'.BJ42</svg:desc>
                </draw:g>
              </table:table-cell>
              <table:table-cell office:value-type="float" office:value="7.53598361794206">
                <text:p>7.53598361794206</text:p>
              </table:table-cell>
              <table:table-cell office:value-type="float" office:value="6.42030172819162">
                <text:p>6.42030172819162</text:p>
              </table:table-cell>
              <table:table-cell office:value-type="float" office:value="4.99200474234918">
                <text:p>4.99200474234918</text:p>
              </table:table-cell>
              <table:table-cell office:value-type="float" office:value="3.80407409963292">
                <text:p>3.80407409963292</text:p>
              </table:table-cell>
              <table:table-cell office:value-type="float" office:value="9.99743700696669">
                <text:p>9.99743700696669</text:p>
              </table:table-cell>
              <table:table-cell office:value-type="float" office:value="3.31327545047102">
                <text:p>3.31327545047102</text:p>
              </table:table-cell>
              <table:table-cell office:value-type="float" office:value="4.70299139401246">
                <text:p>4.70299139401246</text:p>
              </table:table-cell>
              <table:table-cell office:value-type="float" office:value="0">
                <text:p>0</text:p>
              </table:table-cell>
              <table:table-cell office:value-type="float" office:value="4.5863957319279">
                <text:p>4.586395731927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6:'sp3 CH3'.H6 'sp3 CH3'.N6:'sp3 CH3'.N6 'sp3 CH3'.T6:'sp3 CH3'.T6 'sp3 CH3'.Z6:'sp3 CH3'.Z6 'sp3 CH3'.AF6:'sp3 CH3'.AF6 'sp3 CH3'.AL6:'sp3 CH3'.AL6 'sp3 CH3'.D1:'sp3 CH3'.D1 'sp3 CH3'.H15:'sp3 CH3'.H15 'sp3 CH3'.N15:'sp3 CH3'.N15 'sp3 CH3'.T15:'sp3 CH3'.T15 'sp3 CH3'.Z15:'sp3 CH3'.Z15 'sp3 CH3'.AF15:'sp3 CH3'.AF15 'sp3 CH3'.AL15:'sp3 CH3'.AL15" chart:data-source-has-labels="both" svg:x="1.331cm" svg:y="1.275cm" svg:width="11.874cm" svg:height="7.545cm">
          <chartooo:coordinate-region svg:x="2.058cm" svg:y="1.474cm" svg:width="11.147cm" svg:height="6.849cm"/>
          <chart:axis chart:dimension="x" chart:name="primary-x" chart:style-name="ch5" chartooo:axis-type="auto">
            <chartooo:date-scale/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6:'sp3 CH3'.H6 'sp3 CH3'.N6:'sp3 CH3'.N6 'sp3 CH3'.T6:'sp3 CH3'.T6 'sp3 CH3'.Z6:'sp3 CH3'.Z6 'sp3 CH3'.AF6:'sp3 CH3'.AF6 'sp3 CH3'.AL6:'sp3 CH3'.AL6" chart:label-cell-address="'sp3 CH3'.B1:'sp3 CH3'.B1" chart:class="chart:bar">
            <chart:data-point chart:repeated="6"/>
          </chart:series>
          <chart:series chart:style-name="ch10" chart:values-cell-range-address="'sp3 CH3'.H15:'sp3 CH3'.H15 'sp3 CH3'.N15:'sp3 CH3'.N15 'sp3 CH3'.T15:'sp3 CH3'.T15 'sp3 CH3'.Z15:'sp3 CH3'.Z15 'sp3 CH3'.AF15:'sp3 CH3'.AF15 'sp3 CH3'.AL15:'sp3 CH3'.AL15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-13.284">
                <text:p>-13.284</text:p>
                <draw:g>
                  <svg:desc>'sp3 CH3'.H6:'sp3 CH3'.H6 'sp3 CH3'.N6:'sp3 CH3'.N6 'sp3 CH3'.T6:'sp3 CH3'.T6 'sp3 CH3'.Z6:'sp3 CH3'.Z6 'sp3 CH3'.AF6:'sp3 CH3'.AF6 'sp3 CH3'.AL6:'sp3 CH3'.AL6</svg:desc>
                </draw:g>
              </table:table-cell>
              <table:table-cell office:value-type="float" office:value="-12.146">
                <text:p>-12.146</text:p>
              </table:table-cell>
              <table:table-cell office:value-type="float" office:value="-10.45">
                <text:p>-10.45</text:p>
              </table:table-cell>
              <table:table-cell office:value-type="float" office:value="-12.369">
                <text:p>-12.369</text:p>
              </table:table-cell>
              <table:table-cell office:value-type="float" office:value="-9.78">
                <text:p>-9.78</text:p>
              </table:table-cell>
              <table:table-cell office:value-type="float" office:value="-14.892">
                <text:p>-14.892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13.911">
                <text:p>-13.911</text:p>
                <draw:g>
                  <svg:desc>'sp3 CH3'.H15:'sp3 CH3'.H15 'sp3 CH3'.N15:'sp3 CH3'.N15 'sp3 CH3'.T15:'sp3 CH3'.T15 'sp3 CH3'.Z15:'sp3 CH3'.Z15 'sp3 CH3'.AF15:'sp3 CH3'.AF15 'sp3 CH3'.AL15:'sp3 CH3'.AL15</svg:desc>
                </draw:g>
              </table:table-cell>
              <table:table-cell office:value-type="float" office:value="-12.903">
                <text:p>-12.903</text:p>
              </table:table-cell>
              <table:table-cell office:value-type="float" office:value="-10.621">
                <text:p>-10.621</text:p>
              </table:table-cell>
              <table:table-cell office:value-type="float" office:value="-12.157">
                <text:p>-12.157</text:p>
              </table:table-cell>
              <table:table-cell office:value-type="float" office:value="-9.744">
                <text:p>-9.744</text:p>
              </table:table-cell>
              <table:table-cell office:value-type="float" office:value="-15.074">
                <text:p>-15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H12:'sp3 CH3'.H12 'sp3 CH3'.N12:'sp3 CH3'.N12 'sp3 CH3'.T12:'sp3 CH3'.T12 'sp3 CH3'.Z12:'sp3 CH3'.Z12 'sp3 CH3'.AF12:'sp3 CH3'.AF12 'sp3 CH3'.AL12:'sp3 CH3'.AL12 'sp3 CH3'.D1:'sp3 CH3'.D1 'sp3 CH3'.H23:'sp3 CH3'.H23 'sp3 CH3'.N23:'sp3 CH3'.N23 'sp3 CH3'.T23:'sp3 CH3'.T23 'sp3 CH3'.Z23:'sp3 CH3'.Z23 'sp3 CH3'.AF23:'sp3 CH3'.AF23 'sp3 CH3'.AL23:'sp3 CH3'.AL23" chart:data-source-has-labels="both" svg:x="1.331cm" svg:y="1.275cm" svg:width="11.874cm" svg:height="7.545cm">
          <chartooo:coordinate-region svg:x="1.952cm" svg:y="1.474cm" svg:width="11.253cm" svg:height="6.699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12:'sp3 CH3'.H12 'sp3 CH3'.N12:'sp3 CH3'.N12 'sp3 CH3'.T12:'sp3 CH3'.T12 'sp3 CH3'.Z12:'sp3 CH3'.Z12 'sp3 CH3'.AF12:'sp3 CH3'.AF12 'sp3 CH3'.AL12:'sp3 CH3'.AL12" chart:label-cell-address="'sp3 CH3'.B1:'sp3 CH3'.B1" chart:class="chart:bar">
            <chart:data-point chart:repeated="6"/>
            <loext:propertry-mapping loext:property="BorderColor" loext:cell-range-address="'sp3 CH3'.B1:'sp3 CH3'.B1"/>
          </chart:series>
          <chart:series chart:style-name="ch10" chart:values-cell-range-address="'sp3 CH3'.H23:'sp3 CH3'.H23 'sp3 CH3'.N23:'sp3 CH3'.N23 'sp3 CH3'.T23:'sp3 CH3'.T23 'sp3 CH3'.Z23:'sp3 CH3'.Z23 'sp3 CH3'.AF23:'sp3 CH3'.AF23 'sp3 CH3'.AL23:'sp3 CH3'.AL23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string">
                <text:p/>
              </table:table-cell>
              <table:table-cell office:value-type="string">
                <text:p>Pseudo</text:p>
                <draw:g>
                  <svg:desc>'sp3 CH3'.D1:'sp3 CH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float" office:value="12.1503298078673">
                <text:p>12.1503298078673</text:p>
                <draw:g>
                  <svg:desc>'sp3 CH3'.H12:'sp3 CH3'.H12 'sp3 CH3'.N12:'sp3 CH3'.N12 'sp3 CH3'.T12:'sp3 CH3'.T12 'sp3 CH3'.Z12:'sp3 CH3'.Z12 'sp3 CH3'.AF12:'sp3 CH3'.AF12 'sp3 CH3'.AL12:'sp3 CH3'.AL12</svg:desc>
                </draw:g>
              </table:table-cell>
              <table:table-cell office:value-type="float" office:value="NaN">
                <text:p>NaN</text:p>
                <draw:g>
                  <svg:desc>'sp3 CH3'.B1:'sp3 CH3'.B1</svg:desc>
                </draw:g>
              </table:table-cell>
              <table:table-cell office:value-type="float" office:value="12.4855542332503">
                <text:p>12.4855542332503</text:p>
                <draw:g>
                  <svg:desc>'sp3 CH3'.H23:'sp3 CH3'.H23 'sp3 CH3'.N23:'sp3 CH3'.N23 'sp3 CH3'.T23:'sp3 CH3'.T23 'sp3 CH3'.Z23:'sp3 CH3'.Z23 'sp3 CH3'.AF23:'sp3 CH3'.AF23 'sp3 CH3'.AL23:'sp3 CH3'.AL23</svg:desc>
                </draw:g>
              </table:table-cell>
            </table:table-row>
            <table:table-row>
              <table:table-cell office:value-type="string">
                <text:p>Methanol</text:p>
              </table:table-cell>
              <table:table-cell office:value-type="float" office:value="9.79628390096018">
                <text:p>9.79628390096018</text:p>
              </table:table-cell>
              <table:table-cell office:value-type="float" office:value="NaN">
                <text:p>NaN</text:p>
              </table:table-cell>
              <table:table-cell office:value-type="float" office:value="12.3452551647525">
                <text:p>12.3452551647525</text:p>
              </table:table-cell>
            </table:table-row>
            <table:table-row>
              <table:table-cell office:value-type="string">
                <text:p>Methylamine</text:p>
              </table:table-cell>
              <table:table-cell office:value-type="float" office:value="8.28986550272997">
                <text:p>8.28986550272997</text:p>
              </table:table-cell>
              <table:table-cell office:value-type="float" office:value="NaN">
                <text:p>NaN</text:p>
              </table:table-cell>
              <table:table-cell office:value-type="float" office:value="8.51221870523644">
                <text:p>8.51221870523644</text:p>
              </table:table-cell>
            </table:table-row>
            <table:table-row>
              <table:table-cell office:value-type="string">
                <text:p>Acetic Acid</text:p>
              </table:table-cell>
              <table:table-cell office:value-type="float" office:value="9.57997595242274">
                <text:p>9.57997595242274</text:p>
              </table:table-cell>
              <table:table-cell office:value-type="float" office:value="NaN">
                <text:p>NaN</text:p>
              </table:table-cell>
              <table:table-cell office:value-type="float" office:value="9.47327842669269">
                <text:p>9.47327842669269</text:p>
              </table:table-cell>
            </table:table-row>
            <table:table-row>
              <table:table-cell office:value-type="string">
                <text:p>Aspirin</text:p>
              </table:table-cell>
              <table:table-cell office:value-type="float" office:value="9.49181630755597">
                <text:p>9.49181630755597</text:p>
              </table:table-cell>
              <table:table-cell office:value-type="float" office:value="NaN">
                <text:p>NaN</text:p>
              </table:table-cell>
              <table:table-cell office:value-type="float" office:value="9.4379774050706">
                <text:p>9.4379774050706</text:p>
              </table:table-cell>
            </table:table-row>
            <table:table-row>
              <table:table-cell office:value-type="string">
                <text:p>Methane</text:p>
              </table:table-cell>
              <table:table-cell office:value-type="float" office:value="13.4862998269913">
                <text:p>13.4862998269913</text:p>
              </table:table-cell>
              <table:table-cell office:value-type="float" office:value="NaN">
                <text:p>NaN</text:p>
              </table:table-cell>
              <table:table-cell office:value-type="float" office:value="14.4124421665288">
                <text:p>14.412442166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08cm" svg:height="9cm" xlink:href=".." xlink:type="simple" chart:class="chart:bar" chart:style-name="ch1">
        <chart:title svg:x="7.112cm" svg:y="0.316cm" chart:style-name="ch2">
          <text:p>HF TDDFT</text:p>
        </chart:title>
        <chart:legend chart:legend-position="end" svg:x="14.033cm" svg:y="3.952cm" style:legend-expansion="high" chart:style-name="ch3"/>
        <chart:plot-area chart:style-name="ch4" table:cell-range-address="'sp3 CH3'.E5:'sp3 CH3'.E5 'sp3 CH3'.K5:'sp3 CH3'.K5 'sp3 CH3'.Q5:'sp3 CH3'.Q5 'sp3 CH3'.W5:'sp3 CH3'.W5 'sp3 CH3'.AC5:'sp3 CH3'.AC5 'sp3 CH3'.AI5:'sp3 CH3'.AI5 'sp3 CH3'.B1:'sp3 CH3'.B1 'sp3 CH3'.G10:'sp3 CH3'.G10 'sp3 CH3'.M10:'sp3 CH3'.M10 'sp3 CH3'.S10:'sp3 CH3'.S10 'sp3 CH3'.Y10:'sp3 CH3'.Y10 'sp3 CH3'.AE10:'sp3 CH3'.AE10 'sp3 CH3'.AK10:'sp3 CH3'.AK10 'sp3 CH3'.D1:'sp3 CH3'.D1 'sp3 CH3'.G20:'sp3 CH3'.G20 'sp3 CH3'.M20:'sp3 CH3'.M20 'sp3 CH3'.S20:'sp3 CH3'.S20 'sp3 CH3'.Y20:'sp3 CH3'.Y20 'sp3 CH3'.AE20:'sp3 CH3'.AE20 'sp3 CH3'.AK20:'sp3 CH3'.AK20" chart:data-source-has-labels="both" svg:x="1.341cm" svg:y="1.275cm" svg:width="12.362cm" svg:height="7.545cm">
          <chartooo:coordinate-region svg:x="2.253cm" svg:y="1.475cm" svg:width="11.45cm" svg:height="6.698cm"/>
          <chart:axis chart:dimension="x" chart:name="primary-x" chart:style-name="ch5" chartooo:axis-type="text">
            <chart:categories table:cell-range-address="'sp3 CH3'.E5:'sp3 CH3'.E5 'sp3 CH3'.K5:'sp3 CH3'.K5 'sp3 CH3'.Q5:'sp3 CH3'.Q5 'sp3 CH3'.W5:'sp3 CH3'.W5 'sp3 CH3'.AC5:'sp3 CH3'.AC5 'sp3 CH3'.AI5:'sp3 CH3'.AI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G10:'sp3 CH3'.G10 'sp3 CH3'.M10:'sp3 CH3'.M10 'sp3 CH3'.S10:'sp3 CH3'.S10 'sp3 CH3'.Y10:'sp3 CH3'.Y10 'sp3 CH3'.AE10:'sp3 CH3'.AE10 'sp3 CH3'.AK10:'sp3 CH3'.AK10" chart:label-cell-address="'sp3 CH3'.B1:'sp3 CH3'.B1" chart:class="chart:bar">
            <chart:data-point chart:repeated="6"/>
          </chart:series>
          <chart:series chart:style-name="ch10" chart:values-cell-range-address="'sp3 CH3'.G20:'sp3 CH3'.G20 'sp3 CH3'.M20:'sp3 CH3'.M20 'sp3 CH3'.S20:'sp3 CH3'.S20 'sp3 CH3'.Y20:'sp3 CH3'.Y20 'sp3 CH3'.AE20:'sp3 CH3'.AE20 'sp3 CH3'.AK20:'sp3 CH3'.AK20" chart:label-cell-address="'sp3 CH3'.D1:'sp3 CH3'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hane</text:p>
                <draw:g>
                  <svg:desc>'sp3 CH3'.E5:'sp3 CH3'.E5 'sp3 CH3'.K5:'sp3 CH3'.K5 'sp3 CH3'.Q5:'sp3 CH3'.Q5 'sp3 CH3'.W5:'sp3 CH3'.W5 'sp3 CH3'.AC5:'sp3 CH3'.AC5 'sp3 CH3'.AI5:'sp3 CH3'.AI5</svg:desc>
                </draw:g>
              </table:table-cell>
              <table:table-cell office:value-type="string">
                <text:p>Methanol</text:p>
              </table:table-cell>
              <table:table-cell office:value-type="string">
                <text:p>Methylamine</text:p>
              </table:table-cell>
              <table:table-cell office:value-type="string">
                <text:p>Acetic Acid</text:p>
              </table:table-cell>
              <table:table-cell office:value-type="string">
                <text:p>Aspirin</text:p>
              </table:table-cell>
              <table:table-cell office:value-type="string">
                <text:p>Metha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0.378210651247436">
                <text:p>0.378210651247436</text:p>
                <draw:g>
                  <svg:desc>'sp3 CH3'.G10:'sp3 CH3'.G10 'sp3 CH3'.M10:'sp3 CH3'.M10 'sp3 CH3'.S10:'sp3 CH3'.S10 'sp3 CH3'.Y10:'sp3 CH3'.Y10 'sp3 CH3'.AE10:'sp3 CH3'.AE10 'sp3 CH3'.AK10:'sp3 CH3'.AK10</svg:desc>
                </draw:g>
              </table:table-cell>
              <table:table-cell office:value-type="float" office:value="0.309122361903688">
                <text:p>0.309122361903688</text:p>
              </table:table-cell>
              <table:table-cell office:value-type="float" office:value="0.272516349960189">
                <text:p>0.272516349960189</text:p>
              </table:table-cell>
              <table:table-cell office:value-type="float" office:value="0.238281750588106">
                <text:p>0.238281750588106</text:p>
              </table:table-cell>
              <table:table-cell office:value-type="float" office:value="0.123805163669004">
                <text:p>0.123805163669004</text:p>
              </table:table-cell>
              <table:table-cell office:value-type="float" office:value="0.411958197062924">
                <text:p>0.411958197062924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0.392906656579651">
                <text:p>0.392906656579651</text:p>
                <draw:g>
                  <svg:desc>'sp3 CH3'.G20:'sp3 CH3'.G20 'sp3 CH3'.M20:'sp3 CH3'.M20 'sp3 CH3'.S20:'sp3 CH3'.S20 'sp3 CH3'.Y20:'sp3 CH3'.Y20 'sp3 CH3'.AE20:'sp3 CH3'.AE20 'sp3 CH3'.AK20:'sp3 CH3'.AK20</svg:desc>
                </draw:g>
              </table:table-cell>
              <table:table-cell office:value-type="float" office:value="0.314986591819849">
                <text:p>0.314986591819849</text:p>
              </table:table-cell>
              <table:table-cell office:value-type="float" office:value="0.255943104067436">
                <text:p>0.255943104067436</text:p>
              </table:table-cell>
              <table:table-cell office:value-type="float" office:value="0.218457133205118">
                <text:p>0.218457133205118</text:p>
              </table:table-cell>
              <table:table-cell office:value-type="float" office:value="0.124393020389931">
                <text:p>0.124393020389931</text:p>
              </table:table-cell>
              <table:table-cell office:value-type="float" office:value="0.388679884244521">
                <text:p>0.388679884244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HF TDDF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0:'sp3 CH2'.I10 'sp3 CH2'.O10:'sp3 CH2'.O10 'sp3 CH2'.U10:'sp3 CH2'.U10 'sp3 CH2'.AA10:'sp3 CH2'.AA10 'sp3 CH2'.AG10:'sp3 CH2'.AG10 'sp3 CH2'.AM10:'sp3 CH2'.AM10 'sp3 CH2'.AS10:'sp3 CH2'.AS10 'sp3 CH2'.D1:'sp3 CH2'.D1 'sp3 CH2'.I20:'sp3 CH2'.I20 'sp3 CH2'.O20:'sp3 CH2'.O20 'sp3 CH2'.U20:'sp3 CH2'.U20 'sp3 CH2'.AA20:'sp3 CH2'.AA20 'sp3 CH2'.AG20:'sp3 CH2'.AG20 'sp3 CH2'.AM20:'sp3 CH2'.AM20 'sp3 CH2'.AS20:'sp3 CH2'.AS20" chart:data-source-has-labels="both" svg:x="1.331cm" svg:y="1.275cm" svg:width="11.874cm" svg:height="7.545cm">
          <chartooo:coordinate-region svg:x="1.952cm" svg:y="1.275cm" svg:width="11.253cm" svg:height="4.943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0:'sp3 CH2'.I10 'sp3 CH2'.O10:'sp3 CH2'.O10 'sp3 CH2'.U10:'sp3 CH2'.U10 'sp3 CH2'.AA10:'sp3 CH2'.AA10 'sp3 CH2'.AG10:'sp3 CH2'.AG10 'sp3 CH2'.AM10:'sp3 CH2'.AM10 'sp3 CH2'.AS10:'sp3 CH2'.AS10" chart:label-cell-address="'sp3 CH2'.B1:'sp3 CH2'.B1" chart:class="chart:bar">
            <chart:data-point chart:repeated="7"/>
          </chart:series>
          <chart:series chart:style-name="ch10" chart:values-cell-range-address="'sp3 CH2'.I20:'sp3 CH2'.I20 'sp3 CH2'.O20:'sp3 CH2'.O20 'sp3 CH2'.U20:'sp3 CH2'.U20 'sp3 CH2'.AA20:'sp3 CH2'.AA20 'sp3 CH2'.AG20:'sp3 CH2'.AG20 'sp3 CH2'.AM20:'sp3 CH2'.AM20 'sp3 CH2'.AS20:'sp3 CH2'.AS20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209952898206">
                <text:p>11.209952898206</text:p>
                <draw:g>
                  <svg:desc>'sp3 CH2'.I10:'sp3 CH2'.I10 'sp3 CH2'.O10:'sp3 CH2'.O10 'sp3 CH2'.U10:'sp3 CH2'.U10 'sp3 CH2'.AA10:'sp3 CH2'.AA10 'sp3 CH2'.AG10:'sp3 CH2'.AG10 'sp3 CH2'.AM10:'sp3 CH2'.AM10 'sp3 CH2'.AS10:'sp3 CH2'.AS10</svg:desc>
                </draw:g>
              </table:table-cell>
              <table:table-cell office:value-type="float" office:value="6.39406019003093">
                <text:p>6.39406019003093</text:p>
              </table:table-cell>
              <table:table-cell office:value-type="float" office:value="10.217131972255">
                <text:p>10.217131972255</text:p>
              </table:table-cell>
              <table:table-cell office:value-type="float" office:value="8.57420333053356">
                <text:p>8.57420333053356</text:p>
              </table:table-cell>
              <table:table-cell office:value-type="float" office:value="7.55655502459187">
                <text:p>7.55655502459187</text:p>
              </table:table-cell>
              <table:table-cell office:value-type="float" office:value="4.27822160394227">
                <text:p>4.27822160394227</text:p>
              </table:table-cell>
              <table:table-cell office:value-type="float" office:value="4.28781731429963">
                <text:p>4.28781731429963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7.3452027162833">
                <text:p>7.3452027162833</text:p>
                <draw:g>
                  <svg:desc>'sp3 CH2'.I20:'sp3 CH2'.I20 'sp3 CH2'.O20:'sp3 CH2'.O20 'sp3 CH2'.U20:'sp3 CH2'.U20 'sp3 CH2'.AA20:'sp3 CH2'.AA20 'sp3 CH2'.AG20:'sp3 CH2'.AG20 'sp3 CH2'.AM20:'sp3 CH2'.AM20 'sp3 CH2'.AS20:'sp3 CH2'.AS20</svg:desc>
                </draw:g>
              </table:table-cell>
              <table:table-cell office:value-type="float" office:value="6.56367140017194">
                <text:p>6.56367140017194</text:p>
              </table:table-cell>
              <table:table-cell office:value-type="float" office:value="8.61956331238671">
                <text:p>8.61956331238671</text:p>
              </table:table-cell>
              <table:table-cell office:value-type="float" office:value="7.43744688668753">
                <text:p>7.43744688668753</text:p>
              </table:table-cell>
              <table:table-cell office:value-type="float" office:value="7.01037110959494">
                <text:p>7.01037110959494</text:p>
              </table:table-cell>
              <table:table-cell office:value-type="float" office:value="4.1895311513481">
                <text:p>4.1895311513481</text:p>
              </table:table-cell>
              <table:table-cell office:value-type="float" office:value="4.51309158600342">
                <text:p>4.513091586003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HF IE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12:'sp3 CH2'.I12 'sp3 CH2'.O12:'sp3 CH2'.O12 'sp3 CH2'.U12:'sp3 CH2'.U12 'sp3 CH2'.AA12:'sp3 CH2'.AA12 'sp3 CH2'.AG12:'sp3 CH2'.AG12 'sp3 CH2'.AM12:'sp3 CH2'.AM12 'sp3 CH2'.AS12:'sp3 CH2'.AS12 'sp3 CH2'.D1:'sp3 CH2'.D1 'sp3 CH2'.I23:'sp3 CH2'.I23 'sp3 CH2'.O23:'sp3 CH2'.O23 'sp3 CH2'.U23:'sp3 CH2'.U23 'sp3 CH2'.AA23:'sp3 CH2'.AA23 'sp3 CH2'.AG23:'sp3 CH2'.AG23 'sp3 CH2'.AM23:'sp3 CH2'.AM23 'sp3 CH2'.AS23:'sp3 CH2'.AS23" chart:data-source-has-labels="both" svg:x="1.331cm" svg:y="1.275cm" svg:width="11.874cm" svg:height="7.545cm">
          <chartooo:coordinate-region svg:x="1.952cm" svg:y="1.275cm" svg:width="11.253cm" svg:height="4.944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12:'sp3 CH2'.I12 'sp3 CH2'.O12:'sp3 CH2'.O12 'sp3 CH2'.U12:'sp3 CH2'.U12 'sp3 CH2'.AA12:'sp3 CH2'.AA12 'sp3 CH2'.AG12:'sp3 CH2'.AG12 'sp3 CH2'.AM12:'sp3 CH2'.AM12 'sp3 CH2'.AS12:'sp3 CH2'.AS12" chart:label-cell-address="'sp3 CH2'.B1:'sp3 CH2'.B1" chart:class="chart:bar">
            <chart:data-point chart:repeated="7"/>
          </chart:series>
          <chart:series chart:style-name="ch10" chart:values-cell-range-address="'sp3 CH2'.I23:'sp3 CH2'.I23 'sp3 CH2'.O23:'sp3 CH2'.O23 'sp3 CH2'.U23:'sp3 CH2'.U23 'sp3 CH2'.AA23:'sp3 CH2'.AA23 'sp3 CH2'.AG23:'sp3 CH2'.AG23 'sp3 CH2'.AM23:'sp3 CH2'.AM23 'sp3 CH2'.AS23:'sp3 CH2'.AS23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3.4862998269913">
                <text:p>13.4862998269913</text:p>
                <draw:g>
                  <svg:desc>'sp3 CH2'.I12:'sp3 CH2'.I12 'sp3 CH2'.O12:'sp3 CH2'.O12 'sp3 CH2'.U12:'sp3 CH2'.U12 'sp3 CH2'.AA12:'sp3 CH2'.AA12 'sp3 CH2'.AG12:'sp3 CH2'.AG12 'sp3 CH2'.AM12:'sp3 CH2'.AM12 'sp3 CH2'.AS12:'sp3 CH2'.AS12</svg:desc>
                </draw:g>
              </table:table-cell>
              <table:table-cell office:value-type="float" office:value="10.0529507191867">
                <text:p>10.0529507191867</text:p>
              </table:table-cell>
              <table:table-cell office:value-type="float" office:value="11.5468884499259">
                <text:p>11.5468884499259</text:p>
              </table:table-cell>
              <table:table-cell office:value-type="float" office:value="9.6011214376763">
                <text:p>9.6011214376763</text:p>
              </table:table-cell>
              <table:table-cell office:value-type="float" office:value="8.14267413612222">
                <text:p>8.14267413612222</text:p>
              </table:table-cell>
              <table:table-cell office:value-type="float" office:value="9.19195775668934">
                <text:p>9.19195775668934</text:p>
              </table:table-cell>
              <table:table-cell office:value-type="float" office:value="9.16830958597958">
                <text:p>9.16830958597958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12.1418982161596">
                <text:p>12.1418982161596</text:p>
                <draw:g>
                  <svg:desc>'sp3 CH2'.I23:'sp3 CH2'.I23 'sp3 CH2'.O23:'sp3 CH2'.O23 'sp3 CH2'.U23:'sp3 CH2'.U23 'sp3 CH2'.AA23:'sp3 CH2'.AA23 'sp3 CH2'.AG23:'sp3 CH2'.AG23 'sp3 CH2'.AM23:'sp3 CH2'.AM23 'sp3 CH2'.AS23:'sp3 CH2'.AS23</svg:desc>
                </draw:g>
              </table:table-cell>
              <table:table-cell office:value-type="float" office:value="10.4349602684266">
                <text:p>10.4349602684266</text:p>
              </table:table-cell>
              <table:table-cell office:value-type="float" office:value="10.6283538230077">
                <text:p>10.6283538230077</text:p>
              </table:table-cell>
              <table:table-cell office:value-type="float" office:value="9.19621705402231">
                <text:p>9.19621705402231</text:p>
              </table:table-cell>
              <table:table-cell office:value-type="float" office:value="7.8098314252638">
                <text:p>7.8098314252638</text:p>
              </table:table-cell>
              <table:table-cell office:value-type="float" office:value="9.22437197423192">
                <text:p>9.22437197423192</text:p>
              </table:table-cell>
              <table:table-cell office:value-type="float" office:value="8.70988907584023">
                <text:p>8.709889075840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HF HOMO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6:'sp3 CH2'.I6 'sp3 CH2'.O6:'sp3 CH2'.O6 'sp3 CH2'.U6:'sp3 CH2'.U6 'sp3 CH2'.AA6:'sp3 CH2'.AA6 'sp3 CH2'.AG6:'sp3 CH2'.AG6 'sp3 CH2'.AM6:'sp3 CH2'.AM6 'sp3 CH2'.AS6:'sp3 CH2'.AS6 'sp3 CH2'.D1:'sp3 CH2'.D1 'sp3 CH2'.I15:'sp3 CH2'.I15 'sp3 CH2'.O15:'sp3 CH2'.O15 'sp3 CH2'.U15:'sp3 CH2'.U15 'sp3 CH2'.AA15:'sp3 CH2'.AA15 'sp3 CH2'.AG15:'sp3 CH2'.AG15 'sp3 CH2'.AM15:'sp3 CH2'.AM15 'sp3 CH2'.AS15:'sp3 CH2'.AS15" chart:data-source-has-labels="both" svg:x="1.331cm" svg:y="1.275cm" svg:width="11.874cm" svg:height="7.545cm">
          <chartooo:coordinate-region svg:x="2.058cm" svg:y="1.474cm" svg:width="11.147cm" svg:height="5.094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6:'sp3 CH2'.I6 'sp3 CH2'.O6:'sp3 CH2'.O6 'sp3 CH2'.U6:'sp3 CH2'.U6 'sp3 CH2'.AA6:'sp3 CH2'.AA6 'sp3 CH2'.AG6:'sp3 CH2'.AG6 'sp3 CH2'.AM6:'sp3 CH2'.AM6 'sp3 CH2'.AS6:'sp3 CH2'.AS6" chart:label-cell-address="'sp3 CH2'.B1:'sp3 CH2'.B1" chart:class="chart:bar">
            <chart:data-point chart:repeated="7"/>
          </chart:series>
          <chart:series chart:style-name="ch10" chart:values-cell-range-address="'sp3 CH2'.I15:'sp3 CH2'.I15 'sp3 CH2'.O15:'sp3 CH2'.O15 'sp3 CH2'.U15:'sp3 CH2'.U15 'sp3 CH2'.AA15:'sp3 CH2'.AA15 'sp3 CH2'.AG15:'sp3 CH2'.AG15 'sp3 CH2'.AM15:'sp3 CH2'.AM15 'sp3 CH2'.AS15:'sp3 CH2'.AS15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-14.892">
                <text:p>-14.892</text:p>
                <draw:g>
                  <svg:desc>'sp3 CH2'.I6:'sp3 CH2'.I6 'sp3 CH2'.O6:'sp3 CH2'.O6 'sp3 CH2'.U6:'sp3 CH2'.U6 'sp3 CH2'.AA6:'sp3 CH2'.AA6 'sp3 CH2'.AG6:'sp3 CH2'.AG6 'sp3 CH2'.AM6:'sp3 CH2'.AM6 'sp3 CH2'.AS6:'sp3 CH2'.AS6</svg:desc>
                </draw:g>
              </table:table-cell>
              <table:table-cell office:value-type="float" office:value="-12.78">
                <text:p>-12.78</text:p>
              </table:table-cell>
              <table:table-cell office:value-type="float" office:value="-12.82">
                <text:p>-12.82</text:p>
              </table:table-cell>
              <table:table-cell office:value-type="float" office:value="-12.001">
                <text:p>-12.001</text:p>
              </table:table-cell>
              <table:table-cell office:value-type="float" office:value="-10.417">
                <text:p>-10.417</text:p>
              </table:table-cell>
              <table:table-cell office:value-type="float" office:value="-11.543">
                <text:p>-11.543</text:p>
              </table:table-cell>
              <table:table-cell office:value-type="float" office:value="-11.029">
                <text:p>-11.029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-14.108">
                <text:p>-14.108</text:p>
                <draw:g>
                  <svg:desc>'sp3 CH2'.I15:'sp3 CH2'.I15 'sp3 CH2'.O15:'sp3 CH2'.O15 'sp3 CH2'.U15:'sp3 CH2'.U15 'sp3 CH2'.AA15:'sp3 CH2'.AA15 'sp3 CH2'.AG15:'sp3 CH2'.AG15 'sp3 CH2'.AM15:'sp3 CH2'.AM15 'sp3 CH2'.AS15:'sp3 CH2'.AS15</svg:desc>
                </draw:g>
              </table:table-cell>
              <table:table-cell office:value-type="float" office:value="-13.148">
                <text:p>-13.148</text:p>
              </table:table-cell>
              <table:table-cell office:value-type="float" office:value="-12.82">
                <text:p>-12.82</text:p>
              </table:table-cell>
              <table:table-cell office:value-type="float" office:value="-12.094">
                <text:p>-12.094</text:p>
              </table:table-cell>
              <table:table-cell office:value-type="float" office:value="-10.232">
                <text:p>-10.232</text:p>
              </table:table-cell>
              <table:table-cell office:value-type="float" office:value="-11.579">
                <text:p>-11.579</text:p>
              </table:table-cell>
              <table:table-cell office:value-type="float" office:value="-11.018">
                <text:p>-11.0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6cm" chart:style-name="ch2">
          <text:p>PBE0 D s-t</text:p>
        </chart:title>
        <chart:legend chart:legend-position="end" svg:x="13.525cm" svg:y="3.952cm" style:legend-expansion="high" chart:style-name="ch3"/>
        <chart:plot-area chart:style-name="ch4" table:cell-range-address="'sp3 CH3'.B1:'sp3 CH3'.B1 'sp3 CH3'.H31:'sp3 CH3'.H31 'sp3 CH3'.N31:'sp3 CH3'.N31 'sp3 CH3'.T31:'sp3 CH3'.T31 'sp3 CH3'.Z31:'sp3 CH3'.Z31 'sp3 CH3'.AF31:'sp3 CH3'.AF31 'sp3 CH3'.AL31:'sp3 CH3'.AL31 'sp3 CH3'.AR31:'sp3 CH3'.AR31 'sp3 CH3'.AX31:'sp3 CH3'.AX31 'sp3 CH3'.BD31:'sp3 CH3'.BD31 'sp3 CH3'.BJ31:'sp3 CH3'.BJ31 'sp3 CH3'.D1:'sp3 CH3'.D1 'sp3 CH3'.H40:'sp3 CH3'.H40 'sp3 CH3'.N40:'sp3 CH3'.N40 'sp3 CH3'.T40:'sp3 CH3'.T40 'sp3 CH3'.Z40:'sp3 CH3'.Z40 'sp3 CH3'.AF40:'sp3 CH3'.AF40 'sp3 CH3'.AL40:'sp3 CH3'.AL40 'sp3 CH3'.AR40:'sp3 CH3'.AR40 'sp3 CH3'.AX40:'sp3 CH3'.AX40 'sp3 CH3'.BD40:'sp3 CH3'.BD40 'sp3 CH3'.BJ40:'sp3 CH3'.BJ40" chart:data-source-has-labels="column" svg:x="1.331cm" svg:y="1.275cm" svg:width="11.874cm" svg:height="7.545cm">
          <chartooo:coordinate-region svg:x="1.952cm" svg:y="1.475cm" svg:width="11.253cm" svg:height="7.146cm"/>
          <chart:axis chart:dimension="x" chart:name="primary-x" chart:style-name="ch5"/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3'.H31:'sp3 CH3'.H31 'sp3 CH3'.N31:'sp3 CH3'.N31 'sp3 CH3'.T31:'sp3 CH3'.T31 'sp3 CH3'.Z31:'sp3 CH3'.Z31 'sp3 CH3'.AF31:'sp3 CH3'.AF31 'sp3 CH3'.AL31:'sp3 CH3'.AL31 'sp3 CH3'.AR31:'sp3 CH3'.AR31 'sp3 CH3'.AX31:'sp3 CH3'.AX31 'sp3 CH3'.BD31:'sp3 CH3'.BD31 'sp3 CH3'.BJ31:'sp3 CH3'.BJ31" chart:label-cell-address="'sp3 CH3'.B1:'sp3 CH3'.B1" chart:class="chart:bar">
            <chart:data-point chart:repeated="10"/>
          </chart:series>
          <chart:series chart:style-name="ch10" chart:values-cell-range-address="'sp3 CH3'.H40:'sp3 CH3'.H40 'sp3 CH3'.N40:'sp3 CH3'.N40 'sp3 CH3'.T40:'sp3 CH3'.T40 'sp3 CH3'.Z40:'sp3 CH3'.Z40 'sp3 CH3'.AF40:'sp3 CH3'.AF40 'sp3 CH3'.AL40:'sp3 CH3'.AL40 'sp3 CH3'.AR40:'sp3 CH3'.AR40 'sp3 CH3'.AX40:'sp3 CH3'.AX40 'sp3 CH3'.BD40:'sp3 CH3'.BD40 'sp3 CH3'.BJ40:'sp3 CH3'.BJ40" chart:label-cell-address="'sp3 CH3'.D1:'sp3 CH3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3'.B1:'sp3 CH3'.B1</svg:desc>
                </draw:g>
              </table:table-cell>
              <table:table-cell office:value-type="float" office:value="10.7302917701002">
                <text:p>10.7302917701002</text:p>
                <draw:g>
                  <svg:desc>'sp3 CH3'.H31:'sp3 CH3'.H31 'sp3 CH3'.N31:'sp3 CH3'.N31 'sp3 CH3'.T31:'sp3 CH3'.T31 'sp3 CH3'.Z31:'sp3 CH3'.Z31 'sp3 CH3'.AF31:'sp3 CH3'.AF31 'sp3 CH3'.AL31:'sp3 CH3'.AL31 'sp3 CH3'.AR31:'sp3 CH3'.AR31 'sp3 CH3'.AX31:'sp3 CH3'.AX31 'sp3 CH3'.BD31:'sp3 CH3'.BD31 'sp3 CH3'.BJ31:'sp3 CH3'.BJ31</svg:desc>
                </draw:g>
              </table:table-cell>
              <table:table-cell office:value-type="float" office:value="8.95672326436227">
                <text:p>8.95672326436227</text:p>
              </table:table-cell>
              <table:table-cell office:value-type="float" office:value="6.37475382127327">
                <text:p>6.37475382127327</text:p>
              </table:table-cell>
              <table:table-cell office:value-type="float" office:value="5.4447156767977">
                <text:p>5.4447156767977</text:p>
              </table:table-cell>
              <table:table-cell office:value-type="float" office:value="3.84232157983893">
                <text:p>3.84232157983893</text:p>
              </table:table-cell>
              <table:table-cell office:value-type="float" office:value="11.1321234959184">
                <text:p>11.1321234959184</text:p>
              </table:table-cell>
              <table:table-cell office:value-type="float" office:value="3.59090653705055">
                <text:p>3.59090653705055</text:p>
              </table:table-cell>
              <table:table-cell office:value-type="float" office:value="5.7249454315125">
                <text:p>5.7249454315125</text:p>
              </table:table-cell>
              <table:table-cell office:value-type="float" office:value="0">
                <text:p>0</text:p>
              </table:table-cell>
              <table:table-cell office:value-type="float" office:value="5.69236715653225">
                <text:p>5.69236715653225</text:p>
              </table:table-cell>
            </table:table-row>
            <table:table-row>
              <table:table-cell office:value-type="string">
                <text:p>Pseudo</text:p>
                <draw:g>
                  <svg:desc>'sp3 CH3'.D1:'sp3 CH3'.D1</svg:desc>
                </draw:g>
              </table:table-cell>
              <table:table-cell office:value-type="float" office:value="-0.963302685130956">
                <text:p>-0.963302685130956</text:p>
                <draw:g>
                  <svg:desc>'sp3 CH3'.H40:'sp3 CH3'.H40 'sp3 CH3'.N40:'sp3 CH3'.N40 'sp3 CH3'.T40:'sp3 CH3'.T40 'sp3 CH3'.Z40:'sp3 CH3'.Z40 'sp3 CH3'.AF40:'sp3 CH3'.AF40 'sp3 CH3'.AL40:'sp3 CH3'.AL40 'sp3 CH3'.AR40:'sp3 CH3'.AR40 'sp3 CH3'.AX40:'sp3 CH3'.AX40 'sp3 CH3'.BD40:'sp3 CH3'.BD40 'sp3 CH3'.BJ40:'sp3 CH3'.BJ40</svg:desc>
                </draw:g>
              </table:table-cell>
              <table:table-cell office:value-type="float" office:value="9.807992491675">
                <text:p>9.807992491675</text:p>
              </table:table-cell>
              <table:table-cell office:value-type="float" office:value="6.57362889429174">
                <text:p>6.57362889429174</text:p>
              </table:table-cell>
              <table:table-cell office:value-type="float" office:value="4.96993577481561">
                <text:p>4.96993577481561</text:p>
              </table:table-cell>
              <table:table-cell office:value-type="float" office:value="3.8642377676897">
                <text:p>3.8642377676897</text:p>
              </table:table-cell>
              <table:table-cell office:value-type="float" office:value="10.6559239569587">
                <text:p>10.6559239569587</text:p>
              </table:table-cell>
              <table:table-cell office:value-type="float" office:value="3.28931940747265">
                <text:p>3.28931940747265</text:p>
              </table:table-cell>
              <table:table-cell office:value-type="float" office:value="4.70549628583692">
                <text:p>4.70549628583692</text:p>
              </table:table-cell>
              <table:table-cell office:value-type="float" office:value="0">
                <text:p>0</text:p>
              </table:table-cell>
              <table:table-cell office:value-type="float" office:value="5.18040881338582">
                <text:p>5.180408813385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53cm" svg:y="0.316cm" chart:style-name="ch2">
          <text:p>HF delta s-t</text:p>
        </chart:title>
        <chart:legend chart:legend-position="end" svg:x="13.525cm" svg:y="3.952cm" style:legend-expansion="high" chart:style-name="ch3"/>
        <chart:plot-area chart:style-name="ch4" table:cell-range-address="'sp3 CH2'.F5:'sp3 CH2'.F5 'sp3 CH2'.L5:'sp3 CH2'.L5 'sp3 CH2'.R5:'sp3 CH2'.R5 'sp3 CH2'.X5:'sp3 CH2'.X5 'sp3 CH2'.AD5:'sp3 CH2'.AD5 'sp3 CH2'.B1:'sp3 CH2'.B1 'sp3 CH2'.I9:'sp3 CH2'.I9 'sp3 CH2'.O9:'sp3 CH2'.O9 'sp3 CH2'.U9:'sp3 CH2'.U9 'sp3 CH2'.AA9:'sp3 CH2'.AA9 'sp3 CH2'.AG9:'sp3 CH2'.AG9 'sp3 CH2'.AM9:'sp3 CH2'.AM9 'sp3 CH2'.AS9:'sp3 CH2'.AS9 'sp3 CH2'.D1:'sp3 CH2'.D1 'sp3 CH2'.I18:'sp3 CH2'.I18 'sp3 CH2'.O18:'sp3 CH2'.O18 'sp3 CH2'.U18:'sp3 CH2'.U18 'sp3 CH2'.AA18:'sp3 CH2'.AA18 'sp3 CH2'.AG18:'sp3 CH2'.AG18 'sp3 CH2'.AM18:'sp3 CH2'.AM18 'sp3 CH2'.AS18:'sp3 CH2'.AS18" chart:data-source-has-labels="both" svg:x="1.331cm" svg:y="1.275cm" svg:width="11.874cm" svg:height="7.545cm">
          <chartooo:coordinate-region svg:x="1.952cm" svg:y="1.275cm" svg:width="11.253cm" svg:height="4.943cm"/>
          <chart:axis chart:dimension="x" chart:name="primary-x" chart:style-name="ch5" chartooo:axis-type="auto">
            <chartooo:date-scale/>
            <chart:categories table:cell-range-address="'sp3 CH2'.F5:'sp3 CH2'.F5 'sp3 CH2'.L5:'sp3 CH2'.L5 'sp3 CH2'.R5:'sp3 CH2'.R5 'sp3 CH2'.X5:'sp3 CH2'.X5 'sp3 CH2'.AD5:'sp3 CH2'.AD5"/>
          </chart:axis>
          <chart:axis chart:dimension="y" chart:name="primary-y" chart:style-name="ch6">
            <chart:title svg:x="0.451cm" svg:y="5.303cm" chart:style-name="ch7">
              <text:p>eV</text:p>
            </chart:title>
            <chart:grid chart:style-name="ch8" chart:class="major"/>
          </chart:axis>
          <chart:series chart:style-name="ch9" chart:values-cell-range-address="'sp3 CH2'.I9:'sp3 CH2'.I9 'sp3 CH2'.O9:'sp3 CH2'.O9 'sp3 CH2'.U9:'sp3 CH2'.U9 'sp3 CH2'.AA9:'sp3 CH2'.AA9 'sp3 CH2'.AG9:'sp3 CH2'.AG9 'sp3 CH2'.AM9:'sp3 CH2'.AM9 'sp3 CH2'.AS9:'sp3 CH2'.AS9" chart:label-cell-address="'sp3 CH2'.B1:'sp3 CH2'.B1" chart:class="chart:bar">
            <chart:data-point chart:repeated="7"/>
          </chart:series>
          <chart:series chart:style-name="ch10" chart:values-cell-range-address="'sp3 CH2'.I18:'sp3 CH2'.I18 'sp3 CH2'.O18:'sp3 CH2'.O18 'sp3 CH2'.U18:'sp3 CH2'.U18 'sp3 CH2'.AA18:'sp3 CH2'.AA18 'sp3 CH2'.AG18:'sp3 CH2'.AG18 'sp3 CH2'.AM18:'sp3 CH2'.AM18 'sp3 CH2'.AS18:'sp3 CH2'.AS18" chart:label-cell-address="'sp3 CH2'.D1:'sp3 CH2'.D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ane</text:p>
                <draw:g>
                  <svg:desc>'sp3 CH2'.F5:'sp3 CH2'.F5 'sp3 CH2'.L5:'sp3 CH2'.L5 'sp3 CH2'.R5:'sp3 CH2'.R5 'sp3 CH2'.X5:'sp3 CH2'.X5 'sp3 CH2'.AD5:'sp3 CH2'.AD5</svg:desc>
                </draw:g>
              </table:table-cell>
              <table:table-cell office:value-type="string">
                <text:p>Fluoroacetic Acid</text:p>
              </table:table-cell>
              <table:table-cell office:value-type="string">
                <text:p>Propane</text:p>
              </table:table-cell>
              <table:table-cell office:value-type="string">
                <text:p>Ethanol</text:p>
              </table:table-cell>
              <table:table-cell office:value-type="string">
                <text:p>Ethylamine</text:p>
              </table:table-cell>
            </table:table-row>
          </table:table-header-rows>
          <table:table-rows>
            <table:table-row>
              <table:table-cell office:value-type="string">
                <text:p>All-electron</text:p>
                <draw:g>
                  <svg:desc>'sp3 CH2'.B1:'sp3 CH2'.B1</svg:desc>
                </draw:g>
              </table:table-cell>
              <table:table-cell office:value-type="float" office:value="11.3067432741439">
                <text:p>11.3067432741439</text:p>
                <draw:g>
                  <svg:desc>'sp3 CH2'.I9:'sp3 CH2'.I9 'sp3 CH2'.O9:'sp3 CH2'.O9 'sp3 CH2'.U9:'sp3 CH2'.U9 'sp3 CH2'.AA9:'sp3 CH2'.AA9 'sp3 CH2'.AG9:'sp3 CH2'.AG9 'sp3 CH2'.AM9:'sp3 CH2'.AM9 'sp3 CH2'.AS9:'sp3 CH2'.AS9</svg:desc>
                </draw:g>
              </table:table-cell>
              <table:table-cell office:value-type="float" office:value="4.9432176782943">
                <text:p>4.9432176782943</text:p>
              </table:table-cell>
              <table:table-cell office:value-type="float" office:value="12.1698533993647">
                <text:p>12.1698533993647</text:p>
              </table:table-cell>
              <table:table-cell office:value-type="float" office:value="6.95032755680259">
                <text:p>6.95032755680259</text:p>
              </table:table-cell>
              <table:table-cell office:value-type="float" office:value="6.24418372343071">
                <text:p>6.24418372343071</text:p>
              </table:table-cell>
              <table:table-cell office:value-type="float" office:value="3.13398023396569">
                <text:p>3.13398023396569</text:p>
              </table:table-cell>
              <table:table-cell office:value-type="float" office:value="3.18393909234796">
                <text:p>3.18393909234796</text:p>
              </table:table-cell>
            </table:table-row>
            <table:table-row>
              <table:table-cell office:value-type="string">
                <text:p>Pseudo</text:p>
                <draw:g>
                  <svg:desc>'sp3 CH2'.D1:'sp3 CH2'.D1</svg:desc>
                </draw:g>
              </table:table-cell>
              <table:table-cell office:value-type="float" office:value="8.74991126451058">
                <text:p>8.74991126451058</text:p>
                <draw:g>
                  <svg:desc>'sp3 CH2'.I18:'sp3 CH2'.I18 'sp3 CH2'.O18:'sp3 CH2'.O18 'sp3 CH2'.U18:'sp3 CH2'.U18 'sp3 CH2'.AA18:'sp3 CH2'.AA18 'sp3 CH2'.AG18:'sp3 CH2'.AG18 'sp3 CH2'.AM18:'sp3 CH2'.AM18 'sp3 CH2'.AS18:'sp3 CH2'.AS18</svg:desc>
                </draw:g>
              </table:table-cell>
              <table:table-cell office:value-type="float" office:value="5.08843047520167">
                <text:p>5.08843047520167</text:p>
              </table:table-cell>
              <table:table-cell office:value-type="float" office:value="8.97893483451643">
                <text:p>8.97893483451643</text:p>
              </table:table-cell>
              <table:table-cell office:value-type="float" office:value="6.29488448932663">
                <text:p>6.29488448932663</text:p>
              </table:table-cell>
              <table:table-cell office:value-type="float" office:value="5.8026708954834">
                <text:p>5.8026708954834</text:p>
              </table:table-cell>
              <table:table-cell office:value-type="float" office:value="3.42355384477495">
                <text:p>3.42355384477495</text:p>
              </table:table-cell>
              <table:table-cell office:value-type="float" office:value="4.71941653080717">
                <text:p>4.719416530807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